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65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01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13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117cm"/>
    </style:style>
    <style:style style:name="co13" style:family="table-column">
      <style:table-column-properties fo:break-before="auto" style:column-width="2.415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2.411cm"/>
    </style:style>
    <style:style style:name="co16" style:family="table-column">
      <style:table-column-properties fo:break-before="auto" style:column-width="2.009cm"/>
    </style:style>
    <style:style style:name="co17" style:family="table-column">
      <style:table-column-properties fo:break-before="auto" style:column-width="1.946cm"/>
    </style:style>
    <style:style style:name="co18" style:family="table-column">
      <style:table-column-properties fo:break-before="auto" style:column-width="2.099cm"/>
    </style:style>
    <style:style style:name="co19" style:family="table-column">
      <style:table-column-properties fo:break-before="auto" style:column-width="5.914cm"/>
    </style:style>
    <style:style style:name="co20" style:family="table-column">
      <style:table-column-properties fo:break-before="auto" style:column-width="1.18cm"/>
    </style:style>
    <style:style style:name="co21" style:family="table-column">
      <style:table-column-properties fo:break-before="auto" style:column-width="2.334cm"/>
    </style:style>
    <style:style style:name="co22" style:family="table-column">
      <style:table-column-properties fo:break-before="auto" style:column-width="1.879cm"/>
    </style:style>
    <style:style style:name="co23" style:family="table-column">
      <style:table-column-properties fo:break-before="auto" style:column-width="6.782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2.053cm"/>
    </style:style>
    <style:style style:name="co26" style:family="table-column">
      <style:table-column-properties fo:break-before="auto" style:column-width="4.798cm"/>
    </style:style>
    <style:style style:name="co27" style:family="table-column">
      <style:table-column-properties fo:break-before="auto" style:column-width="1.947cm"/>
    </style:style>
    <style:style style:name="co28" style:family="table-column">
      <style:table-column-properties fo:break-before="auto" style:column-width="2.551cm"/>
    </style:style>
    <style:style style:name="co29" style:family="table-column">
      <style:table-column-properties fo:break-before="auto" style:column-width="2.021cm"/>
    </style:style>
    <style:style style:name="co30" style:family="table-column">
      <style:table-column-properties fo:break-before="auto" style:column-width="2.157cm"/>
    </style:style>
    <style:style style:name="co31" style:family="table-column">
      <style:table-column-properties fo:break-before="auto" style:column-width="1.66cm"/>
    </style:style>
    <style:style style:name="co32" style:family="table-column">
      <style:table-column-properties fo:break-before="auto" style:column-width="6.135cm"/>
    </style:style>
    <style:style style:name="co33" style:family="table-column">
      <style:table-column-properties fo:break-before="auto" style:column-width="1.986cm"/>
    </style:style>
    <style:style style:name="co34" style:family="table-column">
      <style:table-column-properties fo:break-before="auto" style:column-width="4.382cm"/>
    </style:style>
    <style:style style:name="co35" style:family="table-column">
      <style:table-column-properties fo:break-before="auto" style:column-width="1.734cm"/>
    </style:style>
    <style:style style:name="co36" style:family="table-column">
      <style:table-column-properties fo:break-before="auto" style:column-width="2.261cm"/>
    </style:style>
    <style:style style:name="co37" style:family="table-column">
      <style:table-column-properties fo:break-before="auto" style:column-width="2.087cm"/>
    </style:style>
    <style:style style:name="co38" style:family="table-column">
      <style:table-column-properties fo:break-before="auto" style:column-width="4.022cm"/>
    </style:style>
    <style:style style:name="co39" style:family="table-column">
      <style:table-column-properties fo:break-before="auto" style:column-width="1.088cm"/>
    </style:style>
    <style:style style:name="co40" style:family="table-column">
      <style:table-column-properties fo:break-before="auto" style:column-width="2.073cm"/>
    </style:style>
    <style:style style:name="co41" style:family="table-column">
      <style:table-column-properties fo:break-before="auto" style:column-width="2.011cm"/>
    </style:style>
    <style:style style:name="co42" style:family="table-column">
      <style:table-column-properties fo:break-before="auto" style:column-width="2.408cm"/>
    </style:style>
    <style:style style:name="co43" style:family="table-column">
      <style:table-column-properties fo:break-before="auto" style:column-width="0.857cm"/>
    </style:style>
    <style:style style:name="co44" style:family="table-column">
      <style:table-column-properties fo:break-before="auto" style:column-width="1.623cm"/>
    </style:style>
    <style:style style:name="co45" style:family="table-column">
      <style:table-column-properties fo:break-before="auto" style:column-width="1.79cm"/>
    </style:style>
    <style:style style:name="co46" style:family="table-column">
      <style:table-column-properties fo:break-before="auto" style:column-width="2.325cm"/>
    </style:style>
    <style:style style:name="co47" style:family="table-column">
      <style:table-column-properties fo:break-before="auto" style:column-width="2.094cm"/>
    </style:style>
    <style:style style:name="co48" style:family="table-column">
      <style:table-column-properties fo:break-before="auto" style:column-width="3.224cm"/>
    </style:style>
    <style:style style:name="co49" style:family="table-column">
      <style:table-column-properties fo:break-before="auto" style:column-width="1.707cm"/>
    </style:style>
    <style:style style:name="co50" style:family="table-column">
      <style:table-column-properties fo:break-before="auto" style:column-width="1.843cm"/>
    </style:style>
    <style:style style:name="co51" style:family="table-column">
      <style:table-column-properties fo:break-before="auto" style:column-width="2.304cm"/>
    </style:style>
    <style:style style:name="co52" style:family="table-column">
      <style:table-column-properties fo:break-before="auto" style:column-width="0.208cm"/>
    </style:style>
    <style:style style:name="co53" style:family="table-column">
      <style:table-column-properties fo:break-before="auto" style:column-width="1.455cm"/>
    </style:style>
    <style:style style:name="co54" style:family="table-column">
      <style:table-column-properties fo:break-before="auto" style:column-width="2.147cm"/>
    </style:style>
    <style:style style:name="co55" style:family="table-column">
      <style:table-column-properties fo:break-before="auto" style:column-width="2.21cm"/>
    </style:style>
    <style:style style:name="co56" style:family="table-column">
      <style:table-column-properties fo:break-before="auto" style:column-width="2cm"/>
    </style:style>
    <style:style style:name="co57" style:family="table-column">
      <style:table-column-properties fo:break-before="auto" style:column-width="1.958cm"/>
    </style:style>
    <style:style style:name="co58" style:family="table-column">
      <style:table-column-properties fo:break-before="auto" style:column-width="2.286cm"/>
    </style:style>
    <style:style style:name="co59" style:family="table-column">
      <style:table-column-properties fo:break-before="auto" style:column-width="1.141cm"/>
    </style:style>
    <style:style style:name="co60" style:family="table-column">
      <style:table-column-properties fo:break-before="auto" style:column-width="1.833cm"/>
    </style:style>
    <style:style style:name="co61" style:family="table-column">
      <style:table-column-properties fo:break-before="auto" style:column-width="2.942cm"/>
    </style:style>
    <style:style style:name="co62" style:family="table-column">
      <style:table-column-properties fo:break-before="auto" style:column-width="2.524cm"/>
    </style:style>
    <style:style style:name="co63" style:family="table-column">
      <style:table-column-properties fo:break-before="auto" style:column-width="0.314cm"/>
    </style:style>
    <style:style style:name="co64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a6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5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5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26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6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2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3"/>
    <style:style style:name="ce264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27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71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3">
      <style:text-properties fo:font-weight="bold" style:font-weight-asian="bold" style:font-weight-complex="bold"/>
    </style:style>
    <style:style style:name="ce27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5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36"/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 style:data-style-name="N4"/>
    <style:style style:name="ce281" style:family="table-cell" style:parent-style-name="Default">
      <style:text-properties fo:font-weight="bold" style:font-weight-asian="bold" style:font-weight-complex="bold"/>
    </style:style>
    <style:style style:name="ce28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86" style:family="table-cell" style:parent-style-name="Default" style:data-style-name="N0"/>
    <style:style style:name="ce342" style:family="table-cell" style:parent-style-name="Default" style:data-style-name="N104"/>
    <style:style style:name="ce287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fo:border-bottom="none" fo:border-left="0.06pt solid #000000" fo:border-right="none" fo:border-top="0.06pt solid #000000"/>
    </style:style>
    <style:style style:name="ce299" style:family="table-cell" style:parent-style-name="Default">
      <style:table-cell-properties fo:border-bottom="none" fo:border-left="0.06pt solid #000000" fo:border-right="none" fo:border-top="none"/>
    </style:style>
    <style:style style:name="ce3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0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302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03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304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5" style:family="table-cell" style:parent-style-name="Default"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307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311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317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18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319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320" style:family="table-cell" style:parent-style-name="Default" style:data-style-name="N148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1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322" style:family="table-cell" style:parent-style-name="Default" style:data-style-name="N104">
      <style:table-cell-properties fo:background-color="#f7d1d5"/>
    </style:style>
    <style:style style:name="ce323" style:family="table-cell" style:parent-style-name="Default" style:data-style-name="N104">
      <style:table-cell-properties fo:background-color="transparent"/>
    </style:style>
    <style:style style:name="ce324" style:family="table-cell" style:parent-style-name="Default" style:data-style-name="N104">
      <style:table-cell-properties fo:background-color="transparent"/>
      <style:text-properties fo:color="#c9211e"/>
    </style:style>
    <style:style style:name="ce325" style:family="table-cell" style:parent-style-name="Default" style:data-style-name="N148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6" style:family="table-cell" style:parent-style-name="Default" style:data-style-name="N104">
      <style:text-properties fo:font-size="10pt" style:font-size-asian="10pt" style:font-size-complex="10pt"/>
    </style:style>
    <style:style style:name="ce327" style:family="table-cell" style:parent-style-name="Default" style:data-style-name="N10151"/>
    <style:style style:name="ce328" style:family="table-cell" style:parent-style-name="Default" style:data-style-name="N4">
      <style:text-properties fo:font-size="6pt" style:font-size-asian="6pt" style:font-size-complex="6pt"/>
    </style:style>
    <style:style style:name="ce329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330" style:family="table-cell" style:parent-style-name="Default" style:data-style-name="N11"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332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5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 style:data-style-name="N15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7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8" style:family="table-cell" style:parent-style-name="Default">
      <style:table-cell-properties fo:border="none"/>
      <style:text-properties fo:font-size="10pt" style:font-size-asian="10pt" style:font-size-complex="10pt"/>
    </style:style>
    <style:style style:name="ce339" style:family="table-cell" style:parent-style-name="Default" style:data-style-name="N10154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40" style:family="table-cell" style:parent-style-name="Default" style:data-style-name="N151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41" style:family="table-cell" style:parent-style-name="Default" style:data-style-name="N151">
      <style:text-properties fo:font-size="10pt" style:font-size-asian="10pt" style:font-size-complex="10pt"/>
    </style:style>
    <style:style style:name="ce343" style:family="table-cell" style:parent-style-name="Default" style:data-style-name="N155"/>
    <style:style style:name="ce344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45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3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8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49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350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351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352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353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54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5" style:family="table-cell" style:parent-style-name="Default" style:data-style-name="N148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56" style:family="table-cell" style:parent-style-name="Default" style:data-style-name="N148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57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8" style:family="table-cell" style:parent-style-name="Default" style:data-style-name="N104">
      <style:table-cell-properties fo:background-color="transparent"/>
      <style:text-properties fo:color="#158466"/>
    </style:style>
    <style:style style:name="ce359" style:family="table-cell" style:parent-style-name="Default" style:data-style-name="N10104"/>
    <style:style style:name="ce36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1" style:family="table-cell" style:parent-style-name="Default" style:data-style-name="N36">
      <style:table-cell-properties style:rotation-align="none"/>
    </style:style>
    <style:style style:name="ce3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4" style:family="table-cell" style:parent-style-name="Default">
      <style:table-cell-properties fo:background-color="transparent"/>
    </style:style>
    <style:style style:name="ce365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6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67" style:family="table-cell" style:parent-style-name="Default" style:data-style-name="N4">
      <style:text-properties fo:font-weight="bold" style:font-weight-asian="bold" style:font-weight-complex="bold"/>
    </style:style>
    <style:style style:name="ce376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8" style:family="table-cell" style:parent-style-name="Default" style:data-style-name="N104">
      <style:text-properties fo:font-weight="bold" style:font-weight-asian="bold" style:font-weight-complex="bold"/>
    </style:style>
    <style:style style:name="ce370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112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 style:data-style-name="N104">
      <style:table-cell-properties fo:background-color="#81d41a"/>
    </style:style>
    <style:style style:name="ce374" style:family="table-cell" style:parent-style-name="Default" style:data-style-name="N104">
      <style:table-cell-properties fo:background-color="#d4ea6b"/>
    </style:style>
    <style:style style:name="ce117" style:family="table-cell" style:parent-style-name="Default" style:data-style-name="N104">
      <style:table-cell-properties fo:background-color="#ffff00"/>
    </style:style>
    <style:style style:name="ce369" style:family="table-cell" style:parent-style-name="Default" style:data-style-name="N4">
      <style:table-cell-properties fo:background-color="transparent"/>
    </style:style>
    <style:style style:name="ce388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390" style:family="table-cell" style:parent-style-name="Default" style:data-style-name="N10158"/>
    <style:style style:name="ce36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24" style:family="table-cell" style:parent-style-name="Excel_20_Built-in_20_Normal" style:data-style-name="N1015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Excel_20_Built-in_20_Normal" style:data-style-name="N10151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2" style:family="table-cell" style:parent-style-name="Default" style:data-style-name="N10154"/>
    <style:style style:name="ce12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94" style:family="table-cell" style:parent-style-name="Default" style:data-style-name="N11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9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95" style:family="table-cell" style:parent-style-name="Default">
      <style:table-cell-properties fo:border-bottom="none" fo:border-left="none" fo:border-right="0.06pt solid #000000" fo:border-top="none"/>
    </style:style>
    <style:style style:name="ce421" style:family="table-cell" style:parent-style-name="Default" style:data-style-name="N10151">
      <style:table-cell-properties fo:background-color="#ffff00"/>
      <style:text-properties fo:font-weight="bold" style:font-weight-asian="bold" style:font-weight-complex="bold"/>
    </style:style>
    <style:style style:name="ce133" style:family="table-cell" style:parent-style-name="Default" style:data-style-name="N10151">
      <style:table-cell-properties fo:border-bottom="none" fo:background-color="#81d41a" fo:border-left="none" fo:border-right="0.06pt solid #000000" fo:border-top="none"/>
      <style:text-properties fo:font-weight="bold" style:font-weight-asian="bold" style:font-weight-complex="bold"/>
    </style:style>
    <style:style style:name="ce417" style:family="table-cell" style:parent-style-name="Default" style:data-style-name="N10151">
      <style:table-cell-properties fo:border-bottom="none" fo:border-left="none" fo:border-right="0.06pt solid #000000" fo:border-top="none"/>
    </style:style>
    <style:style style:name="ce39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36" style:family="table-cell" style:parent-style-name="Default" style:data-style-name="N10151">
      <style:table-cell-properties fo:background-color="#81d41a"/>
      <style:text-properties fo:font-weight="bold" style:font-weight-asian="bold" style:font-weight-complex="bold"/>
    </style:style>
    <style:style style:name="ce418" style:family="table-cell" style:parent-style-name="Default" style:data-style-name="N10154">
      <style:table-cell-properties fo:border-bottom="none" fo:border-left="none" fo:border-right="0.06pt solid #000000" fo:border-top="none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0151">
      <style:table-cell-properties fo:background-color="transparent"/>
      <style:text-properties fo:font-weight="bold" style:font-weight-asian="bold" style:font-weight-complex="bold"/>
    </style:style>
    <style:style style:name="ce419" style:family="table-cell" style:parent-style-name="Default" style:data-style-name="N10154">
      <style:text-properties fo:font-weight="bold" style:font-weight-asian="bold" style:font-weight-complex="bold"/>
    </style:style>
    <style:style style:name="ce4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42" style:family="table-cell" style:parent-style-name="Default" style:data-style-name="N10151">
      <style:table-cell-properties fo:border-bottom="none" fo:background-color="#b4c7dc" fo:border-left="none" fo:border-right="0.06pt solid #000000" fo:border-top="none"/>
      <style:text-properties fo:font-weight="bold" style:font-weight-asian="bold" style:font-weight-complex="bold"/>
    </style:style>
    <style:style style:name="ce143" style:family="table-cell" style:parent-style-name="Default" style:data-style-name="N10151">
      <style:table-cell-properties fo:background-color="#b4c7dc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4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425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26" style:family="table-cell" style:parent-style-name="Default" style:data-style-name="N11"/>
    <style:style style:name="ce427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428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429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0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431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2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255"/>
        <table:table-column table:style-name="co2" table:number-columns-repeated="2" table:default-cell-style-name="ce259"/>
        <table:table-column table:style-name="co3" table:default-cell-style-name="ce262"/>
        <table:table-column table:style-name="co4" table:default-cell-style-name="ce262"/>
        <table:table-column table:style-name="co5" table:default-cell-style-name="ce262"/>
        <table:table-column table:style-name="co6" table:default-cell-style-name="ce262"/>
        <table:table-column table:style-name="co7" table:default-cell-style-name="ce265"/>
        <table:table-column table:style-name="co8" table:default-cell-style-name="ce260"/>
        <table:table-column table:style-name="co2" table:default-cell-style-name="ce260"/>
        <table:table-column table:style-name="co9" table:default-cell-style-name="ce260"/>
        <table:table-column table:style-name="co10" table:default-cell-style-name="ce260"/>
        <table:table-row table:style-name="ro1">
          <table:table-cell/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table:style-name="ce257" office:value-type="string" calcext:value-type="string">
            <text:p>Açıklama</text:p>
          </table:table-cell>
          <table:table-cell table:style-name="ce257" office:value-type="string" calcext:value-type="string">
            <text:p>Başl.</text:p>
          </table:table-cell>
          <table:table-cell table:style-name="ce257" office:value-type="string" calcext:value-type="string">
            <text:p>bitiş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Masraf</text:p>
          </table:table-cell>
          <table:table-cell table:style-name="ce261" office:value-type="string" calcext:value-type="string">
            <text:p>Net Kira</text:p>
          </table:table-cell>
          <table:table-cell table:style-name="ce258" table:number-columns-repeated="2"/>
          <table:table-cell/>
          <table:table-cell table:style-name="ce273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60" table:number-columns-repeated="5"/>
          <table:table-cell table:style-name="ce26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1-11-20" calcext:value-type="date">
            <text:p>20.11.21</text:p>
          </table:table-cell>
          <table:table-cell office:value-type="date" office:date-value="2022-11-19" calcext:value-type="date">
            <text:p>19.11.22</text:p>
          </table:table-cell>
          <table:table-cell table:formula="of:=[$'SnyA105-22'.C5]" office:value-type="float" office:value="42000" calcext:value-type="float">
            <text:p>42.000</text:p>
          </table:table-cell>
          <table:table-cell table:formula="of:=[$'SnyA105-22'.C6]" office:value-type="float" office:value="40000" calcext:value-type="float">
            <text:p>40.000</text:p>
          </table:table-cell>
          <table:table-cell table:formula="of:=[.D6]-[.E6]" office:value-type="float" office:value="2000" calcext:value-type="float">
            <text:p>2.00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40000" calcext:value-type="float">
            <text:p>40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table:number-columns-repeated="2"/>
          <table:table-cell table:formula="of:=[$'SnyB202-22'.C9]" office:value-type="float" office:value="84000" calcext:value-type="float">
            <text:p>84.000</text:p>
          </table:table-cell>
          <table:table-cell table:formula="of:=[$'SnyB202-22'.C10]" office:value-type="float" office:value="84000" calcext:value-type="float">
            <text:p>84.00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yB202-22'.C12]" office:value-type="float" office:value="8000" calcext:value-type="float">
            <text:p>8.000</text:p>
          </table:table-cell>
          <table:table-cell table:formula="of:=[.E7]-[.G7]" office:value-type="float" office:value="76000" calcext:value-type="float">
            <text:p>76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1-11-30" calcext:value-type="date">
            <text:p>30.11.21</text:p>
          </table:table-cell>
          <table:table-cell office:value-type="date" office:date-value="2022-11-29" calcext:value-type="date">
            <text:p>29.11.22</text:p>
          </table:table-cell>
          <table:table-cell table:formula="of:=[$'SnyC301-22'.C5]" office:value-type="float" office:value="82000" calcext:value-type="float">
            <text:p>82.000</text:p>
          </table:table-cell>
          <table:table-cell table:formula="of:=[$'SnyC301-22'.C6]" office:value-type="float" office:value="82000" calcext:value-type="float">
            <text:p>82.000</text:p>
          </table:table-cell>
          <table:table-cell table:formula="of:=[.D8]-[.E8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82000" calcext:value-type="float">
            <text:p>82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46200" calcext:value-type="float">
            <text:p>46.200</text:p>
          </table:table-cell>
          <table:table-cell table:formula="of:=[$'SnyE502-22'.D6]" office:value-type="float" office:value="45141.52" calcext:value-type="float">
            <text:p>45.142</text:p>
          </table:table-cell>
          <table:table-cell table:formula="of:=[.D9]-[.E9]" office:value-type="float" office:value="1058.48" calcext:value-type="float">
            <text:p>1.058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45141.52" calcext:value-type="float">
            <text:p>45.1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C5]" office:value-type="float" office:value="48375" calcext:value-type="float">
            <text:p>48.375</text:p>
          </table:table-cell>
          <table:table-cell table:formula="of:=[$'SnyF601-22'.C6]" office:value-type="float" office:value="36020.95" calcext:value-type="float">
            <text:p>36.021</text:p>
          </table:table-cell>
          <table:table-cell table:formula="of:=[.D10]-[.E10]" office:value-type="float" office:value="12354.05" calcext:value-type="float">
            <text:p>12.354</text:p>
          </table:table-cell>
          <table:table-cell table:formula="of:=[$'SnyF601-22'.C8]" office:value-type="float" office:value="1.33226762955019E-015" calcext:value-type="float">
            <text:p>0</text:p>
          </table:table-cell>
          <table:table-cell table:formula="of:=[.E10]-[.G10]" office:value-type="float" office:value="36020.95" calcext:value-type="float">
            <text:p>36.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9200" calcext:value-type="float">
            <text:p>49.200</text:p>
          </table:table-cell>
          <table:table-cell table:formula="of:=[$'SnyG702-22'.C6]" office:value-type="float" office:value="43600" calcext:value-type="float">
            <text:p>43.600</text:p>
          </table:table-cell>
          <table:table-cell table:formula="of:=[.D11]-[.E11]" office:value-type="float" office:value="5600" calcext:value-type="float">
            <text:p>5.600</text:p>
          </table:table-cell>
          <table:table-cell table:formula="of:=[$'SnyG702-22'.C8]" office:value-type="float" office:value="4500" calcext:value-type="float">
            <text:p>4.500</text:p>
          </table:table-cell>
          <table:table-cell table:formula="of:=[.E11]-[.G11]" office:value-type="float" office:value="39100" calcext:value-type="float">
            <text:p>39.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-18 dursun durmuş hesap kapama</text:p>
          </table:table-cell>
          <table:table-cell table:number-columns-repeated="2"/>
          <table:table-cell table:formula="of:=[$'SnyG701-18'.D8]" office:value-type="float" office:value="26843.605063" calcext:value-type="float">
            <text:p>26.844</text:p>
          </table:table-cell>
          <table:table-cell table:formula="of:=[$'SnyG701-18'.D9]" office:value-type="float" office:value="26843.605063" calcext:value-type="float">
            <text:p>26.844</text:p>
          </table:table-cell>
          <table:table-cell table:number-columns-repeated="2"/>
          <table:table-cell table:formula="of:=[.E12]-[.G12]" office:value-type="float" office:value="26843.605063" calcext:value-type="float">
            <text:p>26.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2543.67" calcext:value-type="float">
            <text:p>2.544</text:p>
          </table:table-cell>
          <table:table-cell table:formula="of:=[.E13]-[.G13]" office:value-type="float" office:value="-2543.67" calcext:value-type="float">
            <text:p>-2.544</text:p>
          </table:table-cell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/>
          <table:table-cell/>
          <table:table-cell table:style-name="ce265"/>
          <table:table-cell table:number-columns-repeated="5"/>
          <table:table-cell table:style-name="ce274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255" table:number-columns-repeated="2"/>
          <table:table-cell table:style-name="ce264" table:formula="of:=SUM([.D4:.D14])" office:value-type="float" office:value="378618.605063" calcext:value-type="float">
            <text:p>378.619</text:p>
          </table:table-cell>
          <table:table-cell table:style-name="ce264" table:formula="of:=SUM([.E4:.E14])" office:value-type="float" office:value="357606.075063" calcext:value-type="float">
            <text:p>357.606</text:p>
          </table:table-cell>
          <table:table-cell table:style-name="ce266" table:formula="of:=SUM([.F4:.F14])" office:value-type="float" office:value="21012.53" calcext:value-type="float">
            <text:p>21.013</text:p>
          </table:table-cell>
          <table:table-cell table:style-name="ce264" table:formula="of:=SUM([.G4:.G14])" office:value-type="float" office:value="15043.67" calcext:value-type="float">
            <text:p>15.044</text:p>
          </table:table-cell>
          <table:table-cell table:style-name="ce264" table:formula="of:=SUM([.H4:.H14])" office:value-type="float" office:value="342562.405063" calcext:value-type="float">
            <text:p>342.562</text:p>
          </table:table-cell>
          <table:table-cell table:number-columns-repeated="4"/>
        </table:table-row>
        <table:table-row table:style-name="ro1">
          <table:table-cell/>
          <table:table-cell table:style-name="ce255" table:number-columns-repeated="2"/>
          <table:table-cell table:style-name="ce264" table:number-columns-repeated="2"/>
          <table:table-cell table:style-name="ce266"/>
          <table:table-cell table:style-name="ce264"/>
          <table:table-cell table:style-name="ce271"/>
          <table:table-cell table:number-columns-repeated="4"/>
        </table:table-row>
        <table:table-row table:style-name="ro1">
          <table:table-cell table:style-name="ce258" table:number-columns-repeated="3"/>
          <table:table-cell table:number-columns-repeated="2"/>
          <table:table-cell table:style-name="ce263"/>
          <table:table-cell table:style-name="ce267" office:value-type="string" calcext:value-type="string">
            <text:p>Sanayi 2022 Toplam Kira Geliri</text:p>
          </table:table-cell>
          <table:table-cell table:style-name="ce272" table:formula="of:=[.H15]" office:value-type="float" office:value="342562.405063" calcext:value-type="float">
            <text:p>342.562</text:p>
          </table:table-cell>
          <table:table-cell table:number-columns-repeated="4"/>
        </table:table-row>
        <table:table-row table:style-name="ro1">
          <table:table-cell table:style-name="ce258" table:number-columns-repeated="3"/>
          <table:table-cell table:number-columns-repeated="3"/>
          <table:table-cell table:style-name="ce268"/>
          <table:table-cell table:style-name="ce264"/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 table:number-columns-repeated="2"/>
          <table:table-cell/>
          <table:table-cell table:style-name="ce269"/>
          <table:table-cell table:style-name="ce262"/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 table:number-columns-repeated="2"/>
          <table:table-cell/>
          <table:table-cell table:style-name="ce270"/>
          <table:table-cell table:style-name="ce262"/>
          <table:table-cell table:number-columns-repeated="4"/>
        </table:table-row>
        <table:table-row table:style-name="ro1">
          <table:table-cell table:style-name="ce258" table:number-columns-repeated="3"/>
          <table:table-cell table:style-name="Default" table:number-columns-repeated="2"/>
          <table:table-cell table:style-name="ce260" table:number-columns-repeated="3"/>
          <table:table-cell table:number-columns-repeated="4"/>
        </table:table-row>
      </table:table>
      <table:table table:name="SnyA105-22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280"/>
        <table:table-column table:style-name="co11" table:number-columns-repeated="3" table:default-cell-style-name="Default"/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SnyA105-22 </text:p>
          </table:table-cell>
          <table:table-cell table:style-name="ce278" office:value-type="string" calcext:value-type="string">
            <text:p>Boya kira </text:p>
          </table:table-cell>
          <table:table-cell table:style-name="ce260" table:number-columns-repeated="4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Kira Bedeli</text:p>
          </table:table-cell>
          <table:table-cell table:style-name="ce279" table:formula="of:=SUM([.C13:.C24])" office:value-type="float" office:value="42000" calcext:value-type="float">
            <text:p>42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Toplam Ödeme</text:p>
          </table:table-cell>
          <table:table-cell table:style-name="ce279" table:formula="of:=SUM([.D13:.D28])" office:value-type="float" office:value="40000" calcext:value-type="float">
            <text:p>40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Bakiye</text:p>
          </table:table-cell>
          <table:table-cell table:style-name="ce279" table:formula="of:=[.E28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<text:s/>Masraf</text:p>
          </table:table-cell>
          <table:table-cell table:style-name="ce279" table:formula="of:=[.D34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40000" calcext:value-type="float">
            <text:p>40.000,00</text:p>
          </table:table-cell>
          <table:table-cell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79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Yıkamacı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8" office:value-type="string" calcext:value-type="string">
            <text:p>Hüseyin Tüfekçi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 table:number-rows-repeated="2">
          <table:table-cell table:style-name="ce258" table:number-columns-repeated="2"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8" office:value-type="string" calcext:value-type="string">
            <text:p>20-11-2022 – 19-11-2023 Kira Bedeli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75" office:value-type="date" office:date-value="2021-11-20" calcext:value-type="date">
            <text:p>20.11.2021</text:p>
          </table:table-cell>
          <table:table-cell table:style-name="ce258" office:value-type="string" calcext:value-type="string">
            <text:p>Kira Bedeli</text:p>
          </table:table-cell>
          <table:table-cell table:style-name="ce280" office:value-type="float" office:value="42000" calcext:value-type="float">
            <text:p>42.000,00</text:p>
          </table:table-cell>
          <table:table-cell/>
          <table:table-cell table:style-name="ce282" table:formula="of:=[.E14]+[.C18]-[.D18]" office:value-type="float" office:value="42000" calcext:value-type="float">
            <text:p>42.000,00</text:p>
          </table:table-cell>
          <table:table-cell table:style-name="ce260" table:number-columns-repeated="2"/>
        </table:table-row>
        <table:table-row table:style-name="ro1">
          <table:table-cell table:style-name="ce275"/>
          <table:table-cell table:style-name="ce258"/>
          <table:table-cell table:style-name="ce280"/>
          <table:table-cell office:value-type="float" office:value="40000" calcext:value-type="float">
            <text:p>40.000,00</text:p>
          </table:table-cell>
          <table:table-cell table:style-name="ce282" table:formula="of:=[.E18]+[.C19]-[.D19]" office:value-type="float" office:value="2000" calcext:value-type="float">
            <text:p>2.000,00</text:p>
          </table:table-cell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21-22 kira bedeli 24000</text:p>
          </table:table-cell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 table:number-rows-repeated="2">
          <table:table-cell table:style-name="ce275"/>
          <table:table-cell table:style-name="ce258"/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>
          <table:table-cell table:style-name="ce258" table:number-columns-repeated="2"/>
          <table:table-cell table:style-name="ce280"/>
          <table:table-cell table:style-name="ce260"/>
          <table:table-cell table:style-name="ce283"/>
          <table:table-cell table:style-name="ce260" table:number-columns-repeated="2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ce260"/>
          <table:table-cell table:style-name="ce283"/>
          <table:table-cell table:style-name="ce260" table:number-columns-repeated="2"/>
        </table:table-row>
        <table:table-row table:style-name="ro1" table:number-rows-repeated="2">
          <table:table-cell table:style-name="ce275"/>
          <table:table-cell table:number-columns-repeated="3"/>
          <table:table-cell table:style-name="ce283"/>
          <table:table-cell table:style-name="ce260" table:number-columns-repeated="2"/>
        </table:table-row>
        <table:table-row table:style-name="ro1">
          <table:table-cell table:style-name="ce258"/>
          <table:table-cell table:number-columns-repeated="2"/>
          <table:table-cell table:style-name="Default"/>
          <table:table-cell table:style-name="ce283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4"/>
          <table:table-cell table:style-name="ce28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3"/>
          <table:table-cell table:style-name="ce282"/>
          <table:table-cell table:number-columns-repeated="2"/>
        </table:table-row>
        <table:table-row table:style-name="ro1" table:number-rows-repeated="3">
          <table:table-cell table:style-name="ce276"/>
          <table:table-cell table:style-name="ce258"/>
          <table:table-cell table:style-name="ce260" table:number-columns-repeated="2"/>
          <table:table-cell table:style-name="ce282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/>
          <table:table-cell table:style-name="ce279" table:formula="of:=SUM([.D35:.D51])" office:value-type="float" office:value="0" calcext:value-type="float">
            <text:p>0,00</text:p>
          </table:table-cell>
          <table:table-cell table:style-name="ce260"/>
          <table:table-cell table:number-columns-repeated="2"/>
        </table:table-row>
        <table:table-row table:style-name="ro1">
          <table:table-cell table:style-name="ce276"/>
          <table:table-cell table:style-name="ce255"/>
          <table:table-cell/>
          <table:table-cell table:style-name="Default"/>
          <table:table-cell/>
          <table:table-cell table:style-name="ce260"/>
          <table:table-cell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/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/>
          <table:table-cell table:style-name="ce285"/>
          <table:table-cell table:number-columns-repeated="2"/>
        </table:table-row>
        <table:table-row table:style-name="ro1" table:number-rows-repeated="2">
          <table:table-cell table:style-name="ce258"/>
          <table:table-cell table:style-name="ce260"/>
          <table:table-cell table:style-name="ce281"/>
          <table:table-cell table:style-name="ce260"/>
          <table:table-cell table:style-name="ce279"/>
          <table:table-cell table:number-columns-repeated="2"/>
        </table:table-row>
        <table:table-row table:style-name="ro1" table:number-rows-repeated="5">
          <table:table-cell table:style-name="ce258"/>
          <table:table-cell table:style-name="ce260" table:number-columns-repeated="3"/>
          <table:table-cell table:style-name="ce281"/>
          <table:table-cell table:style-name="ce270"/>
          <table:table-cell table:style-name="ce279"/>
        </table:table-row>
        <table:table-row table:style-name="ro1" table:number-rows-repeated="44">
          <table:table-cell table:style-name="ce258"/>
          <table:table-cell table:style-name="ce260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280"/>
        <table:table-column table:style-name="co11" table:number-columns-repeated="3" table:default-cell-style-name="Default"/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SnyB203-22 <text:s/></text:p>
          </table:table-cell>
          <table:table-cell table:style-name="ce278" office:value-type="string" calcext:value-type="string">
            <text:p>200 m2 Karo kira </text:p>
          </table:table-cell>
          <table:table-cell table:style-name="ce260" table:number-columns-repeated="4"/>
        </table:table-row>
        <table:table-row table:style-name="ro1" table:number-rows-repeated="2">
          <table:table-cell table:style-name="ce258"/>
          <table:table-cell/>
          <table:table-cell table:style-name="ce278"/>
          <table:table-cell table:style-name="ce260" table:number-columns-repeated="4"/>
        </table:table-row>
        <table:table-row table:style-name="ro1" table:number-rows-repeated="2">
          <table:table-cell table:style-name="ce258"/>
          <table:table-cell table:style-name="ce255"/>
          <table:table-cell table:style-name="ce278"/>
          <table:table-cell table:style-name="ce260" table:number-columns-repeated="4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<text:s/>Kira Bedeli</text:p>
          </table:table-cell>
          <table:table-cell table:style-name="ce279" table:formula="of:=SUM([.C17:.C28])" office:value-type="float" office:value="84000" calcext:value-type="float">
            <text:p>84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Toplam Ödeme</text:p>
          </table:table-cell>
          <table:table-cell table:style-name="ce279" table:formula="of:=SUM([.D17:.D27])" office:value-type="float" office:value="84000" calcext:value-type="float">
            <text:p>84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Bakiye</text:p>
          </table:table-cell>
          <table:table-cell table:style-name="ce279" table:formula="of:=[.E19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Masraf</text:p>
          </table:table-cell>
          <table:table-cell table:style-name="ce279" table:formula="of:=[.D40]" office:value-type="float" office:value="8000" calcext:value-type="float">
            <text:p>8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10]-[.C12]" office:value-type="float" office:value="76000" calcext:value-type="float">
            <text:p>76.000,00</text:p>
          </table:table-cell>
          <table:table-cell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79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0" table:number-columns-repeated="2"/>
        </table:table-row>
        <table:table-row table:style-name="ro1">
          <table:table-cell table:style-name="ce258"/>
          <table:table-cell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Salih Ant</text:p>
          </table:table-cell>
          <table:table-cell/>
          <table:table-cell table:style-name="Default"/>
          <table:table-cell table:style-name="ce283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5"/>
          <table:table-cell table:style-name="ce260"/>
          <table:table-cell/>
          <table:table-cell table:style-name="Default"/>
          <table:table-cell table:style-name="ce283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7-11-22 de anlaşma yapıldı</text:p>
          </table:table-cell>
          <table:table-cell table:style-name="ce260"/>
          <table:table-cell table:style-name="ce273"/>
          <table:table-cell table:style-name="ce283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 office:value-type="date" office:date-value="2022-11-07" calcext:value-type="date">
            <text:p>07.11.2022</text:p>
          </table:table-cell>
          <table:table-cell table:style-name="ce255" office:value-type="string" calcext:value-type="string">
            <text:p>1-1-23 <text:s/>- <text:s/>31-12-23 kira bedeli</text:p>
          </table:table-cell>
          <table:table-cell office:value-type="float" office:value="84000" calcext:value-type="float">
            <text:p>84000</text:p>
          </table:table-cell>
          <table:table-cell table:style-name="Default"/>
          <table:table-cell table:style-name="ce283" table:formula="of:=[.C21]-[.D21]+[.E20]" office:value-type="float" office:value="84000" calcext:value-type="float">
            <text:p>84.000,00</text:p>
          </table:table-cell>
          <table:table-cell table:number-columns-repeated="2"/>
        </table:table-row>
        <table:table-row table:style-name="ro1">
          <table:table-cell table:style-name="ce276" office:value-type="date" office:date-value="2022-11-30" calcext:value-type="date">
            <text:p>30.11.2022</text:p>
          </table:table-cell>
          <table:table-cell table:style-name="ce258" office:value-type="string" calcext:value-type="string">
            <text:p>ödeme nakit</text:p>
          </table:table-cell>
          <table:table-cell table:style-name="ce260"/>
          <table:table-cell table:style-name="ce274" office:value-type="float" office:value="84000" calcext:value-type="float">
            <text:p>84.000,00</text:p>
          </table:table-cell>
          <table:table-cell table:style-name="ce283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15">
          <table:table-cell table:style-name="ce276"/>
          <table:table-cell table:style-name="ce258"/>
          <table:table-cell table:style-name="ce260" table:number-columns-repeated="2"/>
          <table:table-cell table:style-name="ce283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/>
          <table:table-cell table:style-name="ce279" table:formula="of:=SUM([.D41:.D57])" office:value-type="float" office:value="8000" calcext:value-type="float">
            <text:p>8.000,00</text:p>
          </table:table-cell>
          <table:table-cell table:style-name="ce260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8" office:value-type="string" calcext:value-type="string">
            <text:p>asma tavan alçıpan</text:p>
          </table:table-cell>
          <table:table-cell table:style-name="ce260"/>
          <table:table-cell table:style-name="ce260" office:value-type="float" office:value="8000" calcext:value-type="float">
            <text:p>8.000,00</text:p>
          </table:table-cell>
          <table:table-cell table:style-name="ce260"/>
          <table:table-cell table:number-columns-repeated="2"/>
        </table:table-row>
        <table:table-row table:style-name="ro1">
          <table:table-cell/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/>
          <table:table-cell table:style-name="ce285"/>
          <table:table-cell table:number-columns-repeated="2"/>
        </table:table-row>
        <table:table-row table:style-name="ro1" table:number-rows-repeated="2">
          <table:table-cell table:style-name="ce258"/>
          <table:table-cell table:style-name="ce260"/>
          <table:table-cell table:style-name="ce281"/>
          <table:table-cell table:style-name="ce260"/>
          <table:table-cell table:style-name="ce279"/>
          <table:table-cell table:number-columns-repeated="2"/>
        </table:table-row>
        <table:table-row table:style-name="ro1" table:number-rows-repeated="5">
          <table:table-cell table:style-name="ce258"/>
          <table:table-cell table:style-name="ce260" table:number-columns-repeated="3"/>
          <table:table-cell table:style-name="ce281"/>
          <table:table-cell table:style-name="ce270"/>
          <table:table-cell table:style-name="ce279"/>
        </table:table-row>
        <table:table-row table:style-name="ro1" table:number-rows-repeated="44">
          <table:table-cell table:style-name="ce258"/>
          <table:table-cell table:style-name="ce260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2">
        <table:table-column table:style-name="co13" table:default-cell-style-name="ce258"/>
        <table:table-column table:style-name="co14" table:default-cell-style-name="ce260"/>
        <table:table-column table:style-name="co15" table:default-cell-style-name="ce260"/>
        <table:table-column table:style-name="co16" table:default-cell-style-name="ce260"/>
        <table:table-column table:style-name="co11" table:default-cell-style-name="ce260"/>
        <table:table-column table:style-name="co17" table:default-cell-style-name="ce260"/>
        <table:table-column table:style-name="co18" table:default-cell-style-name="ce260"/>
        <table:table-column table:style-name="co11" table:number-columns-repeated="52" table:default-cell-style-name="ce258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Kira Bedeli</text:p>
          </table:table-cell>
          <table:table-cell table:style-name="ce279" table:formula="of:=SUM([.C13:.C17])" office:value-type="float" office:value="82000" calcext:value-type="float">
            <text:p>82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Toplam Ödeme</text:p>
          </table:table-cell>
          <table:table-cell table:style-name="ce279" table:formula="of:=SUM([.D13:.D19])" office:value-type="float" office:value="82000" calcext:value-type="float">
            <text:p>82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59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Masraf</text:p>
          </table:table-cell>
          <table:table-cell table:style-name="ce279" table:formula="of:=[.D65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61" office:value-type="string" calcext:value-type="string">
            <text:p>2019-2020 Net Kira</text:p>
          </table:table-cell>
          <table:table-cell table:style-name="ce279" table:formula="of:=[.C6]-[.C8]" office:value-type="float" office:value="82000" calcext:value-type="float">
            <text:p>82.00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/>
          <table:table-cell table:style-name="ce279" table:number-columns-repeated="3"/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Hurdacı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Ali Demirel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9-11-2022 – 30-11-2023 Kira Bedeli</text:p>
          </table:table-cell>
          <table:table-cell office:value-type="float" office:value="82000" calcext:value-type="float">
            <text:p>82.000,00</text:p>
          </table:table-cell>
          <table:table-cell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 office:value-type="float" office:value="80000" calcext:value-type="float">
            <text:p>800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teminattan</text:p>
          </table:table-cell>
          <table:table-cell table:style-name="ce280"/>
          <table:table-cell table:style-name="Default" office:value-type="float" office:value="2000" calcext:value-type="float">
            <text:p>20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1-22 kira bedeli 43160 TL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table:number-columns-repeated="2"/>
          <table:table-cell table:style-name="ce280"/>
          <table:table-cell table:style-name="Default"/>
          <table:table-cell table:style-name="ce282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Ocak 2021- elektrik teminat için</text:p>
          </table:table-cell>
          <table:table-cell table:style-name="ce280"/>
          <table:table-cell table:style-name="Default" office:value-type="float" office:value="42.07" calcext:value-type="float">
            <text:p>42,07</text:p>
          </table:table-cell>
          <table:table-cell table:style-name="ce282" table:formula="of:=[.E20]+[.C21]-[.D21]" office:value-type="float" office:value="-42.07" calcext:value-type="float">
            <text:p>-42,0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şubat</text:p>
          </table:table-cell>
          <table:table-cell table:style-name="ce280"/>
          <table:table-cell table:style-name="Default" office:value-type="float" office:value="34.45" calcext:value-type="float">
            <text:p>34,45</text:p>
          </table:table-cell>
          <table:table-cell table:style-name="ce282" table:formula="of:=[.E21]+[.C22]-[.D22]" office:value-type="float" office:value="-76.52" calcext:value-type="float">
            <text:p>-76,5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mart</text:p>
          </table:table-cell>
          <table:table-cell table:style-name="ce280"/>
          <table:table-cell table:style-name="Default" office:value-type="float" office:value="20.05" calcext:value-type="float">
            <text:p>20,05</text:p>
          </table:table-cell>
          <table:table-cell table:style-name="ce282" table:formula="of:=[.E22]+[.C23]-[.D23]" office:value-type="float" office:value="-96.57" calcext:value-type="float">
            <text:p>-96,5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nisan</text:p>
          </table:table-cell>
          <table:table-cell table:style-name="ce280"/>
          <table:table-cell table:style-name="Default" office:value-type="float" office:value="34.7" calcext:value-type="float">
            <text:p>34,7</text:p>
          </table:table-cell>
          <table:table-cell table:style-name="ce282" table:formula="of:=[.E23]+[.C24]-[.D24]" office:value-type="float" office:value="-131.27" calcext:value-type="float">
            <text:p>-131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ayıs</text:p>
          </table:table-cell>
          <table:table-cell table:style-name="ce280"/>
          <table:table-cell table:style-name="Default" office:value-type="float" office:value="34.34" calcext:value-type="float">
            <text:p>34,34</text:p>
          </table:table-cell>
          <table:table-cell table:style-name="ce282" table:formula="of:=[.E24]+[.C25]-[.D25]" office:value-type="float" office:value="-165.61" calcext:value-type="float">
            <text:p>-165,61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haziran</text:p>
          </table:table-cell>
          <table:table-cell table:style-name="ce280"/>
          <table:table-cell table:style-name="Default" office:value-type="float" office:value="-65.91" calcext:value-type="float">
            <text:p>-65,91</text:p>
          </table:table-cell>
          <table:table-cell table:style-name="ce282" table:formula="of:=[.E25]+[.C26]-[.D26]" office:value-type="float" office:value="-99.7" calcext:value-type="float">
            <text:p>-99,7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temmuz</text:p>
          </table:table-cell>
          <table:table-cell table:style-name="ce280"/>
          <table:table-cell table:style-name="Default" office:value-type="float" office:value="31.54" calcext:value-type="float">
            <text:p>31,54</text:p>
          </table:table-cell>
          <table:table-cell table:style-name="ce282" table:formula="of:=[.E26]+[.C27]-[.D27]" office:value-type="float" office:value="-131.24" calcext:value-type="float">
            <text:p>-131,2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ağustos</text:p>
          </table:table-cell>
          <table:table-cell table:style-name="ce280"/>
          <table:table-cell table:style-name="Default" office:value-type="float" office:value="0" calcext:value-type="float">
            <text:p>0</text:p>
          </table:table-cell>
          <table:table-cell table:style-name="ce282" table:formula="of:=[.E27]+[.C28]-[.D28]" office:value-type="float" office:value="-131.24" calcext:value-type="float">
            <text:p>-131,2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ylül</text:p>
          </table:table-cell>
          <table:table-cell table:style-name="ce280"/>
          <table:table-cell table:style-name="Default" office:value-type="float" office:value="45.99" calcext:value-type="float">
            <text:p>45,99</text:p>
          </table:table-cell>
          <table:table-cell table:style-name="ce282" table:formula="of:=[.E28]+[.C29]-[.D29]" office:value-type="float" office:value="-177.23" calcext:value-type="float">
            <text:p>-177,2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kim</text:p>
          </table:table-cell>
          <table:table-cell table:style-name="ce280"/>
          <table:table-cell table:style-name="Default" office:value-type="float" office:value="42.89" calcext:value-type="float">
            <text:p>42,89</text:p>
          </table:table-cell>
          <table:table-cell table:style-name="ce282" table:formula="of:=[.E29]+[.C30]-[.D30]" office:value-type="float" office:value="-220.12" calcext:value-type="float">
            <text:p>-220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asım</text:p>
          </table:table-cell>
          <table:table-cell table:style-name="ce280"/>
          <table:table-cell table:style-name="Default" office:value-type="float" office:value="34.98" calcext:value-type="float">
            <text:p>34,98</text:p>
          </table:table-cell>
          <table:table-cell table:style-name="ce282" table:formula="of:=[.E30]+[.C31]-[.D31]" office:value-type="float" office:value="-255.1" calcext:value-type="float">
            <text:p>-255,1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aralık</text:p>
          </table:table-cell>
          <table:table-cell table:style-name="ce280"/>
          <table:table-cell table:style-name="Default" office:value-type="float" office:value="0" calcext:value-type="float">
            <text:p>0</text:p>
          </table:table-cell>
          <table:table-cell table:style-name="ce282" table:formula="of:=[.E31]+[.C32]-[.D32]" office:value-type="float" office:value="-255.1" calcext:value-type="float">
            <text:p>-255,1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Ocak 2022- elektrik teminat için</text:p>
          </table:table-cell>
          <table:table-cell table:style-name="ce280"/>
          <table:table-cell table:style-name="Default" office:value-type="float" office:value="30.04" calcext:value-type="float">
            <text:p>30,04</text:p>
          </table:table-cell>
          <table:table-cell table:style-name="ce282" table:formula="of:=[.E32]+[.C33]-[.D33]" office:value-type="float" office:value="-285.14" calcext:value-type="float">
            <text:p>-285,1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şubat</text:p>
          </table:table-cell>
          <table:table-cell table:style-name="ce280"/>
          <table:table-cell table:style-name="Default" office:value-type="float" office:value="135.32" calcext:value-type="float">
            <text:p>135,32</text:p>
          </table:table-cell>
          <table:table-cell table:style-name="ce282" table:formula="of:=[.E33]+[.C34]-[.D34]" office:value-type="float" office:value="-420.46" calcext:value-type="float">
            <text:p>-420,4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mart</text:p>
          </table:table-cell>
          <table:table-cell table:style-name="ce280"/>
          <table:table-cell table:style-name="Default" office:value-type="float" office:value="98.9" calcext:value-type="float">
            <text:p>98,9</text:p>
          </table:table-cell>
          <table:table-cell table:style-name="ce282" table:formula="of:=[.E34]+[.C35]-[.D35]" office:value-type="float" office:value="-519.36" calcext:value-type="float">
            <text:p>-519,3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nisan</text:p>
          </table:table-cell>
          <table:table-cell table:style-name="ce280"/>
          <table:table-cell table:style-name="Default" office:value-type="float" office:value="135.6" calcext:value-type="float">
            <text:p>135,6</text:p>
          </table:table-cell>
          <table:table-cell table:style-name="ce282" table:formula="of:=[.E35]+[.C36]-[.D36]" office:value-type="float" office:value="-654.96" calcext:value-type="float">
            <text:p>-654,9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ayıs <text:s text:c="10"/>50 su</text:p>
          </table:table-cell>
          <table:table-cell table:style-name="ce280"/>
          <table:table-cell table:style-name="Default" office:value-type="float" office:value="214.37" calcext:value-type="float">
            <text:p>214,37</text:p>
          </table:table-cell>
          <table:table-cell table:style-name="ce282" table:formula="of:=[.E36]+[.C37]-[.D37]" office:value-type="float" office:value="-869.33" calcext:value-type="float">
            <text:p>-869,3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Haziran <text:s text:c="7"/>200 su</text:p>
          </table:table-cell>
          <table:table-cell table:style-name="ce280"/>
          <table:table-cell table:style-name="Default" office:value-type="float" office:value="427.65" calcext:value-type="float">
            <text:p>427,65</text:p>
          </table:table-cell>
          <table:table-cell table:style-name="ce282" table:formula="of:=[.E37]+[.C38]-[.D38]" office:value-type="float" office:value="-1296.98" calcext:value-type="float">
            <text:p>-1.296,9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Temmuz <text:s text:c="6"/>200 su</text:p>
          </table:table-cell>
          <table:table-cell table:style-name="ce280"/>
          <table:table-cell table:style-name="Default" office:value-type="float" office:value="446.55" calcext:value-type="float">
            <text:p>446,55</text:p>
          </table:table-cell>
          <table:table-cell table:style-name="ce282" table:formula="of:=[.E38]+[.C39]-[.D39]" office:value-type="float" office:value="-1743.53" calcext:value-type="float">
            <text:p>-1.743,5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Ağustos <text:s text:c="9"/>50 su</text:p>
          </table:table-cell>
          <table:table-cell table:style-name="ce280"/>
          <table:table-cell table:style-name="Default" office:value-type="float" office:value="333.96" calcext:value-type="float">
            <text:p>333,96</text:p>
          </table:table-cell>
          <table:table-cell table:style-name="ce282" table:formula="of:=[.E39]+[.C40]-[.D40]" office:value-type="float" office:value="-2077.49" calcext:value-type="float">
            <text:p>-2.077,4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ylül <text:s text:c="14"/>50 su</text:p>
          </table:table-cell>
          <table:table-cell table:style-name="ce280"/>
          <table:table-cell table:style-name="Default" office:value-type="float" office:value="324.51" calcext:value-type="float">
            <text:p>324,51</text:p>
          </table:table-cell>
          <table:table-cell table:style-name="ce282" table:formula="of:=[.E40]+[.C41]-[.D41]" office:value-type="float" office:value="-2402" calcext:value-type="float">
            <text:p>-2.402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kim <text:s text:c="14"/>50 su</text:p>
          </table:table-cell>
          <table:table-cell table:style-name="ce280"/>
          <table:table-cell table:style-name="Default" office:value-type="float" office:value="331.27" calcext:value-type="float">
            <text:p>331,27</text:p>
          </table:table-cell>
          <table:table-cell table:style-name="ce282" table:formula="of:=[.E41]+[.C42]-[.D42]" office:value-type="float" office:value="-2733.27" calcext:value-type="float">
            <text:p>-2.73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su</text:p>
          </table:table-cell>
          <table:table-cell table:style-name="ce280" office:value-type="float" office:value="50" calcext:value-type="float">
            <text:p>50,00</text:p>
          </table:table-cell>
          <table:table-cell table:style-name="Default"/>
          <table:table-cell table:style-name="ce282" table:formula="of:=[.E42]+[.C43]-[.D43]" office:value-type="float" office:value="-2683.27" calcext:value-type="float">
            <text:p>-2.68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asım</text:p>
          </table:table-cell>
          <table:table-cell table:style-name="ce280"/>
          <table:table-cell table:style-name="Default" office:value-type="float" office:value="412.42" calcext:value-type="float">
            <text:p>412,42</text:p>
          </table:table-cell>
          <table:table-cell table:style-name="ce282" table:formula="of:=[.E43]+[.C44]-[.D44]" office:value-type="float" office:value="-3095.69" calcext:value-type="float">
            <text:p>-3.095,6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aralık</text:p>
          </table:table-cell>
          <table:table-cell table:style-name="ce280"/>
          <table:table-cell table:style-name="Default"/>
          <table:table-cell table:style-name="ce282" table:formula="of:=[.E44]+[.C45]-[.D45]" office:value-type="float" office:value="-3095.69" calcext:value-type="float">
            <text:p>-3.095,6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iraya</text:p>
          </table:table-cell>
          <table:table-cell table:style-name="ce280"/>
          <table:table-cell table:style-name="Default" office:value-type="float" office:value="-2000" calcext:value-type="float">
            <text:p>-2000</text:p>
          </table:table-cell>
          <table:table-cell table:style-name="ce282" table:formula="of:=[.E45]+[.C46]-[.D46]" office:value-type="float" office:value="-1095.69" calcext:value-type="float">
            <text:p>-1.095,6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otorcu alçıpan hasarı</text:p>
          </table:table-cell>
          <table:table-cell table:style-name="ce280"/>
          <table:table-cell table:style-name="Default" office:value-type="float" office:value="-500" calcext:value-type="float">
            <text:p>-500</text:p>
          </table:table-cell>
          <table:table-cell table:style-name="ce282" table:formula="of:=[.E46]+[.C47]-[.D47]" office:value-type="float" office:value="-595.69" calcext:value-type="float">
            <text:p>-595,69</text:p>
          </table:table-cell>
          <table:table-cell table:number-columns-repeated="54"/>
        </table:table-row>
        <table:table-row table:style-name="ro1" table:number-rows-repeated="3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280"/>
          <table:table-cell table:style-name="Default" office:value-type="float" office:value="500" calcext:value-type="float">
            <text:p>5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280"/>
          <table:table-cell table:style-name="Default" office:value-type="float" office:value="200" calcext:value-type="float">
            <text:p>2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2-25" calcext:value-type="date">
            <text:p>25.02.2021</text:p>
          </table:table-cell>
          <table:table-cell table:style-name="ce258" office:value-type="string" calcext:value-type="string">
            <text:p>tuvalet için izinsiz kapı açtı</text:p>
          </table:table-cell>
          <table:table-cell table:style-name="ce280"/>
          <table:table-cell table:style-name="Default" office:value-type="string" calcext:value-type="string">
            <text:p>yapıldı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2021 de 2022 için ödemesi gereken kiraları ödemedi</text:p>
          </table:table-cell>
          <table:table-cell table:style-name="ce280"/>
          <table:table-cell table:style-name="Default" office:value-type="string" calcext:value-type="string">
            <text:p>*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6-20" calcext:value-type="date">
            <text:p>20.06.2021</text:p>
          </table:table-cell>
          <table:table-cell table:style-name="ce258" office:value-type="string" calcext:value-type="string">
            <text:p>büyük binanın saçağında hasar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8-05" calcext:value-type="date">
            <text:p>05.08.2021</text:p>
          </table:table-cell>
          <table:table-cell table:style-name="ce258" office:value-type="string" calcext:value-type="string">
            <text:p>arsa önüne malzeme yığıntısı var OKKK</text:p>
          </table:table-cell>
          <table:table-cell table:style-name="ce280"/>
          <table:table-cell table:style-name="Default" office:value-type="string" calcext:value-type="string">
            <text:p>*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8-25" calcext:value-type="date">
            <text:p>25.08.2021</text:p>
          </table:table-cell>
          <table:table-cell table:style-name="ce258" office:value-type="string" calcext:value-type="string">
            <text:p>mutfak tezgahı kırık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283"/>
          <table:table-cell table:number-columns-repeated="54"/>
        </table:table-row>
        <table:table-row table:style-name="ro1">
          <table:table-cell table:style-name="ce27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280"/>
          <table:table-cell office:value-type="string" calcext:value-type="string">
            <text:p>yapıldı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258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67:.D86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76"/>
          <table:table-cell table:style-name="ce258"/>
          <table:table-cell table:number-columns-repeated="2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6"/>
          <table:table-cell table:style-name="ce258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1048495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2">
        <table:table-column table:style-name="co13" table:default-cell-style-name="ce258"/>
        <table:table-column table:style-name="co19" table:default-cell-style-name="ce260"/>
        <table:table-column table:style-name="co20" table:default-cell-style-name="ce260"/>
        <table:table-column table:style-name="co21" table:default-cell-style-name="ce260"/>
        <table:table-column table:style-name="co11" table:default-cell-style-name="ce260"/>
        <table:table-column table:style-name="co22" table:default-cell-style-name="ce260"/>
        <table:table-column table:style-name="co17" table:default-cell-style-name="ce260"/>
        <table:table-column table:style-name="co18" table:default-cell-style-name="ce260"/>
        <table:table-column table:style-name="co11" table:number-columns-repeated="52" table:default-cell-style-name="ce258"/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nE este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ce255"/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Kira Bedeli</text:p>
          </table:table-cell>
          <table:table-cell table:style-name="ce279" table:formula="of:=SUM([.D14:.D28])" office:value-type="float" office:value="46200" calcext:value-type="float">
            <text:p>46.2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me</text:p>
          </table:table-cell>
          <table:table-cell table:style-name="ce279" table:formula="of:=SUM([.E14:.E28])" office:value-type="float" office:value="45141.52" calcext:value-type="float">
            <text:p>45.141,52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necek</text:p>
          </table:table-cell>
          <table:table-cell table:style-name="ce279" table:formula="of:=[.F27]" office:value-type="float" office:value="1118.75" calcext:value-type="float">
            <text:p>1.118,75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<text:s/>Masraf</text:p>
          </table:table-cell>
          <table:table-cell table:style-name="ce279" table:formula="of:=[.E35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61" office:value-type="string" calcext:value-type="string">
            <text:p><text:s/>Net Kira</text:p>
          </table:table-cell>
          <table:table-cell table:style-name="ce279" table:formula="of:=[.D6]-[.D8]" office:value-type="float" office:value="45141.52" calcext:value-type="float">
            <text:p>45.141,52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ce279" table:number-columns-repeated="3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57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57" table:number-columns-repeated="3"/>
          <table:table-cell table:style-name="ce261" table:number-columns-repeated="3"/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Motorcu</text:p>
          </table:table-cell>
          <table:table-cell table:style-name="ce255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Cihan Çam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2-23 kira bedeli 45000 TL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Anlaşma yapıldı</text:p>
          </table:table-cell>
          <table:table-cell table:style-name="ce258"/>
          <table:table-cell office:value-type="float" office:value="45000" calcext:value-type="float">
            <text:p>45.000,00</text:p>
          </table:table-cell>
          <table:table-cell/>
          <table:table-cell table:style-name="ce282" table:formula="of:=[.F16]+[.D17]-[.E17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lektrik Teminat Bedeli</text:p>
          </table:table-cell>
          <table:table-cell table:style-name="ce258"/>
          <table:table-cell office:value-type="float" office:value="1200" calcext:value-type="float">
            <text:p>1.200,00</text:p>
          </table:table-cell>
          <table:table-cell/>
          <table:table-cell table:style-name="ce282" table:formula="of:=[.F17]+[.D18]-[.E18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table:style-name="ce258" office:value-type="string" calcext:value-type="string">
            <text:p>Kira Başlangıç Tarihi</text:p>
          </table:table-cell>
          <table:table-cell table:style-name="ce258"/>
          <table:table-cell table:number-columns-repeated="2"/>
          <table:table-cell table:style-name="ce282" table:formula="of:=[.F18]+[.D19]-[.E19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3-08-29" calcext:value-type="date">
            <text:p>29.08.2023</text:p>
          </table:table-cell>
          <table:table-cell table:style-name="ce258" office:value-type="string" calcext:value-type="string">
            <text:p>Kira Bitiş Tarihi</text:p>
          </table:table-cell>
          <table:table-cell table:style-name="ce258"/>
          <table:table-cell table:style-name="ce280"/>
          <table:table-cell table:style-name="Default"/>
          <table:table-cell table:style-name="ce282" table:formula="of:=[.F19]+[.D20]-[.E20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ira gün sayısı (1 ay ek süre verildi)</text:p>
          </table:table-cell>
          <table:table-cell table:style-name="ce286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282" table:formula="of:=[.F20]+[.D21]-[.E21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2-23 günlük kira bedeli TL</text:p>
          </table:table-cell>
          <table:table-cell table:style-name="ce258" table:formula="of:=[.D17]/[.C21]" office:value-type="float" office:value="114.503816793893" calcext:value-type="float">
            <text:p>114,503816793893</text:p>
          </table:table-cell>
          <table:table-cell table:style-name="ce280"/>
          <table:table-cell table:style-name="Default"/>
          <table:table-cell table:style-name="ce282" table:formula="of:=[.F21]+[.D22]-[.E22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Nakit Ödeme</text:p>
          </table:table-cell>
          <table:table-cell table:style-name="ce258"/>
          <table:table-cell table:style-name="ce280"/>
          <table:table-cell table:style-name="ce280" office:value-type="float" office:value="20000" calcext:value-type="float">
            <text:p>20.000,00</text:p>
          </table:table-cell>
          <table:table-cell table:style-name="ce282" table:formula="of:=[.F22]+[.D23]-[.E23]" office:value-type="float" office:value="26200" calcext:value-type="float">
            <text:p>26.2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05" calcext:value-type="date">
            <text:p>05.08.2022</text:p>
          </table:table-cell>
          <table:table-cell table:style-name="ce258" office:value-type="string" calcext:value-type="string">
            <text:p>Nakit Ödeme</text:p>
          </table:table-cell>
          <table:table-cell table:style-name="ce258"/>
          <table:table-cell table:style-name="ce280"/>
          <table:table-cell table:style-name="ce280" office:value-type="float" office:value="25000" calcext:value-type="float">
            <text:p>25.000,00</text:p>
          </table:table-cell>
          <table:table-cell table:style-name="ce282" table:formula="of:=[.F23]+[.D24]-[.E24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8 elektrik tmnt</text:p>
          </table:table-cell>
          <table:table-cell table:style-name="ce258"/>
          <table:table-cell table:style-name="ce280"/>
          <table:table-cell table:style-name="Default" office:value-type="float" office:value="32.35" calcext:value-type="float">
            <text:p>32,35</text:p>
          </table:table-cell>
          <table:table-cell table:style-name="ce282" table:formula="of:=[.F24]+[.D25]-[.E25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9 elektrik tmnt</text:p>
          </table:table-cell>
          <table:table-cell table:style-name="ce258"/>
          <table:table-cell table:style-name="ce280"/>
          <table:table-cell table:style-name="Default" office:value-type="float" office:value="39.91" calcext:value-type="float">
            <text:p>39,91</text:p>
          </table:table-cell>
          <table:table-cell table:style-name="ce282" table:formula="of:=[.F25]+[.D26]-[.E26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10 elektrik tmnt</text:p>
          </table:table-cell>
          <table:table-cell table:style-name="ce258"/>
          <table:table-cell table:style-name="ce280"/>
          <table:table-cell office:value-type="float" office:value="8.99" calcext:value-type="float">
            <text:p>8,99</text:p>
          </table:table-cell>
          <table:table-cell table:style-name="ce282" table:formula="of:=[.F26]+[.D27]-[.E27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11 elektrik tmnt</text:p>
          </table:table-cell>
          <table:table-cell table:style-name="ce258"/>
          <table:table-cell table:style-name="ce280"/>
          <table:table-cell office:value-type="float" office:value="60.27" calcext:value-type="float">
            <text:p>60,27</text:p>
          </table:table-cell>
          <table:table-cell table:style-name="ce282" table:formula="of:=[.F27]+[.D28]-[.E28]" office:value-type="float" office:value="1058.48" calcext:value-type="float">
            <text:p>1.058,48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Default" table:number-columns-repeated="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number-columns-repeated="3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Default" table:number-columns-repeated="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 table:style-name="ce255"/>
          <table:table-cell table:style-name="Default"/>
          <table:table-cell table:style-name="ce279" table:formula="of:=SUM([.E36:.E55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ce258" table:number-columns-repeated="2"/>
          <table:table-cell table:number-columns-repeated="2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6"/>
          <table:table-cell table:style-name="ce258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1048529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2">
        <table:table-column table:style-name="co13" table:default-cell-style-name="ce258"/>
        <table:table-column table:style-name="co23" table:default-cell-style-name="ce260"/>
        <table:table-column table:style-name="co24" table:default-cell-style-name="ce260"/>
        <table:table-column table:style-name="co16" table:default-cell-style-name="ce260"/>
        <table:table-column table:style-name="co11" table:default-cell-style-name="ce260"/>
        <table:table-column table:style-name="co17" table:default-cell-style-name="ce260"/>
        <table:table-column table:style-name="co18" table:default-cell-style-name="ce260"/>
        <table:table-column table:style-name="co11" table:number-columns-repeated="52" table:default-cell-style-name="ce258"/>
        <table:table-row table:style-name="ro1">
          <table:table-cell/>
          <table:table-cell table:style-name="ce255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MERDAL KİPEL 2022-2023</text:p>
          </table:table-cell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Kira Bedeli</text:p>
          </table:table-cell>
          <table:table-cell table:style-name="ce279" table:formula="of:=SUM([.C12:.C23])" office:value-type="float" office:value="48375" calcext:value-type="float">
            <text:p>48.375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Toplam Ödeme</text:p>
          </table:table-cell>
          <table:table-cell table:style-name="ce279" table:formula="of:=SUM([.D12:.D23])" office:value-type="float" office:value="36020.95" calcext:value-type="float">
            <text:p>36.020,95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22]" office:value-type="float" office:value="12375" calcext:value-type="float">
            <text:p>12.375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Masraf</text:p>
          </table:table-cell>
          <table:table-cell table:style-name="ce279" table:formula="of:=[.D38]" office:value-type="float" office:value="1.33226762955019E-015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36020.95" calcext:value-type="float">
            <text:p>36.020,95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31-03-2022 – 30-03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style-name="ce282" office:value-type="float" office:value="48000" calcext:value-type="float">
            <text:p>48.000,00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teminat</text:p>
          </table:table-cell>
          <table:table-cell table:number-columns-repeated="2"/>
          <table:table-cell table:style-name="ce282" table:formula="of:=[.E13]+[.C14]-[.D14]" office:value-type="float" office:value="48000" calcext:value-type="float">
            <text:p>48.0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 office:value-type="float" office:value="28000" calcext:value-type="float">
            <text:p>28000</text:p>
          </table:table-cell>
          <table:table-cell table:style-name="ce282" table:formula="of:=[.E14]+[.C15]-[.D15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table:style-name="ce258" office:value-type="string" calcext:value-type="string">
            <text:p>10-05-2022 <text:s text:c="2"/>- 4000 nakit ödeme</text:p>
          </table:table-cell>
          <table:table-cell table:style-name="ce280"/>
          <table:table-cell table:style-name="Default" office:value-type="float" office:value="4000" calcext:value-type="float">
            <text:p>4000</text:p>
          </table:table-cell>
          <table:table-cell table:style-name="ce282" table:formula="of:=[.E15]+[.C16]-[.D16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table:style-name="ce258" office:value-type="string" calcext:value-type="string">
            <text:p>20-06-2022 <text:s text:c="2"/>- 4000 nakit ödeme</text:p>
          </table:table-cell>
          <table:table-cell table:style-name="ce280"/>
          <table:table-cell table:style-name="Default" office:value-type="float" office:value="4000" calcext:value-type="float">
            <text:p>4000</text:p>
          </table:table-cell>
          <table:table-cell table:style-name="ce282" table:formula="of:=[.E16]+[.C17]-[.D1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6-30" calcext:value-type="date">
            <text:p>30.06.2022</text:p>
          </table:table-cell>
          <table:table-cell table:style-name="ce258" office:value-type="float" office:value="4000" calcext:value-type="float">
            <text:p>4000</text:p>
          </table:table-cell>
          <table:table-cell table:style-name="ce280"/>
          <table:table-cell table:style-name="Default"/>
          <table:table-cell table:style-name="ce282" table:formula="of:=[.E17]+[.C18]-[.D1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table:style-name="ce258" office:value-type="float" office:value="4000" calcext:value-type="float">
            <text:p>4000</text:p>
          </table:table-cell>
          <table:table-cell table:style-name="ce280"/>
          <table:table-cell table:style-name="Default"/>
          <table:table-cell table:style-name="ce282" table:formula="of:=[.E18]+[.C19]-[.D1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table:style-name="ce258" office:value-type="float" office:value="4000" calcext:value-type="float">
            <text:p>4000</text:p>
          </table:table-cell>
          <table:table-cell table:style-name="ce280"/>
          <table:table-cell table:style-name="Default"/>
          <table:table-cell table:style-name="ce282" table:formula="of:=[.E19]+[.C20]-[.D2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mermer</text:p>
          </table:table-cell>
          <table:table-cell office:value-type="float" office:value="375" calcext:value-type="float">
            <text:p>375,00</text:p>
          </table:table-cell>
          <table:table-cell table:style-name="Default"/>
          <table:table-cell table:style-name="ce282" table:formula="of:=[.E20]+[.C21]-[.D21]" office:value-type="float" office:value="12375" calcext:value-type="float">
            <text:p>12.375,00</text:p>
          </table:table-cell>
          <table:table-cell table:number-columns-repeated="54"/>
        </table:table-row>
        <table:table-row table:style-name="ro1">
          <table:table-cell/>
          <table:table-cell table:style-name="ce258"/>
          <table:table-cell table:style-name="ce280"/>
          <table:table-cell/>
          <table:table-cell table:style-name="ce282" table:formula="of:=[.E21]+[.C22]-[.D22]" office:value-type="float" office:value="12375" calcext:value-type="float">
            <text:p>12.375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4 elektrik tmnt</text:p>
          </table:table-cell>
          <table:table-cell table:style-name="ce280"/>
          <table:table-cell office:value-type="float" office:value="20.95" calcext:value-type="float">
            <text:p>20,95</text:p>
          </table:table-cell>
          <table:table-cell table:style-name="ce282" table:formula="of:=[.E22]+[.C23]-[.D23]" office:value-type="float" office:value="12354.05" calcext:value-type="float">
            <text:p>12.354,05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5 elektrik tmnt</text:p>
          </table:table-cell>
          <table:table-cell table:style-name="ce280"/>
          <table:table-cell office:value-type="float" office:value="11.93" calcext:value-type="float">
            <text:p>11,93</text:p>
          </table:table-cell>
          <table:table-cell table:style-name="ce282" table:formula="of:=[.E23]+[.C24]-[.D24]" office:value-type="float" office:value="12342.12" calcext:value-type="float">
            <text:p>12.342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6 elektrik tmnt</text:p>
          </table:table-cell>
          <table:table-cell table:style-name="ce280"/>
          <table:table-cell office:value-type="float" office:value="0" calcext:value-type="float">
            <text:p>0,00</text:p>
          </table:table-cell>
          <table:table-cell table:style-name="ce282" table:formula="of:=[.E24]+[.C25]-[.D25]" office:value-type="float" office:value="12342.12" calcext:value-type="float">
            <text:p>12.342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7 elektrik tmnt</text:p>
          </table:table-cell>
          <table:table-cell table:style-name="ce280"/>
          <table:table-cell office:value-type="float" office:value="23.25" calcext:value-type="float">
            <text:p>23,25</text:p>
          </table:table-cell>
          <table:table-cell table:style-name="ce282" table:formula="of:=[.E25]+[.C26]-[.D26]" office:value-type="float" office:value="12318.87" calcext:value-type="float">
            <text:p>12.318,8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8 elektrik tmnt</text:p>
          </table:table-cell>
          <table:table-cell table:style-name="ce280"/>
          <table:table-cell office:value-type="float" office:value="42.14" calcext:value-type="float">
            <text:p>42,14</text:p>
          </table:table-cell>
          <table:table-cell table:style-name="ce282" table:formula="of:=[.E26]+[.C27]-[.D27]" office:value-type="float" office:value="12276.73" calcext:value-type="float">
            <text:p>12.276,7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9 elektrik tmnt</text:p>
          </table:table-cell>
          <table:table-cell table:style-name="ce280"/>
          <table:table-cell office:value-type="float" office:value="39.37" calcext:value-type="float">
            <text:p>39,37</text:p>
          </table:table-cell>
          <table:table-cell table:style-name="ce282" table:formula="of:=[.E27]+[.C28]-[.D28]" office:value-type="float" office:value="12237.36" calcext:value-type="float">
            <text:p>12.237,3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10 elektrik tmnt</text:p>
          </table:table-cell>
          <table:table-cell table:style-name="ce280"/>
          <table:table-cell office:value-type="float" office:value="150.16" calcext:value-type="float">
            <text:p>150,16</text:p>
          </table:table-cell>
          <table:table-cell table:style-name="ce282" table:formula="of:=[.E28]+[.C29]-[.D29]" office:value-type="float" office:value="12087.2" calcext:value-type="float">
            <text:p>12.087,2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11 elektrik tmnt</text:p>
          </table:table-cell>
          <table:table-cell table:style-name="ce280"/>
          <table:table-cell office:value-type="float" office:value="216.76" calcext:value-type="float">
            <text:p>216,76</text:p>
          </table:table-cell>
          <table:table-cell table:style-name="ce282" table:formula="of:=[.E29]+[.C30]-[.D30]" office:value-type="float" office:value="11870.44" calcext:value-type="float">
            <text:p>11.870,4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2022-12 elkrrik tmnt</text:p>
          </table:table-cell>
          <table:table-cell table:style-name="Default" table:number-columns-repeated="2"/>
          <table:table-cell table:style-name="ce282" table:formula="of:=[.E30]+[.C31]-[.D31]" office:value-type="float" office:value="11870.44" calcext:value-type="float">
            <text:p>11.870,4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table:number-columns-repeated="3"/>
          <table:table-cell table:style-name="ce282" table:formula="of:=[.E31]+[.C32]-[.D32]" office:value-type="float" office:value="11870.44" calcext:value-type="float">
            <text:p>11.870,44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12.ay kira farkı 7400*3 – 12000</text:p>
          </table:table-cell>
          <table:table-cell table:style-name="Default" office:value-type="float" office:value="10200" calcext:value-type="float">
            <text:p>10200</text:p>
          </table:table-cell>
          <table:table-cell table:style-name="Default"/>
          <table:table-cell table:style-name="ce282" table:formula="of:=[.E32]+[.C33]-[.D33]" office:value-type="float" office:value="22070.44" calcext:value-type="float">
            <text:p>22.070,44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5 boy 40x40 profil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style-name="ce282" table:formula="of:=[.E33]+[.C34]-[.D34]" office:value-type="float" office:value="25070.44" calcext:value-type="float">
            <text:p>25.070,44</text:p>
          </table:table-cell>
          <table:table-cell table:number-columns-repeated="54"/>
        </table:table-row>
        <table:table-row table:style-name="ro1" table:number-rows-repeated="3">
          <table:table-cell/>
          <table:table-cell table:style-name="ce255"/>
          <table:table-cell table:style-name="Default"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39:.D59])" office:value-type="float" office:value="1.33226762955019E-015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4" office:value-type="float" office:value="-42.97" calcext:value-type="float">
            <text:p>-42,97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number-columns-repeated="2"/>
          <table:table-cell table:style-name="Default"/>
          <table:table-cell table:style-name="ce342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275" office:value-type="date" office:date-value="2022-03-30" calcext:value-type="date">
            <text:p>30.03.202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ödendi</text:p>
          </table:table-cell>
          <table:table-cell table:style-name="ce273" office:value-type="float" office:value="5.46" calcext:value-type="float">
            <text:p>5,46</text:p>
          </table:table-cell>
          <table:table-cell table:style-name="ce342" table:formula="of:=([.E40]*[.D41]/100)+[.E40]" office:value-type="currency" office:currency="TRY" office:value="4218.4" calcext:value-type="currency">
            <text:p>₺4.218,40</text:p>
          </table:table-cell>
          <table:table-cell table:style-name="ce282" office:value-type="float" office:value="61.14" calcext:value-type="float">
            <text:p>61,14</text:p>
          </table:table-cell>
          <table:table-cell table:style-name="ce342" table:formula="of:=[.E40]+([.E40]*[.F41]/100)" office:value-type="currency" office:currency="TRY" office:value="6445.6" calcext:value-type="currency">
            <text:p>₺6.445,60</text:p>
          </table:table-cell>
          <table:table-cell table:style-name="ce342" table:formula="of:=[.$E$40]+([.$E$40]*[.F41]/100)" office:value-type="currency" office:currency="TRY" office:value="6445.6" calcext:value-type="currency">
            <text:p>₺6.445,6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ödendi</text:p>
          </table:table-cell>
          <table:table-cell office:value-type="float" office:value="7.25" calcext:value-type="float">
            <text:p>7,25</text:p>
          </table:table-cell>
          <table:table-cell table:style-name="ce342" table:formula="of:=([.E41]*[.D42]/100)+[.E41]" office:value-type="currency" office:currency="TRY" office:value="4524.234" calcext:value-type="currency">
            <text:p>₺4.524,23</text:p>
          </table:table-cell>
          <table:table-cell table:style-name="ce282" office:value-type="float" office:value="69.97" calcext:value-type="float">
            <text:p>69,97</text:p>
          </table:table-cell>
          <table:table-cell table:style-name="ce342" table:formula="of:=[.E41]+([.E41]*[.F42]/100)" office:value-type="currency" office:currency="TRY" office:value="7170.01448" calcext:value-type="currency">
            <text:p>₺7.170,01</text:p>
          </table:table-cell>
          <table:table-cell table:style-name="ce342" table:formula="of:=[.$E$40]+([.$E$40]*[.F42]/100)" office:value-type="currency" office:currency="TRY" office:value="6798.8" calcext:value-type="currency">
            <text:p>₺6.798,8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ödendi</text:p>
          </table:table-cell>
          <table:table-cell office:value-type="float" office:value="2.98" calcext:value-type="float">
            <text:p>2,98</text:p>
          </table:table-cell>
          <table:table-cell table:style-name="ce342" table:formula="of:=([.E42]*[.D43]/100)+[.E42]" office:value-type="currency" office:currency="TRY" office:value="4659.0561732" calcext:value-type="currency">
            <text:p>₺4.659,06</text:p>
          </table:table-cell>
          <table:table-cell table:style-name="ce282" office:value-type="float" office:value="73.5" calcext:value-type="float">
            <text:p>73,50</text:p>
          </table:table-cell>
          <table:table-cell table:style-name="ce342" table:formula="of:=[.E42]+([.E42]*[.F43]/100)" office:value-type="currency" office:currency="TRY" office:value="7849.54599" calcext:value-type="currency">
            <text:p>₺7.849,55</text:p>
          </table:table-cell>
          <table:table-cell table:style-name="ce342" table:formula="of:=[.$E$40]+([.$E$40]*[.F43]/100)" office:value-type="currency" office:currency="TRY" office:value="6940" calcext:value-type="currency">
            <text:p>₺6.940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6-30" calcext:value-type="date">
            <text:p>30.06.2022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ödendi</text:p>
          </table:table-cell>
          <table:table-cell office:value-type="float" office:value="4.95" calcext:value-type="float">
            <text:p>4,95</text:p>
          </table:table-cell>
          <table:table-cell table:style-name="ce342" table:formula="of:=([.E43]*[.D44]/100)+[.E43]" office:value-type="currency" office:currency="TRY" office:value="4889.6794537734" calcext:value-type="currency">
            <text:p>₺4.889,68</text:p>
          </table:table-cell>
          <table:table-cell office:value-type="float" office:value="78.62" calcext:value-type="float">
            <text:p>78,62</text:p>
          </table:table-cell>
          <table:table-cell table:style-name="ce342" table:formula="of:=[.E43]+([.E43]*[.F44]/100)" office:value-type="currency" office:currency="TRY" office:value="8322.00613656984" calcext:value-type="currency">
            <text:p>₺8.322,01</text:p>
          </table:table-cell>
          <table:table-cell table:style-name="ce342" table:formula="of:=[.$E$40]+([.$E$40]*[.F44]/100)" office:value-type="currency" office:currency="TRY" office:value="7144.8" calcext:value-type="currency">
            <text:p>₺7.144,8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ödendi</text:p>
          </table:table-cell>
          <table:table-cell office:value-type="float" office:value="2.37" calcext:value-type="float">
            <text:p>2,37</text:p>
          </table:table-cell>
          <table:table-cell table:style-name="ce342" table:formula="of:=([.E44]*[.D45]/100)+[.E44]" office:value-type="currency" office:currency="TRY" office:value="5005.56485682783" calcext:value-type="currency">
            <text:p>₺5.005,56</text:p>
          </table:table-cell>
          <table:table-cell office:value-type="float" office:value="79.6" calcext:value-type="float">
            <text:p>79,60</text:p>
          </table:table-cell>
          <table:table-cell table:style-name="ce342" table:formula="of:=[.E44]+([.E44]*[.F45]/100)" office:value-type="currency" office:currency="TRY" office:value="8781.86429897703" calcext:value-type="currency">
            <text:p>₺8.781,86</text:p>
          </table:table-cell>
          <table:table-cell table:style-name="ce342" table:formula="of:=[.$E$40]+([.$E$40]*[.F45]/100)" office:value-type="currency" office:currency="TRY" office:value="7184" calcext:value-type="currency">
            <text:p>₺7.184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ödendi</text:p>
          </table:table-cell>
          <table:table-cell office:value-type="float" office:value="1.46" calcext:value-type="float">
            <text:p>1,46</text:p>
          </table:table-cell>
          <table:table-cell table:style-name="ce342" table:formula="of:=([.E45]*[.D46]/100)+[.E45]" office:value-type="currency" office:currency="TRY" office:value="5078.64610373752" calcext:value-type="currency">
            <text:p>₺5.078,65</text:p>
          </table:table-cell>
          <table:table-cell office:value-type="float" office:value="80.21" calcext:value-type="float">
            <text:p>80,21</text:p>
          </table:table-cell>
          <table:table-cell table:style-name="ce342" table:formula="of:=[.E45]+([.E45]*[.F46]/100)" office:value-type="currency" office:currency="TRY" office:value="9020.52842848943" calcext:value-type="currency">
            <text:p>₺9.020,53</text:p>
          </table:table-cell>
          <table:table-cell table:style-name="ce342" table:formula="of:=[.$E$40]+([.$E$40]*[.F46]/100)" office:value-type="currency" office:currency="TRY" office:value="7208.4" calcext:value-type="currency">
            <text:p>₺7.208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9-30" calcext:value-type="date">
            <text:p>30.09.2022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ödendi</text:p>
          </table:table-cell>
          <table:table-cell office:value-type="float" office:value="3.08" calcext:value-type="float">
            <text:p>3,08</text:p>
          </table:table-cell>
          <table:table-cell table:style-name="ce342" table:formula="of:=([.E46]*[.D47]/100)+[.E46]" office:value-type="currency" office:currency="TRY" office:value="5235.06840373263" calcext:value-type="currency">
            <text:p>₺5.235,07</text:p>
          </table:table-cell>
          <table:table-cell office:value-type="float" office:value="83.45" calcext:value-type="float">
            <text:p>83,45</text:p>
          </table:table-cell>
          <table:table-cell table:style-name="ce342" table:formula="of:=[.E46]+([.E46]*[.F47]/100)" office:value-type="currency" office:currency="TRY" office:value="9316.77627730647" calcext:value-type="currency">
            <text:p>₺9.316,78</text:p>
          </table:table-cell>
          <table:table-cell table:style-name="ce342" table:formula="of:=[.$E$40]+([.$E$40]*[.F47]/100)" office:value-type="currency" office:currency="TRY" office:value="7338" calcext:value-type="currency">
            <text:p>₺7.338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10-30" calcext:value-type="date">
            <text:p>30.10.2022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ödendi</text:p>
          </table:table-cell>
          <table:table-cell office:value-type="float" office:value="3.54" calcext:value-type="float">
            <text:p>3,54</text:p>
          </table:table-cell>
          <table:table-cell table:style-name="ce342" table:formula="of:=([.E47]*[.D48]/100)+[.E47]" office:value-type="currency" office:currency="TRY" office:value="5420.38982522477" calcext:value-type="currency">
            <text:p>₺5.420,39</text:p>
          </table:table-cell>
          <table:table-cell office:value-type="float" office:value="85.51" calcext:value-type="float">
            <text:p>85,51</text:p>
          </table:table-cell>
          <table:table-cell table:style-name="ce342" table:formula="of:=[.E47]+([.E47]*[.F48]/100)" office:value-type="currency" office:currency="TRY" office:value="9711.5753957644" calcext:value-type="currency">
            <text:p>₺9.711,58</text:p>
          </table:table-cell>
          <table:table-cell table:style-name="ce342" table:formula="of:=[.$E$40]+([.$E$40]*[.F48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11-30" calcext:value-type="date">
            <text:p>30.11.2022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ödendi</text:p>
          </table:table-cell>
          <table:table-cell table:style-name="Default" office:value-type="float" office:value="2.88" calcext:value-type="float">
            <text:p>2,88</text:p>
          </table:table-cell>
          <table:table-cell table:style-name="ce342" table:formula="of:=([.E48]*[.D49]/100)+[.E48]" office:value-type="currency" office:currency="TRY" office:value="5576.49705219124" calcext:value-type="currency">
            <text:p>₺5.576,50</text:p>
          </table:table-cell>
          <table:table-cell table:style-name="Default" office:value-type="float" office:value="84.39" calcext:value-type="float">
            <text:p>84,39</text:p>
          </table:table-cell>
          <table:table-cell table:style-name="ce342" table:formula="of:=[.E48]+([.E48]*[.F49]/100)" office:value-type="currency" office:currency="TRY" office:value="9994.65679873195" calcext:value-type="currency">
            <text:p>₺9.994,66</text:p>
          </table:table-cell>
          <table:table-cell table:style-name="ce342" table:formula="of:=[.$E$40]+([.$E$40]*[.F49]/100)" office:value-type="currency" office:currency="TRY" office:value="7375.6" calcext:value-type="currency">
            <text:p>₺7.375,6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Ödenmedi <text:s text:c="40"/>10</text:p>
          </table:table-cell>
          <table:table-cell/>
          <table:table-cell table:style-name="ce279" office:value-type="float" office:value="3" calcext:value-type="float">
            <text:p>3,00</text:p>
          </table:table-cell>
          <table:table-cell table:style-name="ce342" table:formula="of:=([.E49]*[.D50]/100)+[.E49]" office:value-type="currency" office:currency="TRY" office:value="5743.79196375698" calcext:value-type="currency">
            <text:p>₺5.743,79</text:p>
          </table:table-cell>
          <table:table-cell table:style-name="ce281" office:value-type="float" office:value="85" calcext:value-type="float">
            <text:p>85</text:p>
          </table:table-cell>
          <table:table-cell table:style-name="ce342" table:formula="of:=[.E49]+([.E49]*[.F50]/100)" office:value-type="currency" office:currency="TRY" office:value="10316.5195465538" calcext:value-type="currency">
            <text:p>₺10.316,52</text:p>
          </table:table-cell>
          <table:table-cell table:style-name="ce342" table:formula="of:=[.$E$40]+([.$E$40]*[.F50]/100)" office:value-type="currency" office:currency="TRY" office:value="7400" calcext:value-type="currency">
            <text:p>₺7.400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3-01-30" calcext:value-type="date">
            <text:p>30.01.2023</text:p>
          </table:table-cell>
          <table:table-cell office:value-type="string" calcext:value-type="string">
            <text:p>Ödenmedi <text:s text:c="40"/>11</text:p>
          </table:table-cell>
          <table:table-cell/>
          <table:table-cell table:style-name="ce279" office:value-type="float" office:value="3" calcext:value-type="float">
            <text:p>3,00</text:p>
          </table:table-cell>
          <table:table-cell table:style-name="ce342" table:formula="of:=([.E50]*[.D51]/100)+[.E50]" office:value-type="currency" office:currency="TRY" office:value="5916.10572266969" calcext:value-type="currency">
            <text:p>₺5.916,11</text:p>
          </table:table-cell>
          <table:table-cell table:style-name="ce281" office:value-type="float" office:value="85" calcext:value-type="float">
            <text:p>85</text:p>
          </table:table-cell>
          <table:table-cell table:style-name="ce342" table:formula="of:=[.E50]+([.E50]*[.F51]/100)" office:value-type="currency" office:currency="TRY" office:value="10626.0151329504" calcext:value-type="currency">
            <text:p>₺10.626,02</text:p>
          </table:table-cell>
          <table:table-cell table:style-name="ce342" table:formula="of:=[.$E$40]+([.$E$40]*[.F51]/100)" office:value-type="currency" office:currency="TRY" office:value="7400" calcext:value-type="currency">
            <text:p>₺7.400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3-02-28" calcext:value-type="date">
            <text:p>28.02.2023</text:p>
          </table:table-cell>
          <table:table-cell office:value-type="string" calcext:value-type="string">
            <text:p>Ödenmedi <text:s text:c="40"/>12</text:p>
          </table:table-cell>
          <table:table-cell/>
          <table:table-cell table:style-name="ce279" office:value-type="float" office:value="3" calcext:value-type="float">
            <text:p>3,00</text:p>
          </table:table-cell>
          <table:table-cell table:style-name="ce342" table:formula="of:=([.E51]*[.D52]/100)+[.E51]" office:value-type="currency" office:currency="TRY" office:value="6093.58889434978" calcext:value-type="currency">
            <text:p>₺6.093,59</text:p>
          </table:table-cell>
          <table:table-cell table:style-name="ce281" office:value-type="float" office:value="85" calcext:value-type="float">
            <text:p>85</text:p>
          </table:table-cell>
          <table:table-cell table:style-name="ce342" table:formula="of:=[.E51]+([.E51]*[.F52]/100)" office:value-type="currency" office:currency="TRY" office:value="10944.7955869389" calcext:value-type="currency">
            <text:p>₺10.944,80</text:p>
          </table:table-cell>
          <table:table-cell table:style-name="ce342" table:formula="of:=[.$E$40]+([.$E$40]*[.F52]/100)" office:value-type="currency" office:currency="TRY" office:value="7400" calcext:value-type="currency">
            <text:p>₺7.400,00</text:p>
          </table:table-cell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281"/>
          <table:table-cell table:style-name="ce270"/>
          <table:table-cell table:style-name="Default"/>
          <table:table-cell table:number-columns-repeated="52"/>
        </table:table-row>
        <table:table-row table:style-name="ro1">
          <table:table-cell/>
          <table:table-cell table:style-name="Default" table:number-columns-repeated="3"/>
          <table:table-cell table:number-columns-repeated="55"/>
        </table:table-row>
        <table:table-row table:style-name="ro1" table:number-rows-repeated="1048521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G701-18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280"/>
        <table:table-row table:style-name="ro1">
          <table:table-cell table:style-name="ce258"/>
          <table:table-cell table:style-name="ce307" office:value-type="string" calcext:value-type="string">
            <text:p>SnyG701-18</text:p>
          </table:table-cell>
          <table:table-cell/>
          <table:table-cell table:style-name="ce255" office:value-type="string" calcext:value-type="string">
            <text:p>Sanayi mermer </text:p>
          </table:table-cell>
          <table:table-cell/>
          <table:table-cell table:style-name="ce260"/>
          <table:table-cell/>
        </table:table-row>
        <table:table-row table:style-name="ro1">
          <table:table-cell table:style-name="ce257" table:number-columns-repeated="3"/>
          <table:table-cell table:style-name="ce261"/>
          <table:table-cell table:style-name="ce255" office:value-type="string" calcext:value-type="string">
            <text:p>240 m2</text:p>
          </table:table-cell>
          <table:table-cell table:style-name="ce261"/>
          <table:table-cell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style-name="ce255"/>
          <table:table-cell table:number-columns-repeated="2"/>
          <table:table-cell table:style-name="ce279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2021 Nakli Yekün</text:p>
          </table:table-cell>
          <table:table-cell table:style-name="ce277"/>
          <table:table-cell table:style-name="ce279" table:formula="of:=SUM([.D14:.D21])" office:value-type="float" office:value="0" calcext:value-type="float">
            <text:p>0,00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2022 Masraflar</text:p>
          </table:table-cell>
          <table:table-cell table:style-name="ce277"/>
          <table:table-cell table:style-name="ce279" table:number-columns-repeated="3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Gecikme</text:p>
          </table:table-cell>
          <table:table-cell table:style-name="ce277"/>
          <table:table-cell table:style-name="ce279" table:number-columns-repeated="3"/>
          <table:table-cell/>
        </table:table-row>
        <table:table-row table:style-name="ro1">
          <table:table-cell table:style-name="ce258"/>
          <table:table-cell table:style-name="ce277" table:number-columns-repeated="2"/>
          <table:table-cell table:style-name="ce279" table:number-columns-repeated="3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Toplam Ödenecek</text:p>
          </table:table-cell>
          <table:table-cell table:style-name="ce277"/>
          <table:table-cell table:style-name="ce279" table:formula="of:=[.D9]" office:value-type="float" office:value="26843.605063" calcext:value-type="float">
            <text:p>26.843,61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2022 Toplam Ödeme</text:p>
          </table:table-cell>
          <table:table-cell table:style-name="ce277"/>
          <table:table-cell table:style-name="ce260" table:formula="of:=SUM([.E14:.E18])" office:value-type="float" office:value="26843.605063" calcext:value-type="float">
            <text:p>26.843,61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table:number-columns-repeated="2"/>
          <table:table-cell table:style-name="ce279" table:number-columns-repeated="3"/>
          <table:table-cell/>
        </table:table-row>
        <table:table-row table:style-name="ro2">
          <table:table-cell table:style-name="ce258"/>
          <table:table-cell table:style-name="ce261" office:value-type="string" calcext:value-type="string">
            <text:p>2022 Bakiye</text:p>
          </table:table-cell>
          <table:table-cell table:style-name="ce261"/>
          <table:table-cell table:style-name="ce329" table:formula="of:=[.D8]-[.D9]" office:value-type="float" office:value="0" calcext:value-type="float">
            <text:p>0,00</text:p>
          </table:table-cell>
          <table:table-cell/>
          <table:table-cell table:style-name="ce279"/>
          <table:table-cell/>
        </table:table-row>
        <table:table-row table:style-name="ro1">
          <table:table-cell table:style-name="ce258"/>
          <table:table-cell table:style-name="ce255" table:number-columns-repeated="2"/>
          <table:table-cell table:style-name="ce260" table:number-columns-repeated="3"/>
          <table:table-cell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315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Gecikme</text:p>
          </table:table-cell>
        </table:table-row>
        <table:table-row table:style-name="ro1">
          <table:table-cell table:style-name="ce258"/>
          <table:table-cell table:style-name="ce255" office:value-type="string" calcext:value-type="string">
            <text:p>Radyotörcü </text:p>
          </table:table-cell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Dursun Durmuş</text:p>
          </table:table-cell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2019 kiradan kalan</text:p>
          </table:table-cell>
          <table:table-cell/>
          <table:table-cell table:style-name="ce260"/>
          <table:table-cell table:style-name="ce260" table:formula="of:=[.F33]" office:value-type="float" office:value="15662.2519529925" calcext:value-type="float">
            <text:p>15.662,25</text:p>
          </table:table-cell>
          <table:table-cell table:style-name="ce282"/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doğuş hesabından</text:p>
          </table:table-cell>
          <table:table-cell/>
          <table:table-cell table:style-name="ce260"/>
          <table:table-cell table:style-name="ce260" table:formula="of:=[.F49]" office:value-type="float" office:value="11181.3531100075" calcext:value-type="float">
            <text:p>11.181,35</text:p>
          </table:table-cell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/>
          <table:table-cell/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 table:number-columns-repeated="2"/>
          <table:table-cell table:style-name="ce280"/>
          <table:table-cell/>
        </table:table-row>
        <table:table-row table:style-name="ro1">
          <table:table-cell table:style-name="ce255" office:value-type="string" calcext:value-type="string">
            <text:p>DURSUN DURMUŞ 2022 HESAP</text:p>
          </table:table-cell>
          <table:table-cell table:style-name="ce255" table:number-columns-repeated="2"/>
          <table:table-cell table:style-name="ce330"/>
          <table:table-cell table:style-name="ce305"/>
          <table:table-cell table:number-columns-repeated="2"/>
        </table:table-row>
        <table:table-row table:style-name="ro1">
          <table:table-cell table:style-name="ce287"/>
          <table:table-cell table:style-name="ce308" office:value-type="string" calcext:value-type="string">
            <text:p>Üfe-tüfe</text:p>
          </table:table-cell>
          <table:table-cell table:style-name="ce316" office:value-type="string" calcext:value-type="string">
            <text:p>aylık kira</text:p>
          </table:table-cell>
          <table:table-cell table:style-name="ce331"/>
          <table:table-cell/>
          <table:table-cell table:style-name="ce347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288" office:value-type="string" calcext:value-type="string">
            <text:p>2018 kira bedeli</text:p>
          </table:table-cell>
          <table:table-cell table:style-name="ce309"/>
          <table:table-cell table:style-name="ce317" table:formula="of:=[.D24]/12" office:value-type="currency" office:currency="TRY" office:value="2083.33333333333" calcext:value-type="currency">
            <text:p>₺2.083,33</text:p>
          </table:table-cell>
          <table:table-cell table:style-name="ce332" office:value-type="currency" office:currency="TRY" office:value="25000" calcext:value-type="currency">
            <text:p>₺25.000,00</text:p>
          </table:table-cell>
          <table:table-cell/>
          <table:table-cell table:style-name="ce348" office:value-type="currency" office:currency="TRY" office:value="25000" calcext:value-type="currency">
            <text:p>₺25.000,00</text:p>
          </table:table-cell>
          <table:table-cell/>
        </table:table-row>
        <table:table-row table:style-name="ro1">
          <table:table-cell table:style-name="ce289" office:value-type="string" calcext:value-type="string">
            <text:p>2018 ödeme</text:p>
          </table:table-cell>
          <table:table-cell table:style-name="ce310" table:number-columns-repeated="2"/>
          <table:table-cell table:style-name="ce333" office:value-type="currency" office:currency="TRY" office:value="-25000" calcext:value-type="currency">
            <text:p>₺ -25.000,00</text:p>
          </table:table-cell>
          <table:table-cell/>
          <table:table-cell table:style-name="ce349" table:formula="of:=[.F24]+[.D25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style-name="ce290" office:value-type="string" calcext:value-type="string">
            <text:p>2019 kira bedeli </text:p>
          </table:table-cell>
          <table:table-cell table:style-name="ce311" office:value-type="percentage" office:value="0.2258" calcext:value-type="percentage">
            <text:p>%22,58</text:p>
          </table:table-cell>
          <table:table-cell table:style-name="ce318" table:formula="of:=[.C24]+([.C24]*[.B26])" office:value-type="currency" office:currency="TRY" office:value="2553.75" calcext:value-type="currency">
            <text:p>₺2.553,75</text:p>
          </table:table-cell>
          <table:table-cell table:style-name="ce334" table:formula="of:=[.C26]*12" office:value-type="currency" office:currency="TRY" office:value="30645" calcext:value-type="currency">
            <text:p>₺30.645,00</text:p>
          </table:table-cell>
          <table:table-cell/>
          <table:table-cell table:style-name="ce344" table:formula="of:=[.D26]" office:value-type="currency" office:currency="TRY" office:value="30645" calcext:value-type="currency">
            <text:p>₺30.645,00</text:p>
          </table:table-cell>
          <table:table-cell/>
        </table:table-row>
        <table:table-row table:style-name="ro1">
          <table:table-cell table:style-name="ce290" office:value-type="string" calcext:value-type="string">
            <text:p>2019 nisan ödeme</text:p>
          </table:table-cell>
          <table:table-cell table:style-name="ce293"/>
          <table:table-cell table:style-name="ce305"/>
          <table:table-cell table:style-name="ce335" office:value-type="currency" office:currency="TRY" office:value="-18500" calcext:value-type="currency">
            <text:p>₺ -18.500,00</text:p>
          </table:table-cell>
          <table:table-cell/>
          <table:table-cell table:style-name="ce344" table:formula="of:=[.F26]+[.D27]" office:value-type="currency" office:currency="TRY" office:value="12145" calcext:value-type="currency">
            <text:p>₺12.145,00</text:p>
          </table:table-cell>
          <table:table-cell/>
        </table:table-row>
        <table:table-row table:style-name="ro1">
          <table:table-cell table:style-name="ce291" office:value-type="string" calcext:value-type="string">
            <text:p>2019 haziran ödeme</text:p>
          </table:table-cell>
          <table:table-cell table:style-name="ce312"/>
          <table:table-cell table:style-name="ce310"/>
          <table:table-cell table:style-name="ce333" office:value-type="currency" office:currency="TRY" office:value="-5000" calcext:value-type="currency">
            <text:p>₺ -5.000,00</text:p>
          </table:table-cell>
          <table:table-cell/>
          <table:table-cell table:style-name="ce350" table:formula="of:=[.F27]+[.D28]" office:value-type="currency" office:currency="TRY" office:value="7145" calcext:value-type="currency">
            <text:p>₺7.145,00</text:p>
          </table:table-cell>
          <table:table-cell/>
        </table:table-row>
        <table:table-row table:style-name="ro1">
          <table:table-cell table:style-name="ce292" office:value-type="string" calcext:value-type="string">
            <text:p>Kasım 2020 1 aylık kira bedeli</text:p>
          </table:table-cell>
          <table:table-cell table:style-name="ce313" office:value-type="percentage" office:value="0.1811" calcext:value-type="percentage">
            <text:p>%18,11</text:p>
          </table:table-cell>
          <table:table-cell table:style-name="ce317" table:formula="of:=[.C26]+([.C26]*[.B29])" office:value-type="currency" office:currency="TRY" office:value="3016.234125" calcext:value-type="currency">
            <text:p>₺3.016,23</text:p>
          </table:table-cell>
          <table:table-cell table:style-name="ce332" table:formula="of:=[.C29]" office:value-type="currency" office:currency="TRY" office:value="3016.234125" calcext:value-type="currency">
            <text:p>₺3.016,23</text:p>
          </table:table-cell>
          <table:table-cell/>
          <table:table-cell table:style-name="ce348" table:formula="of:=[.D29]" office:value-type="currency" office:currency="TRY" office:value="3016.234125" calcext:value-type="currency">
            <text:p>₺3.016,23</text:p>
          </table:table-cell>
          <table:table-cell/>
        </table:table-row>
        <table:table-row table:style-name="ro1">
          <table:table-cell table:style-name="ce291" office:value-type="string" calcext:value-type="string">
            <text:p>Aralık 2020 16 günlük kira bedeli</text:p>
          </table:table-cell>
          <table:table-cell table:style-name="ce312"/>
          <table:table-cell table:style-name="ce310"/>
          <table:table-cell table:style-name="ce336" table:formula="of:=[.C29]/30*16" office:value-type="currency" office:currency="TRY" office:value="1608.6582" calcext:value-type="currency">
            <text:p>₺1.608,66</text:p>
          </table:table-cell>
          <table:table-cell/>
          <table:table-cell table:style-name="ce351" table:formula="of:=[.F29]+[.D30]" office:value-type="currency" office:currency="TRY" office:value="4624.892325" calcext:value-type="currency">
            <text:p>₺4.624,89</text:p>
          </table:table-cell>
          <table:table-cell/>
        </table:table-row>
        <table:table-row table:style-name="ro1">
          <table:table-cell table:style-name="ce287" office:value-type="string" calcext:value-type="string">
            <text:p>2021 aylık kira bedeli</text:p>
          </table:table-cell>
          <table:table-cell table:style-name="ce314" office:value-type="percentage" office:value="0.1989" calcext:value-type="percentage">
            <text:p>%19,89</text:p>
          </table:table-cell>
          <table:table-cell table:style-name="ce319" table:formula="of:=[.C29]+([.C29]*[.B31])" office:value-type="currency" office:currency="TRY" office:value="3616.1630924625" calcext:value-type="currency">
            <text:p>₺3.616,16</text:p>
          </table:table-cell>
          <table:table-cell table:style-name="ce337"/>
          <table:table-cell/>
          <table:table-cell table:style-name="ce352"/>
          <table:table-cell/>
        </table:table-row>
        <table:table-row table:style-name="ro1">
          <table:table-cell table:style-name="ce293" table:number-columns-repeated="3"/>
          <table:table-cell table:style-name="ce338"/>
          <table:table-cell/>
          <table:table-cell table:style-name="ce353"/>
          <table:table-cell/>
        </table:table-row>
        <table:table-row table:style-name="ro1">
          <table:table-cell table:style-name="ce294" office:value-type="string" calcext:value-type="string">
            <text:p>kira borcundan kalan 2022 değeri</text:p>
          </table:table-cell>
          <table:table-cell table:style-name="ce294"/>
          <table:table-cell table:style-name="ce320" table:formula="of:=[.F35]+[.F36]" office:value-type="float" office:value="4.33117963778757" calcext:value-type="float">
            <text:p>4,33 ay</text:p>
          </table:table-cell>
          <table:table-cell table:style-name="ce339" table:formula="of:=[.C31]" office:value-type="currency" office:currency="TRY" office:value="3616.1630924625" calcext:value-type="currency">
            <text:p>₺3.616,16</text:p>
          </table:table-cell>
          <table:table-cell/>
          <table:table-cell table:style-name="ce354" table:formula="of:=[.D33]*[.C33]" office:value-type="currency" office:currency="TRY" office:value="15662.2519529925" calcext:value-type="currency">
            <text:p>₺15.662,25</text:p>
          </table:table-cell>
          <table:table-cell/>
        </table:table-row>
        <table:table-row table:style-name="ro1">
          <table:table-cell table:style-name="ce293" table:number-columns-repeated="3"/>
          <table:table-cell table:style-name="ce338"/>
          <table:table-cell/>
          <table:table-cell table:style-name="ce353"/>
          <table:table-cell/>
        </table:table-row>
        <table:table-row table:style-name="ro1">
          <table:table-cell table:style-name="ce295" office:value-type="string" calcext:value-type="string">
            <text:p>Kiradan kalan 2019 </text:p>
          </table:table-cell>
          <table:table-cell table:style-name="ce295"/>
          <table:table-cell table:style-name="ce321" table:formula="of:=[.F28]" office:value-type="currency" office:currency="TRY" office:value="7145" calcext:value-type="currency">
            <text:p>₺7.145,00</text:p>
          </table:table-cell>
          <table:table-cell table:style-name="ce340" table:formula="of:=[.C26]" office:value-type="currency" office:currency="TRY" office:value="2553.75" calcext:value-type="currency">
            <text:p><text:s/>/ <text:s/>₺2.553,75</text:p>
          </table:table-cell>
          <table:table-cell/>
          <table:table-cell table:style-name="ce355" table:formula="of:=[.C35]/[.C26]" office:value-type="float" office:value="2.79784630445423" calcext:value-type="float">
            <text:p>2,80 ay</text:p>
          </table:table-cell>
          <table:table-cell/>
        </table:table-row>
        <table:table-row table:style-name="ro1">
          <table:table-cell table:style-name="ce299" office:value-type="string" calcext:value-type="string">
            <text:p>Kiradan kalan 2020</text:p>
          </table:table-cell>
          <table:table-cell table:style-name="ce299"/>
          <table:table-cell table:style-name="ce322" table:formula="of:=[.F30]" office:value-type="currency" office:currency="TRY" office:value="4624.892325" calcext:value-type="currency">
            <text:p>₺4.624,89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36]/[.C29]" office:value-type="float" office:value="1.53333333333333" calcext:value-type="float">
            <text:p>1,53 ay</text:p>
          </table:table-cell>
          <table:table-cell/>
        </table:table-row>
        <table:table-row table:style-name="ro1">
          <table:table-cell table:style-name="ce300" office:value-type="string" calcext:value-type="string">
            <text:p>Toplam <text:s/></text:p>
          </table:table-cell>
          <table:table-cell table:style-name="ce300"/>
          <table:table-cell table:style-name="ce323" table:formula="of:=SUM([.C35:.C36])" office:value-type="currency" office:currency="TRY" office:value="11769.892325" calcext:value-type="currency">
            <text:p>₺11.769,89</text:p>
          </table:table-cell>
          <table:table-cell table:style-name="ce341"/>
          <table:table-cell/>
          <table:table-cell table:style-name="ce356" table:formula="of:=SUM([.F35:.F36])" office:value-type="float" office:value="4.33117963778757" calcext:value-type="float">
            <text:p>4,33 ay</text:p>
          </table:table-cell>
          <table:table-cell/>
        </table:table-row>
        <table:table-row table:style-name="ro1">
          <table:table-cell table:style-name="ce301" office:value-type="string" calcext:value-type="string">
            <text:p>alınan fark</text:p>
          </table:table-cell>
          <table:table-cell table:style-name="ce299"/>
          <table:table-cell table:style-name="ce324" table:formula="of:=[.F33]-[.C37]" office:value-type="currency" office:currency="TRY" office:value="3892.3596279925" calcext:value-type="currency">
            <text:p>₺3.892,36</text:p>
          </table:table-cell>
          <table:table-cell table:style-name="ce341"/>
          <table:table-cell/>
          <table:table-cell table:style-name="ce356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02" office:value-type="string" calcext:value-type="string">
            <text:p>Diğer borclar</text:p>
          </table:table-cell>
          <table:table-cell table:style-name="ce302"/>
          <table:table-cell table:style-name="ce325" table:formula="of:=SUM([.F42:.F45])" office:value-type="float" office:value="2.80861086110024" calcext:value-type="float">
            <text:p>2,81 ay</text:p>
          </table:table-cell>
          <table:table-cell table:style-name="ce339" table:formula="of:=[.D33]" office:value-type="currency" office:currency="TRY" office:value="3616.1630924625" calcext:value-type="currency">
            <text:p>₺3.616,16</text:p>
          </table:table-cell>
          <table:table-cell/>
          <table:table-cell table:style-name="ce354" table:formula="of:=[.D40]*[.C40]" office:value-type="currency" office:currency="TRY" office:value="10156.394937" calcext:value-type="currency">
            <text:p>₺10.156,39</text:p>
          </table:table-cell>
          <table:table-cell/>
        </table:table-row>
        <table:table-row table:style-name="ro1">
          <table:table-cell table:style-name="ce299" table:number-columns-repeated="2"/>
          <table:table-cell/>
          <table:table-cell table:style-name="ce323"/>
          <table:table-cell/>
          <table:table-cell table:style-name="ce341"/>
          <table:table-cell/>
        </table:table-row>
        <table:table-row table:style-name="ro1">
          <table:table-cell table:style-name="ce303" office:value-type="string" calcext:value-type="string">
            <text:p>elektrikten kalan 2020</text:p>
          </table:table-cell>
          <table:table-cell table:style-name="ce303"/>
          <table:table-cell table:style-name="ce326" office:value-type="currency" office:currency="TRY" office:value="1752.33" calcext:value-type="currency">
            <text:p>₺1.752,33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42]/[.C29]" office:value-type="float" office:value="0.580966174169255" calcext:value-type="float">
            <text:p>0,58 ay</text:p>
          </table:table-cell>
          <table:table-cell/>
        </table:table-row>
        <table:table-row table:style-name="ro1">
          <table:table-cell table:style-name="ce303" office:value-type="string" calcext:value-type="string">
            <text:p>elektrik teminat masrafından kalan 2020</text:p>
          </table:table-cell>
          <table:table-cell table:style-name="ce303"/>
          <table:table-cell table:style-name="ce326" office:value-type="currency" office:currency="TRY" office:value="2000" calcext:value-type="currency">
            <text:p>₺2.000,00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43]/[.C29]" office:value-type="float" office:value="0.66307850024739" calcext:value-type="float">
            <text:p>0,66 ay</text:p>
          </table:table-cell>
          <table:table-cell/>
        </table:table-row>
        <table:table-row table:style-name="ro1">
          <table:table-cell table:style-name="ce303" office:value-type="string" calcext:value-type="string">
            <text:p>Tahliye masrafı 2020</text:p>
          </table:table-cell>
          <table:table-cell table:style-name="ce303"/>
          <table:table-cell table:style-name="ce326" office:value-type="currency" office:currency="TRY" office:value="3885" calcext:value-type="currency">
            <text:p>₺3.885,00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44]/[.D44]" office:value-type="float" office:value="1.28802998673056" calcext:value-type="float">
            <text:p>1,29 ay</text:p>
          </table:table-cell>
          <table:table-cell/>
        </table:table-row>
        <table:table-row table:style-name="ro1">
          <table:table-cell table:style-name="ce303" office:value-type="string" calcext:value-type="string">
            <text:p>icraya ödenen 2022</text:p>
          </table:table-cell>
          <table:table-cell table:style-name="ce303"/>
          <table:table-cell table:style-name="ce326" office:value-type="currency" office:currency="TRY" office:value="1000" calcext:value-type="currency">
            <text:p>₺1.000,00</text:p>
          </table:table-cell>
          <table:table-cell table:style-name="ce341" table:formula="of:=[.C31]" office:value-type="currency" office:currency="TRY" office:value="3616.1630924625" calcext:value-type="currency">
            <text:p><text:s/>/ <text:s/>₺3.616,16</text:p>
          </table:table-cell>
          <table:table-cell/>
          <table:table-cell table:style-name="ce356" table:formula="of:=[.C45]/[.D45]" office:value-type="float" office:value="0.276536199953036" calcext:value-type="float">
            <text:p>0,28 ay</text:p>
          </table:table-cell>
          <table:table-cell/>
        </table:table-row>
        <table:table-row table:style-name="ro1">
          <table:table-cell table:style-name="ce300" office:value-type="string" calcext:value-type="string">
            <text:p>Toplam <text:s/></text:p>
          </table:table-cell>
          <table:table-cell table:style-name="ce300"/>
          <table:table-cell table:style-name="ce323" table:formula="of:=SUM([.C42:.C45])" office:value-type="currency" office:currency="TRY" office:value="8637.33" calcext:value-type="currency">
            <text:p>₺8.637,33</text:p>
          </table:table-cell>
          <table:table-cell table:style-name="ce341"/>
          <table:table-cell/>
          <table:table-cell table:style-name="ce356" table:formula="of:=SUM([.F42:.F45])" office:value-type="float" office:value="2.80861086110024" calcext:value-type="float">
            <text:p>2,81 ay</text:p>
          </table:table-cell>
          <table:table-cell/>
        </table:table-row>
        <table:table-row table:style-name="ro1">
          <table:table-cell table:style-name="ce301" office:value-type="string" calcext:value-type="string">
            <text:p>alınan fark</text:p>
          </table:table-cell>
          <table:table-cell table:style-name="ce299"/>
          <table:table-cell table:style-name="ce324" table:formula="of:=[.F40]-[.C46]" office:value-type="currency" office:currency="TRY" office:value="1519.064937" calcext:value-type="currency">
            <text:p>₺1.519,06</text:p>
          </table:table-cell>
          <table:table-cell table:style-name="ce342" table:formula="of:=[.C38]+[.C47]" office:value-type="currency" office:currency="TRY" office:value="5411.4245649925" calcext:value-type="currency">
            <text:p>₺5.411,42</text:p>
          </table:table-cell>
          <table:table-cell table:number-columns-repeated="3"/>
        </table:table-row>
        <table:table-row table:style-name="ro1">
          <table:table-cell table:style-name="ce301"/>
          <table:table-cell table:style-name="ce299"/>
          <table:table-cell table:style-name="ce323"/>
          <table:table-cell table:number-columns-repeated="4"/>
        </table:table-row>
        <table:table-row table:style-name="ro1">
          <table:table-cell table:style-name="ce304" office:value-type="string" calcext:value-type="string">
            <text:p>Caymazın doğuşa 2000 yılı hesabı için tahsil edilen</text:p>
          </table:table-cell>
          <table:table-cell table:style-name="ce304" table:number-columns-repeated="3"/>
          <table:table-cell/>
          <table:table-cell table:style-name="ce357" table:formula="of:=[.D65]-[.F40]-[.F33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office:value-type="string" calcext:value-type="string">
            <text:p>Tahsilatın 2022-07-21 tarihindeki dolar değeri</text:p>
          </table:table-cell>
          <table:table-cell/>
          <table:table-cell table:style-name="ce327" table:formula="of:=[.F53]" office:value-type="currency" office:currency="USD" office:value="631.71486497764" calcext:value-type="currency">
            <text:p>$631,71</text:p>
          </table:table-cell>
          <table:table-cell table:style-name="ce343" office:value-type="float" office:value="17.7" calcext:value-type="float">
            <text:p>17,70 TL/USD</text:p>
          </table:table-cell>
          <table:table-cell/>
          <table:table-cell table:style-name="ce342" table:formula="of:=[.F49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358"/>
          <table:table-cell/>
        </table:table-row>
        <table:table-row table:style-name="ro1">
          <table:table-cell table:number-columns-repeated="2"/>
          <table:table-cell office:value-type="string" calcext:value-type="string">
            <text:p>borç tutarı</text:p>
          </table:table-cell>
          <table:table-cell office:value-type="string" calcext:value-type="string">
            <text:p>TL-usd kur</text:p>
          </table:table-cell>
          <table:table-cell/>
          <table:table-cell office:value-type="string" calcext:value-type="string">
            <text:p>2000 yılı borcu</text:p>
          </table:table-cell>
          <table:table-cell/>
        </table:table-row>
        <table:table-row table:style-name="ro1">
          <table:table-cell office:value-type="string" calcext:value-type="string">
            <text:p>2000 yılında caymazın borcu 400.000,000 TL </text:p>
          </table:table-cell>
          <table:table-cell/>
          <table:table-cell table:style-name="ce328" office:value-type="float" office:value="400000000" calcext:value-type="float">
            <text:p>400.000.000,00</text:p>
          </table:table-cell>
          <table:table-cell table:style-name="ce280" office:value-type="float" office:value="633197.0675" calcext:value-type="float">
            <text:p>633.197,07</text:p>
          </table:table-cell>
          <table:table-cell/>
          <table:table-cell table:style-name="ce327" table:formula="of:=[.C53]/[.D53]" office:value-type="currency" office:currency="USD" office:value="631.71486497764" calcext:value-type="currency">
            <text:p>$631,71</text:p>
          </table:table-cell>
          <table:table-cell/>
        </table:table-row>
        <table:table-row table:style-name="ro1">
          <table:table-cell office:value-type="string" calcext:value-type="string">
            <text:p>2000 yılı dolar kuru ortalama 1 USD = 568,084.50 </text:p>
          </table:table-cell>
          <table:table-cell table:number-columns-repeated="4"/>
          <table:table-cell table:style-name="ce327"/>
          <table:table-cell/>
        </table:table-row>
        <table:table-row table:style-name="ro1">
          <table:table-cell office:value-type="string" calcext:value-type="string">
            <text:p>2022-07-21 caymazın borcunun TL karşılığı</text:p>
          </table:table-cell>
          <table:table-cell/>
          <table:table-cell table:style-name="ce327" table:formula="of:=[.F53]" office:value-type="currency" office:currency="USD" office:value="631.71486497764" calcext:value-type="currency">
            <text:p>$631,71</text:p>
          </table:table-cell>
          <table:table-cell table:style-name="ce343" office:value-type="float" office:value="17.7" calcext:value-type="float">
            <text:p>17,70 TL/USD</text:p>
          </table:table-cell>
          <table:table-cell/>
          <table:table-cell table:style-name="ce359" table:formula="of:=[.D55]*[.C55]" office:value-type="currency" office:currency="TRY" office:value="11181.3531101042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360"/>
          <table:table-cell/>
        </table:table-row>
        <table:table-row table:style-name="ro1">
          <table:table-cell table:style-name="ce305" table:number-columns-repeated="3"/>
          <table:table-cell table:style-name="ce330"/>
          <table:table-cell/>
          <table:table-cell table:style-name="ce305"/>
          <table:table-cell/>
        </table:table-row>
        <table:table-row table:style-name="ro1">
          <table:table-cell table:style-name="ce305" office:value-type="string" calcext:value-type="string">
            <text:p>Dosya 21-07-2022 tarihinde kapatıldı</text:p>
          </table:table-cell>
          <table:table-cell table:style-name="ce305" table:number-columns-repeated="2"/>
          <table:table-cell table:style-name="ce330"/>
          <table:table-cell/>
          <table:table-cell table:style-name="ce305"/>
          <table:table-cell/>
        </table:table-row>
        <table:table-row table:style-name="ro1">
          <table:table-cell table:style-name="ce305" table:number-columns-repeated="3"/>
          <table:table-cell table:style-name="ce330"/>
          <table:table-cell/>
          <table:table-cell table:style-name="ce305"/>
          <table:table-cell/>
        </table:table-row>
        <table:table-row table:style-name="ro1">
          <table:table-cell table:style-name="ce306" office:value-type="string" calcext:value-type="string">
            <text:p>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8000" calcext:value-type="currency">
            <text:p>-₺8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12000" calcext:value-type="currency">
            <text:p>-₺12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10000" calcext:value-type="currency">
            <text:p>-₺10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21-7-2022 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5000" calcext:value-type="currency">
            <text:p>-₺5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22-7-2022 yapılan ödeme 2022 ali</text:p>
          </table:table-cell>
          <table:table-cell table:style-name="ce306"/>
          <table:table-cell table:style-name="ce305"/>
          <table:table-cell table:style-name="ce344" office:value-type="currency" office:currency="TRY" office:value="-2000" calcext:value-type="currency">
            <text:p>-₺2.000,00</text:p>
          </table:table-cell>
          <table:table-cell/>
          <table:table-cell office:value-type="string" calcext:value-type="string">
            <text:p>BAKİYE</text:p>
          </table:table-cell>
          <table:table-cell/>
        </table:table-row>
        <table:table-row table:style-name="ro1">
          <table:table-cell office:value-type="string" calcext:value-type="string">
            <text:p>toplam tahsilat</text:p>
          </table:table-cell>
          <table:table-cell/>
          <table:table-cell table:style-name="ce310"/>
          <table:table-cell table:style-name="ce345" table:formula="of:=SUM([.D60:.D64])*-1" office:value-type="currency" office:currency="TRY" office:value="37000" calcext:value-type="currency">
            <text:p>₺37.000,00</text:p>
          </table:table-cell>
          <table:table-cell/>
          <table:table-cell table:style-name="ce342" table:formula="of:=[.D65]" office:value-type="currency" office:currency="TRY" office:value="37000" calcext:value-type="currency">
            <text:p>₺37.000,00</text:p>
          </table:table-cell>
          <table:table-cell/>
        </table:table-row>
        <table:table-row table:style-name="ro1">
          <table:table-cell table:number-columns-repeated="3"/>
          <table:table-cell table:style-name="ce346" office:value-type="string" calcext:value-type="string">
            <text:p>kiradan</text:p>
          </table:table-cell>
          <table:table-cell table:style-name="ce342" table:formula="of:=[.F33]" office:value-type="currency" office:currency="TRY" office:value="15662.2519529925" calcext:value-type="currency">
            <text:p>₺15.662,25</text:p>
          </table:table-cell>
          <table:table-cell table:style-name="ce342" table:formula="of:=[.F65]-[.E66]" office:value-type="currency" office:currency="TRY" office:value="21337.7480470075" calcext:value-type="currency">
            <text:p>₺21.337,75</text:p>
          </table:table-cell>
          <table:table-cell/>
        </table:table-row>
        <table:table-row table:style-name="ro1">
          <table:table-cell table:number-columns-repeated="3"/>
          <table:table-cell table:style-name="ce346" office:value-type="string" calcext:value-type="string">
            <text:p>diğer borçlar</text:p>
          </table:table-cell>
          <table:table-cell table:style-name="ce342" table:formula="of:=[.F40]" office:value-type="currency" office:currency="TRY" office:value="10156.394937" calcext:value-type="currency">
            <text:p>₺10.156,39</text:p>
          </table:table-cell>
          <table:table-cell table:style-name="ce342" table:formula="of:=[.F66]-[.E67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3"/>
          <table:table-cell table:style-name="ce346" office:value-type="string" calcext:value-type="string">
            <text:p>doğuşa olan borç</text:p>
          </table:table-cell>
          <table:table-cell table:style-name="ce342" table:formula="of:=[.F49]" office:value-type="currency" office:currency="TRY" office:value="11181.3531100075" calcext:value-type="currency">
            <text:p>₺11.181,35</text:p>
          </table:table-cell>
          <table:table-cell table:style-name="ce342" table:formula="of:=[.F67]-[.E68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number-columns-repeated="5"/>
          <table:table-cell table:style-name="ce342" table:formula="of:=[.F68]-[.D69]" office:value-type="currency" office:currency="TRY" office:value="0" calcext:value-type="currency">
            <text:p>₺0,00</text:p>
          </table:table-cell>
          <table:table-cell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G702-22" table:style-name="ta1">
        <table:table-column table:style-name="co11" table:default-cell-style-name="ce258"/>
        <table:table-column table:style-name="co32" table:default-cell-style-name="ce260"/>
        <table:table-column table:style-name="co11" table:number-columns-repeated="2" table:default-cell-style-name="ce260"/>
        <table:table-column table:style-name="co11" table:default-cell-style-name="ce282"/>
        <table:table-column table:style-name="co11" table:default-cell-style-name="ce260"/>
        <table:table-row table:style-name="ro1">
          <table:table-cell office:value-type="string" calcext:value-type="string">
            <text:p>SnyG702-22</text:p>
          </table:table-cell>
          <table:table-cell table:style-name="ce255" office:value-type="string" calcext:value-type="string">
            <text:p>Sanayi pano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362" office:value-type="string" calcext:value-type="string">
            <text:p>30 Eylül 2022 – 29 Eylül 2023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Metin Çelik 2022-2023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/>
        </table:table-row>
        <table:table-row table:style-name="ro1">
          <table:table-cell/>
          <table:table-cell table:style-name="ce277" office:value-type="string" calcext:value-type="string">
            <text:p><text:s/>Kira Bedeli</text:p>
          </table:table-cell>
          <table:table-cell table:style-name="ce279" table:formula="of:=SUM([.C12:.C23])" office:value-type="float" office:value="49200" calcext:value-type="float">
            <text:p>49.2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<text:s/>Toplam Ödeme</text:p>
          </table:table-cell>
          <table:table-cell table:style-name="ce279" table:formula="of:=SUM([.D12:.D23])" office:value-type="float" office:value="43600" calcext:value-type="float">
            <text:p>43.6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22]" office:value-type="float" office:value="5600" calcext:value-type="float">
            <text:p>5.6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<text:s/>Masraf</text:p>
          </table:table-cell>
          <table:table-cell table:style-name="ce279" table:formula="of:=[.D26]" office:value-type="float" office:value="4500" calcext:value-type="float">
            <text:p>4.5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39100" calcext:value-type="float">
            <text:p>39.100,00</text:p>
          </table:table-cell>
          <table:table-cell table:style-name="Default"/>
          <table:table-cell table:style-name="ce279"/>
          <table:table-cell/>
        </table:table-row>
        <table:table-row table:style-name="ro1">
          <table:table-cell/>
          <table:table-cell table:style-name="ce255"/>
          <table:table-cell table:number-columns-repeated="2"/>
          <table:table-cell table:style-name="ce260"/>
          <table:table-cell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255"/>
          <table:table-cell table:number-columns-repeated="4"/>
        </table:table-row>
        <table:table-row table:style-name="ro1">
          <table:table-cell/>
          <table:table-cell table:style-name="ce258" office:value-type="string" calcext:value-type="string">
            <text:p>30-09-2022 – 29-09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formula="of:=[.E12]+[.C13]-[.D13]" office:value-type="float" office:value="48000" calcext:value-type="float">
            <text:p>48.000,00</text:p>
          </table:table-cell>
          <table:table-cell/>
        </table:table-row>
        <table:table-row table:style-name="ro1">
          <table:table-cell/>
          <table:table-cell table:style-name="ce258" office:value-type="string" calcext:value-type="string">
            <text:p>elektrik teminat</text:p>
          </table:table-cell>
          <table:table-cell office:value-type="float" office:value="1200" calcext:value-type="float">
            <text:p>1.200,00</text:p>
          </table:table-cell>
          <table:table-cell/>
          <table:table-cell table:formula="of:=[.E13]+[.C14]-[.D14]" office:value-type="float" office:value="49200" calcext:value-type="float">
            <text:p>49.200,00</text:p>
          </table:table-cell>
          <table:table-cell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 office:value-type="float" office:value="40000" calcext:value-type="float">
            <text:p>40000</text:p>
          </table:table-cell>
          <table:table-cell table:formula="of:=[.E14]+[.C15]-[.D15]" office:value-type="float" office:value="9200" calcext:value-type="float">
            <text:p>9.200,00</text:p>
          </table:table-cell>
          <table:table-cell/>
        </table:table-row>
        <table:table-row table:style-name="ro1">
          <table:table-cell table:style-name="ce361" office:value-type="date" office:date-value="2022-09-30" calcext:value-type="date">
            <text:p>30.09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 office:value-type="float" office:value="1200" calcext:value-type="float">
            <text:p>1200</text:p>
          </table:table-cell>
          <table:table-cell table:formula="of:=[.E15]+[.C16]-[.D16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361" office:value-type="date" office:date-value="2022-10-30" calcext:value-type="date">
            <text:p>30.10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 office:value-type="float" office:value="1200" calcext:value-type="float">
            <text:p>1200</text:p>
          </table:table-cell>
          <table:table-cell table:formula="of:=[.E16]+[.C17]-[.D17]" office:value-type="float" office:value="6800" calcext:value-type="float">
            <text:p>6.800,00</text:p>
          </table:table-cell>
          <table:table-cell/>
        </table:table-row>
        <table:table-row table:style-name="ro1">
          <table:table-cell table:style-name="ce361" office:value-type="date" office:date-value="2022-11-30" calcext:value-type="date">
            <text:p>30.11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 office:value-type="float" office:value="1200" calcext:value-type="float">
            <text:p>1200</text:p>
          </table:table-cell>
          <table:table-cell table:formula="of:=[.E17]+[.C18]-[.D18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361" office:value-type="date" office:date-value="2022-12-30" calcext:value-type="date">
            <text:p>30.12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18]+[.C19]-[.D19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361" office:value-type="date" office:date-value="2023-01-30" calcext:value-type="date">
            <text:p>30.01.2023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19]+[.C20]-[.D20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361" office:value-type="date" office:date-value="2023-02-28" calcext:value-type="date">
            <text:p>28.02.2023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20]+[.C21]-[.D21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361" office:value-type="date" office:date-value="2023-03-30" calcext:value-type="date">
            <text:p>30.03.2023</text:p>
          </table:table-cell>
          <table:table-cell table:style-name="ce258" office:value-type="float" office:value="1000" calcext:value-type="float">
            <text:p>1000</text:p>
          </table:table-cell>
          <table:table-cell table:style-name="ce280"/>
          <table:table-cell/>
          <table:table-cell table:formula="of:=[.E21]+[.C22]-[.D22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361" office:value-type="date" office:date-value="2023-04-30" calcext:value-type="date">
            <text:p>30.04.2023</text:p>
          </table:table-cell>
          <table:table-cell table:style-name="ce258" office:value-type="float" office:value="1000" calcext:value-type="float">
            <text:p>1000</text:p>
          </table:table-cell>
          <table:table-cell table:style-name="ce280"/>
          <table:table-cell/>
          <table:table-cell table:formula="of:=[.E22]+[.C23]-[.D23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275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55"/>
          <table:table-cell table:style-name="Default"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28:.D47])" office:value-type="float" office:value="4500" calcext:value-type="float">
            <text:p>4.50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274"/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Kapı yapımı</text:p>
          </table:table-cell>
          <table:table-cell/>
          <table:table-cell table:style-name="ce274" office:value-type="float" office:value="1500" calcext:value-type="float">
            <text:p>1.500,00</text:p>
          </table:table-cell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cam</text:p>
          </table:table-cell>
          <table:table-cell/>
          <table:table-cell table:style-name="ce273"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wc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duvar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elektrik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260"/>
          <table:table-cell table:style-name="Default"/>
        </table:table-row>
        <table:table-row table:style-name="ro1" table:number-rows-repeated="4">
          <table:table-cell table:style-name="ce275"/>
          <table:table-cell table:number-columns-repeated="3"/>
          <table:table-cell table:style-name="ce260"/>
          <table:table-cell table:style-name="Default"/>
        </table:table-row>
        <table:table-row table:style-name="ro1" table:number-rows-repeated="3">
          <table:table-cell table:style-name="ce275"/>
          <table:table-cell table:number-columns-repeated="3"/>
          <table:table-cell table:style-name="ce281"/>
          <table:table-cell table:style-name="ce270"/>
        </table:table-row>
        <table:table-row table:style-name="ro1" table:number-rows-repeated="2">
          <table:table-cell table:number-columns-repeated="4"/>
          <table:table-cell table:style-name="ce281"/>
          <table:table-cell table:style-name="ce270"/>
        </table:table-row>
        <table:table-row table:style-name="ro1" table:number-rows-repeated="2">
          <table:table-cell table:number-columns-repeated="4"/>
          <table:table-cell table:style-name="ce260"/>
          <table:table-cell/>
        </table:table-row>
        <table:table-row table:style-name="ro1">
          <table:table-cell table:number-columns-repeated="4"/>
          <table:table-cell table:style-name="ce260"/>
          <table:table-cell/>
        </table:table-row>
      </table:table>
      <table:table table:name="SnH yazıhane" table:style-name="ta2">
        <table:table-column table:style-name="co33" table:default-cell-style-name="ce258"/>
        <table:table-column table:style-name="co34" table:default-cell-style-name="ce258"/>
        <table:table-column table:style-name="co30" table:default-cell-style-name="ce260"/>
        <table:table-column table:style-name="co17" table:default-cell-style-name="ce260"/>
        <table:table-column table:style-name="co35" table:default-cell-style-name="ce260"/>
        <table:table-column table:style-name="co17" table:default-cell-style-name="ce260"/>
        <table:table-column table:style-name="co18" table:default-cell-style-name="ce260"/>
        <table:table-column table:style-name="co11" table:number-columns-repeated="52" table:default-cell-style-name="ce258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279" table:formula="of:=SUM([.F6:.F56])" office:value-type="float" office:value="-2543.67" calcext:value-type="float">
            <text:p>-2.543,67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Masraf</text:p>
          </table:table-cell>
          <table:table-cell table:style-name="ce261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274"/>
          <table:table-cell table:style-name="ce279"/>
          <table:table-cell table:number-columns-repeated="52"/>
        </table:table-row>
        <table:table-row table:style-name="ro1">
          <table:table-cell table:style-name="ce275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280" office:value-type="float" office:value="-54.79" calcext:value-type="float">
            <text:p>-54,79</text:p>
          </table:table-cell>
          <table:table-cell table:style-name="ce280" table:formula="of:=[.G5]+[.E6]-[.F6]" office:value-type="float" office:value="54.79" calcext:value-type="float">
            <text:p>54,79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280" office:value-type="float" office:value="-63.01" calcext:value-type="float">
            <text:p>-63,01</text:p>
          </table:table-cell>
          <table:table-cell table:style-name="ce280" table:formula="of:=[.G6]+[.E7]-[.F7]" office:value-type="float" office:value="117.8" calcext:value-type="float">
            <text:p>117,8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280" office:value-type="float" office:value="-78.08" calcext:value-type="float">
            <text:p>-78,08</text:p>
          </table:table-cell>
          <table:table-cell table:style-name="ce280" table:formula="of:=[.G7]+[.E8]-[.F8]" office:value-type="float" office:value="195.88" calcext:value-type="float">
            <text:p>195,88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280" office:value-type="float" office:value="-65.75" calcext:value-type="float">
            <text:p>-65,75</text:p>
          </table:table-cell>
          <table:table-cell table:style-name="ce280" table:formula="of:=[.G8]+[.E9]-[.F9]" office:value-type="float" office:value="261.63" calcext:value-type="float">
            <text:p>261,63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280" office:value-type="float" office:value="-82.18" calcext:value-type="float">
            <text:p>-82,18</text:p>
          </table:table-cell>
          <table:table-cell table:style-name="ce280" table:formula="of:=[.G9]+[.E10]-[.F10]" office:value-type="float" office:value="343.81" calcext:value-type="float">
            <text:p>343,8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280" office:value-type="float" office:value="-48.8" calcext:value-type="float">
            <text:p>-48,80</text:p>
          </table:table-cell>
          <table:table-cell table:style-name="ce280" table:formula="of:=[.G10]+[.E11]-[.F11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280" table:formula="of:=[.G11]+[.E12]-[.F12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2]+[.E13]-[.F13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6-30" calcext:value-type="date">
            <text:p>30.06.2022</text:p>
          </table:table-cell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280" office:value-type="float" office:value="-69.38" calcext:value-type="float">
            <text:p>-69,38</text:p>
          </table:table-cell>
          <table:table-cell table:style-name="ce280" table:formula="of:=[.G13]+[.E14]-[.F14]" office:value-type="float" office:value="461.99" calcext:value-type="float">
            <text:p>461,99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280" office:value-type="float" office:value="-41.08" calcext:value-type="float">
            <text:p>-41,08</text:p>
          </table:table-cell>
          <table:table-cell table:style-name="ce280" table:formula="of:=[.G14]+[.E15]-[.F15]" office:value-type="float" office:value="503.07" calcext:value-type="float">
            <text:p>503,07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280" office:value-type="float" office:value="-192.91" calcext:value-type="float">
            <text:p>-192,91</text:p>
          </table:table-cell>
          <table:table-cell table:style-name="ce280" table:formula="of:=[.G15]+[.E16]-[.F16]" office:value-type="float" office:value="695.98" calcext:value-type="float">
            <text:p>695,98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280" office:value-type="float" office:value="-49.95" calcext:value-type="float">
            <text:p>-49,95</text:p>
          </table:table-cell>
          <table:table-cell table:style-name="ce280" table:formula="of:=[.G16]+[.E17]-[.F17]" office:value-type="float" office:value="745.93" calcext:value-type="float">
            <text:p>745,93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280" office:value-type="float" office:value="-207.89" calcext:value-type="float">
            <text:p>-207,89</text:p>
          </table:table-cell>
          <table:table-cell table:style-name="ce280" table:formula="of:=[.G17]+[.E18]-[.F18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Default" table:number-columns-repeated="6"/>
          <table:table-cell table:style-name="ce280" table:formula="of:=[.G18]+[.E19]-[.F19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9]+[.E20]-[.F20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ce280" office:value-type="float" office:value="-1589.85" calcext:value-type="float">
            <text:p>-1.589,85</text:p>
          </table:table-cell>
          <table:table-cell table:style-name="ce280" table:formula="of:=[.G20]+[.E21]-[.F21]" office:value-type="float" office:value="2543.67" calcext:value-type="float">
            <text:p>2.543,67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280"/>
          <table:table-cell table:number-columns-repeated="2"/>
          <table:table-cell table:style-name="ce280" table:formula="of:=[.G21]+[.E22]-[.F22]" office:value-type="float" office:value="2543.67" calcext:value-type="float">
            <text:p>2.543,67</text:p>
          </table:table-cell>
          <table:table-cell table:number-columns-repeated="52"/>
        </table:table-row>
        <table:table-row table:style-name="ro1">
          <table:table-cell table:style-name="Default" table:number-columns-repeated="6"/>
          <table:table-cell table:style-name="ce280" table:formula="of:=[.G22]+[GDR.F152]-[GDR.E152]" office:value-type="float" office:value="7043.67" calcext:value-type="float">
            <text:p>7.043,67</text:p>
          </table:table-cell>
          <table:table-cell table:number-columns-repeated="52"/>
        </table:table-row>
        <table:table-row table:style-name="ro1">
          <table:table-cell table:style-name="Default" table:number-columns-repeated="6"/>
          <table:table-cell table:style-name="ce280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275"/>
          <table:table-cell table:number-columns-repeated="58"/>
        </table:table-row>
        <table:table-row table:style-name="ro1" table:number-rows-repeated="2">
          <table:table-cell table:style-name="ce275"/>
          <table:table-cell table:style-name="ce260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281"/>
          <table:table-cell table:number-columns-repeated="54"/>
        </table:table-row>
        <table:table-row table:style-name="ro1" table:number-rows-repeated="2">
          <table:table-cell table:style-name="ce275"/>
          <table:table-cell table:number-columns-repeated="3"/>
          <table:table-cell table:style-name="ce281"/>
          <table:table-cell table:number-columns-repeated="54"/>
        </table:table-row>
        <table:table-row table:style-name="ro1">
          <table:table-cell table:number-columns-repeated="4"/>
          <table:table-cell table:style-name="ce281"/>
          <table:table-cell table:number-columns-repeated="54"/>
        </table:table-row>
        <table:table-row table:style-name="ro1">
          <table:table-cell table:style-name="ce275"/>
          <table:table-cell table:number-columns-repeated="3"/>
          <table:table-cell table:style-name="ce28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279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280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GLR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342"/>
        <table:table-column table:style-name="co41" table:default-cell-style-name="ce342"/>
        <table:table-column table:style-name="co42" table:default-cell-style-name="Default"/>
        <table:table-column table:style-name="co43" table:default-cell-style-name="Default"/>
        <table:table-column table:style-name="co44" table:default-cell-style-name="ce280"/>
        <table:table-column table:style-name="co45" table:default-cell-style-name="Default"/>
        <table:table-column table:style-name="co46" table:default-cell-style-name="ce280"/>
        <table:table-column table:style-name="co11" table:default-cell-style-name="Default"/>
        <table:table-row table:style-name="ro1">
          <table:table-cell table:number-columns-repeated="4"/>
          <table:table-cell table:style-name="ce376" office:value-type="string" calcext:value-type="string">
            <text:p>kira bedeli</text:p>
          </table:table-cell>
          <table:table-cell table:style-name="ce376" office:value-type="string" calcext:value-type="string">
            <text:p>tahsilat</text:p>
          </table:table-cell>
          <table:table-cell table:style-name="ce360" office:value-type="string" calcext:value-type="string">
            <text:p>alacak bakiye</text:p>
          </table:table-cell>
          <table:table-cell table:style-name="ce360"/>
          <table:table-cell table:style-name="ce388"/>
          <table:table-cell table:number-columns-repeated="3"/>
        </table:table-row>
        <table:table-row table:style-name="ro3">
          <table:table-cell/>
          <table:table-cell table:style-name="ce365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376" office:value-type="string" calcext:value-type="string">
            <text:p>TL</text:p>
          </table:table-cell>
          <table:table-cell table:style-name="ce360" office:value-type="string" calcext:value-type="string">
            <text:p>TL</text:p>
          </table:table-cell>
          <table:table-cell table:style-name="ce360" office:value-type="string" calcext:value-type="string">
            <text:p>$-TL</text:p>
          </table:table-cell>
          <table:table-cell table:style-name="ce389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280" table:formula="of:=[.E3]-[.F3]" office:value-type="float" office:value="25000" calcext:value-type="float">
            <text:p>25.000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280" table:formula="of:=[.G3]+[.E4]-[.F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369" table:formula="of:=[.F4]/[.H4]" office:value-type="float" office:value="1358.69565217391" calcext:value-type="float">
            <text:p>1.358,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280" table:formula="of:=[.G4]+[.E5]-[.F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369" table:formula="of:=[.F5]/[.H5]" office:value-type="float" office:value="2556.81818181818" calcext:value-type="float">
            <text:p>2.556,82</text:p>
          </table:table-cell>
          <table:table-cell table:number-columns-repeated="3"/>
        </table:table-row>
        <table:table-row table:style-name="ro1">
          <table:table-cell/>
          <table:table-cell table:style-name="ce276"/>
          <table:table-cell table:style-name="ce274" office:value-type="string" calcext:value-type="string">
            <text:p>TOPLAM</text:p>
          </table:table-cell>
          <table:table-cell/>
          <table:table-cell table:style-name="ce368" table:formula="of:=SUM([.E3:.E5])" office:value-type="currency" office:currency="TRY" office:value="25000" calcext:value-type="currency">
            <text:p>₺25.000,00</text:p>
          </table:table-cell>
          <table:table-cell table:style-name="ce368" table:formula="of:=SUM([.F4:.F5])" office:value-type="currency" office:currency="TRY" office:value="21000" calcext:value-type="currency">
            <text:p>₺21.000,00</text:p>
          </table:table-cell>
          <table:table-cell table:style-name="ce367"/>
          <table:table-cell table:style-name="ce281"/>
          <table:table-cell table:style-name="ce368" table:formula="of:=SUM([.I4:.I5])" office:value-type="currency" office:currency="TRY" office:value="3915.5138339921" calcext:value-type="currency">
            <text:p>₺3.915,5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76"/>
          <table:table-cell table:style-name="ce274"/>
          <table:table-cell/>
          <table:table-cell table:style-name="ce368" table:number-columns-repeated="2"/>
          <table:table-cell table:style-name="ce367"/>
          <table:table-cell table:style-name="ce281"/>
          <table:table-cell table:style-name="ce368"/>
          <table:table-cell table:number-columns-repeated="3"/>
        </table:table-row>
        <table:table-row table:style-name="ro3">
          <table:table-cell/>
          <table:table-cell table:style-name="ce365" office:value-type="float" office:value="2019" calcext:value-type="float">
            <text:p>2019</text:p>
          </table:table-cell>
          <table:table-cell table:number-columns-repeated="4"/>
          <table:table-cell table:style-name="ce280"/>
          <table:table-cell/>
          <table:table-cell table:style-name="ce369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G5]+[.E10]-[.F10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369" table:formula="of:=[.F10]/[.H10]" office:value-type="float" office:value="327.332242225859" calcext:value-type="float">
            <text:p>327,33</text:p>
          </table:table-cell>
          <table:table-cell table:number-columns-repeated="3"/>
        </table:table-row>
        <table:table-row table:style-name="ro1">
          <table:table-cell table:style-name="ce364" office:value-type="string" calcext:value-type="string">
            <text:p>SnyG701-18</text:p>
          </table:table-cell>
          <table:table-cell table:style-name="ce276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G10]+[.E11]-[.F11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369" table:formula="of:=[.F11]/[.H11]" office:value-type="float" office:value="343.642611683849" calcext:value-type="float">
            <text:p>343,64</text:p>
          </table:table-cell>
          <table:table-cell table:number-columns-repeated="3"/>
        </table:table-row>
        <table:table-row table:style-name="ro1">
          <table:table-cell table:style-name="ce364" office:value-type="string" calcext:value-type="string">
            <text:p>SnyG701-19</text:p>
          </table:table-cell>
          <table:table-cell table:style-name="ce276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323" office:value-type="currency" office:currency="TRY" office:value="30645" calcext:value-type="currency">
            <text:p>₺30.645,00</text:p>
          </table:table-cell>
          <table:table-cell table:style-name="ce323"/>
          <table:table-cell table:style-name="ce280" table:formula="of:=[.G11]+[.E12]-[.F12]" office:value-type="float" office:value="30645" calcext:value-type="float">
            <text:p>30.645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 table:style-name="ce364" office:value-type="string" calcext:value-type="string">
            <text:p>SnyA101-19</text:p>
          </table:table-cell>
          <table:table-cell table:style-name="ce275" office:value-type="date" office:date-value="2019-11-30" calcext:value-type="date">
            <text:p>30.11.2019</text:p>
          </table:table-cell>
          <table:table-cell table:style-name="ce258" office:value-type="string" calcext:value-type="string">
            <text:p><text:s/>Fatih Uzun Parçacı</text:p>
          </table:table-cell>
          <table:table-cell table:style-name="ce280" office:value-type="string" calcext:value-type="string">
            <text:p>4ay</text:p>
          </table:table-cell>
          <table:table-cell table:style-name="ce323" office:value-type="currency" office:currency="TRY" office:value="4000" calcext:value-type="currency">
            <text:p>₺4.000,00</text:p>
          </table:table-cell>
          <table:table-cell table:style-name="ce323"/>
          <table:table-cell table:style-name="ce280" table:formula="of:=[.G12]+[.E13]-[.F13]" office:value-type="float" office:value="34645" calcext:value-type="float">
            <text:p>34.645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275" office:value-type="date" office:date-value="2019-11-30" calcext:value-type="date">
            <text:p>30.11.2019</text:p>
          </table:table-cell>
          <table:table-cell table:style-name="ce258" office:value-type="string" calcext:value-type="string">
            <text:p><text:s/>ödeme 19</text:p>
          </table:table-cell>
          <table:table-cell table:style-name="ce280"/>
          <table:table-cell table:style-name="ce323"/>
          <table:table-cell table:style-name="ce323" office:value-type="currency" office:currency="TRY" office:value="4000" calcext:value-type="currency">
            <text:p>₺4.000,00</text:p>
          </table:table-cell>
          <table:table-cell table:style-name="ce280" table:formula="of:=[.G13]+[.E14]-[.F14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369" table:formula="of:=[.F14]/[.H14]" office:value-type="float" office:value="698.080279232112" calcext:value-type="float">
            <text:p>698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276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323"/>
          <table:table-cell table:style-name="ce323" office:value-type="currency" office:currency="TRY" office:value="18500" calcext:value-type="currency">
            <text:p>₺18.500,00</text:p>
          </table:table-cell>
          <table:table-cell table:style-name="ce280" table:formula="of:=[.G14]+[.E15]-[.F15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369" table:formula="of:=[.F15]/[.H15]" office:value-type="float" office:value="3195.16407599309" calcext:value-type="float">
            <text:p>3.195,16</text:p>
          </table:table-cell>
          <table:table-cell table:number-columns-repeated="3"/>
        </table:table-row>
        <table:table-row table:style-name="ro1">
          <table:table-cell/>
          <table:table-cell table:style-name="ce276"/>
          <table:table-cell table:style-name="ce274" office:value-type="string" calcext:value-type="string">
            <text:p>TOPLAM</text:p>
          </table:table-cell>
          <table:table-cell/>
          <table:table-cell table:style-name="ce370" table:formula="of:=SUM([.E10:.E15])" office:value-type="currency" office:currency="TRY" office:value="34645" calcext:value-type="currency">
            <text:p>₺34.645,00</text:p>
          </table:table-cell>
          <table:table-cell table:style-name="ce370" table:formula="of:=SUM([.F10:.F15])" office:value-type="currency" office:currency="TRY" office:value="26500" calcext:value-type="currency">
            <text:p>₺26.500,00</text:p>
          </table:table-cell>
          <table:table-cell table:style-name="ce367"/>
          <table:table-cell table:style-name="ce281"/>
          <table:table-cell table:style-name="ce368" table:formula="of:=SUM([.I10:.I15])" office:value-type="currency" office:currency="TRY" office:value="4564.21920913491" calcext:value-type="currency">
            <text:p>₺4.564,22</text:p>
          </table:table-cell>
          <table:table-cell table:number-columns-repeated="3"/>
        </table:table-row>
        <table:table-row table:style-name="ro3">
          <table:table-cell/>
          <table:table-cell table:style-name="ce365" office:value-type="float" office:value="2020" calcext:value-type="float">
            <text:p>2020</text:p>
          </table:table-cell>
          <table:table-cell table:style-name="ce280"/>
          <table:table-cell table:style-name="ce274"/>
          <table:table-cell table:style-name="ce112"/>
          <table:table-cell table:style-name="ce323"/>
          <table:table-cell table:style-name="ce280"/>
          <table:table-cell table:number-columns-repeated="5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2019 dan devreden alacak</text:p>
          </table:table-cell>
          <table:table-cell table:style-name="ce274"/>
          <table:table-cell table:style-name="ce112"/>
          <table:table-cell table:style-name="ce323"/>
          <table:table-cell table:style-name="ce280" table:formula="of:=[.G15]+[.E18]-[.F18]" office:value-type="float" office:value="12145" calcext:value-type="float">
            <text:p>12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323" office:value-type="currency" office:currency="TRY" office:value="6200" calcext:value-type="currency">
            <text:p>₺6.200,00</text:p>
          </table:table-cell>
          <table:table-cell table:style-name="ce323"/>
          <table:table-cell table:style-name="ce280" table:formula="of:=[.G18]+[.E19]-[.F19]" office:value-type="float" office:value="18345" calcext:value-type="float">
            <text:p>18.345,00</text:p>
          </table:table-cell>
          <table:table-cell office:value-type="float" office:value="6.43" calcext:value-type="float">
            <text:p>6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323"/>
          <table:table-cell table:style-name="ce323" office:value-type="currency" office:currency="TRY" office:value="6200" calcext:value-type="currency">
            <text:p>₺6.200,00</text:p>
          </table:table-cell>
          <table:table-cell table:style-name="ce280" table:formula="of:=[.G19]+[.E20]-[.F20]" office:value-type="float" office:value="12145" calcext:value-type="float">
            <text:p>12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6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323"/>
          <table:table-cell table:style-name="ce323" office:value-type="currency" office:currency="TRY" office:value="5000" calcext:value-type="currency">
            <text:p>₺5.000,00</text:p>
          </table:table-cell>
          <table:table-cell table:style-name="ce369" table:formula="of:=[.G20]+[.E21]-[.F21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323" office:value-type="currency" office:currency="TRY" office:value="30000" calcext:value-type="currency">
            <text:p>₺30.000,00</text:p>
          </table:table-cell>
          <table:table-cell table:style-name="ce323"/>
          <table:table-cell table:style-name="ce280" table:formula="of:=[.G21]+[.E22]-[.F22]" office:value-type="float" office:value="37145" calcext:value-type="float">
            <text:p>37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08-20" calcext:value-type="date">
            <text:p>20.08.2020</text:p>
          </table:table-cell>
          <table:table-cell table:style-name="ce258" office:value-type="string" calcext:value-type="string">
            <text:p><text:span text:style-name="T1"> </text:span>nakit ödeme 20-3-7/12</text:p>
          </table:table-cell>
          <table:table-cell table:style-name="ce280"/>
          <table:table-cell table:style-name="ce323"/>
          <table:table-cell table:style-name="ce323" office:value-type="currency" office:currency="TRY" office:value="15000" calcext:value-type="currency">
            <text:p>₺15.000,00</text:p>
          </table:table-cell>
          <table:table-cell table:style-name="ce280" table:formula="of:=[.G22]+[.E23]-[.F23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09-30" calcext:value-type="date">
            <text:p>30.09.2020</text:p>
          </table:table-cell>
          <table:table-cell table:style-name="ce258" office:value-type="string" calcext:value-type="string">
            <text:p><text:span text:style-name="T1"> </text:span>Kira Ödemesii 20-8/12</text:p>
          </table:table-cell>
          <table:table-cell table:style-name="ce280"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23]+[.E24]-[.F24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323" office:value-type="currency" office:currency="TRY" office:value="7800" calcext:value-type="currency">
            <text:p>₺7.800,00</text:p>
          </table:table-cell>
          <table:table-cell table:style-name="ce323"/>
          <table:table-cell table:style-name="ce280" table:formula="of:=[.G24]+[.E25]-[.F25]" office:value-type="float" office:value="26945" calcext:value-type="float">
            <text:p>26.9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323"/>
          <table:table-cell table:style-name="ce323" office:value-type="currency" office:currency="TRY" office:value="7800" calcext:value-type="currency">
            <text:p>₺7.800,00</text:p>
          </table:table-cell>
          <table:table-cell table:style-name="ce280" table:formula="of:=[.G25]+[.E26]-[.F26]" office:value-type="float" office:value="19145" calcext:value-type="float">
            <text:p>19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5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323" office:value-type="currency" office:currency="TRY" office:value="3014" calcext:value-type="currency">
            <text:p>₺3.014,00</text:p>
          </table:table-cell>
          <table:table-cell table:style-name="ce323"/>
          <table:table-cell table:style-name="ce280" table:formula="of:=[.G26]+[.E27]-[.F27]" office:value-type="float" office:value="22159" calcext:value-type="float">
            <text:p>22.15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5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323" office:value-type="currency" office:currency="TRY" office:value="1610" calcext:value-type="currency">
            <text:p>₺1.610,00</text:p>
          </table:table-cell>
          <table:table-cell table:style-name="ce323"/>
          <table:table-cell table:style-name="ce280" table:formula="of:=[.G27]+[.E28]-[.F28]" office:value-type="float" office:value="23769" calcext:value-type="float">
            <text:p>23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6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323" office:value-type="currency" office:currency="TRY" office:value="35000" calcext:value-type="currency">
            <text:p>₺35.000,00</text:p>
          </table:table-cell>
          <table:table-cell table:style-name="ce323"/>
          <table:table-cell table:style-name="ce280" table:formula="of:=[.G28]+[.E29]-[.F29]" office:value-type="float" office:value="58769" calcext:value-type="float">
            <text:p>58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5" office:value-type="date" office:date-value="2020-10-20" calcext:value-type="date">
            <text:p>20.10.2020</text:p>
          </table:table-cell>
          <table:table-cell table:style-name="ce258" office:value-type="string" calcext:value-type="string">
            <text:p><text:span text:style-name="T1"> 20-21 </text:span>Kira Bedeli 20-1-7/12</text:p>
          </table:table-cell>
          <table:table-cell/>
          <table:table-cell table:style-name="ce323"/>
          <table:table-cell table:style-name="ce323" office:value-type="currency" office:currency="TRY" office:value="20000" calcext:value-type="currency">
            <text:p>₺20.000,00</text:p>
          </table:table-cell>
          <table:table-cell table:style-name="ce280" table:formula="of:=[.G29]+[.E30]-[.F30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58" office:value-type="string" calcext:value-type="string">
            <text:p><text:span text:style-name="T1"> 20-21 </text:span>Kira Bedeli 20-8/12          </text:p>
          </table:table-cell>
          <table:table-cell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30]+[.E31]-[.F31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11-12" calcext:value-type="date">
            <text:p>12.11.2020</text:p>
          </table:table-cell>
          <table:table-cell table:style-name="ce258" office:value-type="string" calcext:value-type="string">
            <text:p><text:span text:style-name="T1"> </text:span>Kira Ödemesi 20-9/12</text:p>
          </table:table-cell>
          <table:table-cell table:style-name="ce280"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31]+[.E32]-[.F32]" office:value-type="float" office:value="32769" calcext:value-type="float">
            <text:p>32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12-12" calcext:value-type="date">
            <text:p>12.12.2020</text:p>
          </table:table-cell>
          <table:table-cell table:style-name="ce258" office:value-type="string" calcext:value-type="string">
            <text:p>Kira Ödemesi 20-10/12</text:p>
          </table:table-cell>
          <table:table-cell table:style-name="ce280"/>
          <table:table-cell table:style-name="ce323"/>
          <table:table-cell table:style-name="ce323" office:value-type="currency" office:currency="TRY" office:value="1500" calcext:value-type="currency">
            <text:p>₺1.500,00</text:p>
          </table:table-cell>
          <table:table-cell table:style-name="ce280" table:formula="of:=[.G32]+[.E33]-[.F33]" office:value-type="float" office:value="31269" calcext:value-type="float">
            <text:p>31.269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74" office:value-type="string" calcext:value-type="string">
            <text:p>TOPLAM</text:p>
          </table:table-cell>
          <table:table-cell/>
          <table:table-cell table:style-name="ce370" table:formula="of:=SUM([.E19:.E33])" office:value-type="currency" office:currency="TRY" office:value="83624" calcext:value-type="currency">
            <text:p>₺83.624,00</text:p>
          </table:table-cell>
          <table:table-cell table:style-name="ce370" table:formula="of:=SUM([.F19:.F33])" office:value-type="currency" office:currency="TRY" office:value="64500" calcext:value-type="currency">
            <text:p>₺64.500,00</text:p>
          </table:table-cell>
          <table:table-cell table:style-name="ce280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76"/>
          <table:table-cell table:style-name="ce366"/>
          <table:table-cell table:style-name="ce274"/>
          <table:table-cell/>
          <table:table-cell table:style-name="ce323" table:number-columns-repeated="2"/>
          <table:table-cell/>
          <table:table-cell table:style-name="ce369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86"/>
          <table:table-cell table:style-name="ce280"/>
          <table:table-cell table:style-name="ce274"/>
          <table:table-cell table:style-name="ce367"/>
          <table:table-cell table:style-name="ce323" table:number-columns-repeated="2"/>
          <table:table-cell/>
          <table:table-cell table:style-name="ce369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/>
          <table:table-cell table:style-name="ce365" office:value-type="float" office:value="2021" calcext:value-type="float">
            <text:p>2021</text:p>
          </table:table-cell>
          <table:table-cell table:style-name="ce258"/>
          <table:table-cell/>
          <table:table-cell table:style-name="ce323" table:number-columns-repeated="2"/>
          <table:table-cell table:style-name="ce280"/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5" office:value-type="date" office:date-value="2021-01-30" calcext:value-type="date">
            <text:p>30.01.2021</text:p>
          </table:table-cell>
          <table:table-cell table:style-name="ce258" office:value-type="string" calcext:value-type="string">
            <text:p><text:span text:style-name="T1">2020-21 </text:span>Kira Bedeli 9-10/12      senetli</text:p>
          </table:table-cell>
          <table:table-cell/>
          <table:table-cell table:style-name="ce323"/>
          <table:table-cell table:style-name="ce323" office:value-type="currency" office:currency="TRY" office:value="6000" calcext:value-type="currency">
            <text:p>₺6.000,00</text:p>
          </table:table-cell>
          <table:table-cell table:style-name="ce280" table:formula="of:=[.G33]+[.E38]-[.F38]" office:value-type="float" office:value="25269" calcext:value-type="float">
            <text:p>25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<text:span text:style-name="T1">2020-21 </text:span>Kira Bedeli 11-12/12    senetli</text:p>
          </table:table-cell>
          <table:table-cell/>
          <table:table-cell table:style-name="ce323"/>
          <table:table-cell table:style-name="ce323" office:value-type="currency" office:currency="TRY" office:value="6000" calcext:value-type="currency">
            <text:p>₺6.000,00</text:p>
          </table:table-cell>
          <table:table-cell table:style-name="ce280" table:formula="of:=[.G38]+[.E39]-[.F39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323" office:value-type="currency" office:currency="TRY" office:value="6800" calcext:value-type="currency">
            <text:p>₺6.800,00</text:p>
          </table:table-cell>
          <table:table-cell table:style-name="ce323"/>
          <table:table-cell table:style-name="ce280" table:formula="of:=[.G39]+[.E40]-[.F40]" office:value-type="float" office:value="26069" calcext:value-type="float">
            <text:p>26.0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323"/>
          <table:table-cell table:style-name="ce323" office:value-type="currency" office:currency="TRY" office:value="6800" calcext:value-type="currency">
            <text:p>₺6.800,00</text:p>
          </table:table-cell>
          <table:table-cell table:style-name="ce280" table:formula="of:=[.G40]+[.E41]-[.F41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23" office:value-type="currency" office:currency="TRY" office:value="24000" calcext:value-type="currency">
            <text:p>₺24.000,00</text:p>
          </table:table-cell>
          <table:table-cell table:style-name="ce323"/>
          <table:table-cell table:style-name="ce280" table:formula="of:=[.G41]+[.E42]-[.F42]" office:value-type="float" office:value="43269" calcext:value-type="float">
            <text:p>43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23"/>
          <table:table-cell table:style-name="ce323" office:value-type="currency" office:currency="TRY" office:value="24000" calcext:value-type="currency">
            <text:p>₺24.000,00</text:p>
          </table:table-cell>
          <table:table-cell table:style-name="ce280" table:formula="of:=[.G42]+[.E43]-[.F43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323"/>
          <table:table-cell table:style-name="ce323" office:value-type="currency" office:currency="TRY" office:value="1750" calcext:value-type="currency">
            <text:p>₺1.750,00</text:p>
          </table:table-cell>
          <table:table-cell table:style-name="ce280" table:formula="of:=[.G43]+[.E44]-[.F44]" office:value-type="float" office:value="17519" calcext:value-type="float">
            <text:p>17.51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44]+[.E45]-[.F45]" office:value-type="float" office:value="14519" calcext:value-type="float">
            <text:p>14.51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323"/>
          <table:table-cell table:style-name="ce323" office:value-type="currency" office:currency="TRY" office:value="2750" calcext:value-type="currency">
            <text:p>₺2.750,00</text:p>
          </table:table-cell>
          <table:table-cell table:style-name="ce280" table:formula="of:=[.G45]+[.E46]-[.F46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23" office:value-type="currency" office:currency="TRY" office:value="28800" calcext:value-type="currency">
            <text:p>₺28.800,00</text:p>
          </table:table-cell>
          <table:table-cell table:style-name="ce323"/>
          <table:table-cell table:style-name="ce280" table:formula="of:=[.G46]+[.E47]-[.F47]" office:value-type="float" office:value="40569" calcext:value-type="float">
            <text:p>40.5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23"/>
          <table:table-cell table:style-name="ce323" office:value-type="currency" office:currency="TRY" office:value="28800" calcext:value-type="currency">
            <text:p>₺28.800,00</text:p>
          </table:table-cell>
          <table:table-cell table:style-name="ce280" table:formula="of:=[.G47]+[.E48]-[.F48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23" office:value-type="currency" office:currency="TRY" office:value="43160" calcext:value-type="currency">
            <text:p>₺43.160,00</text:p>
          </table:table-cell>
          <table:table-cell table:style-name="ce323"/>
          <table:table-cell table:style-name="ce280" table:formula="of:=[.G48]+[.E49]-[.F49]" office:value-type="float" office:value="54929" calcext:value-type="float">
            <text:p>54.92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23"/>
          <table:table-cell table:style-name="ce323" office:value-type="currency" office:currency="TRY" office:value="43160" calcext:value-type="currency">
            <text:p>₺43.160,00</text:p>
          </table:table-cell>
          <table:table-cell table:style-name="ce280" table:formula="of:=[.G49]+[.E50]-[.F50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23" office:value-type="currency" office:currency="TRY" office:value="30000" calcext:value-type="currency">
            <text:p>₺30.000,00</text:p>
          </table:table-cell>
          <table:table-cell table:style-name="ce323"/>
          <table:table-cell table:style-name="ce280" table:formula="of:=[.G50]+[.E51]-[.F51]" office:value-type="float" office:value="41769" calcext:value-type="float">
            <text:p>4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23"/>
          <table:table-cell table:style-name="ce323" office:value-type="currency" office:currency="TRY" office:value="30000" calcext:value-type="currency">
            <text:p>₺30.000,00</text:p>
          </table:table-cell>
          <table:table-cell table:style-name="ce280" table:formula="of:=[.G51]+[.E52]-[.F52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/>
          <table:table-cell table:style-name="ce276"/>
          <table:table-cell table:number-columns-repeated="2"/>
          <table:table-cell table:style-name="ce323"/>
          <table:table-cell table:style-name="ce323" office:value-type="currency" office:currency="TRY" office:value="11181.35" calcext:value-type="currency">
            <text:p>₺11.181,35</text:p>
          </table:table-cell>
          <table:table-cell table:style-name="ce280"/>
          <table:table-cell table:number-columns-repeated="5"/>
        </table:table-row>
        <table:table-row table:style-name="ro1">
          <table:table-cell table:number-columns-repeated="2"/>
          <table:table-cell table:style-name="ce274" office:value-type="string" calcext:value-type="string">
            <text:p>2021 YIL KİRA TUTARI</text:p>
          </table:table-cell>
          <table:table-cell/>
          <table:table-cell table:style-name="ce370" table:formula="of:=SUM([.E38:.E52])" office:value-type="currency" office:currency="TRY" office:value="132760" calcext:value-type="currency">
            <text:p>₺132.760,00</text:p>
          </table:table-cell>
          <table:table-cell table:style-name="ce323"/>
          <table:table-cell table:style-name="ce280"/>
          <table:table-cell table:number-columns-repeated="5"/>
        </table:table-row>
        <table:table-row table:style-name="ro1">
          <table:table-cell table:number-columns-repeated="2"/>
          <table:table-cell table:style-name="ce274" office:value-type="string" calcext:value-type="string">
            <text:p>2021 YILI TOPLAM GELİR</text:p>
          </table:table-cell>
          <table:table-cell/>
          <table:table-cell table:style-name="ce323"/>
          <table:table-cell table:style-name="ce370" table:formula="of:=SUM([.F38:.F52])" office:value-type="currency" office:currency="TRY" office:value="152260" calcext:value-type="currency">
            <text:p>₺152.260,00</text:p>
          </table:table-cell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ce323" table:number-columns-repeated="2"/>
          <table:table-cell table:number-columns-repeated="6"/>
        </table:table-row>
        <table:table-row table:style-name="ro3">
          <table:table-cell/>
          <table:table-cell table:style-name="ce365" office:value-type="float" office:value="2022" calcext:value-type="float">
            <text:p>2022</text:p>
          </table:table-cell>
          <table:table-cell table:number-columns-repeated="2"/>
          <table:table-cell table:style-name="ce32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79" office:value-type="currency" office:currency="TRY" office:value="48000" calcext:value-type="currency">
            <text:p>₺48.000,00</text:p>
          </table:table-cell>
          <table:table-cell table:style-name="ce323"/>
          <table:table-cell table:style-name="ce280" table:formula="of:=[.G52]+[.E61]-[.F61]" office:value-type="float" office:value="59769" calcext:value-type="float">
            <text:p>59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28000" calcext:value-type="currency">
            <text:p>₺28.000,00</text:p>
          </table:table-cell>
          <table:table-cell table:style-name="ce280" table:formula="of:=[.G61]+[.E62]-[.F62]" office:value-type="float" office:value="31769" calcext:value-type="float">
            <text:p>3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4000" calcext:value-type="currency">
            <text:p>₺4.000,00</text:p>
          </table:table-cell>
          <table:table-cell table:style-name="ce280" table:formula="of:=[.G62]+[.E63]-[.F63]" office:value-type="float" office:value="27769" calcext:value-type="float">
            <text:p>27.769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4000" calcext:value-type="currency">
            <text:p>₺4.000,00</text:p>
          </table:table-cell>
          <table:table-cell table:style-name="ce280" table:formula="of:=[.G63]+[.E64]-[.F64]" office:value-type="float" office:value="23769" calcext:value-type="float">
            <text:p>23.769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/>
          <table:table-cell table:style-name="ce323"/>
          <table:table-cell table:style-name="ce323" office:value-type="currency" office:currency="TRY" office:value="11769" calcext:value-type="currency">
            <text:p>₺11.769,00</text:p>
          </table:table-cell>
          <table:table-cell table:style-name="ce280" table:formula="of:=[.G64]+[.E65]-[.F65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323" office:value-type="currency" office:currency="TRY" office:value="3892.36" calcext:value-type="currency">
            <text:p>₺3.892,36</text:p>
          </table:table-cell>
          <table:table-cell table:style-name="ce323"/>
          <table:table-cell table:style-name="ce280" table:formula="of:=[.G65]+[.E66]-[.F66]" office:value-type="float" office:value="15892.36" calcext:value-type="float">
            <text:p>15.892,36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323"/>
          <table:table-cell table:style-name="ce323" office:value-type="currency" office:currency="TRY" office:value="3892.36" calcext:value-type="currency">
            <text:p>₺3.892,36</text:p>
          </table:table-cell>
          <table:table-cell table:style-name="ce280" table:formula="of:=[.G66]+[.E67]-[.F67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2" calcext:value-type="date">
            <text:p>22.07.2022</text:p>
          </table:table-cell>
          <table:table-cell office:value-type="string" calcext:value-type="string">
            <text:p>2000 yılı doğuşa olaan hesap</text:p>
          </table:table-cell>
          <table:table-cell/>
          <table:table-cell table:style-name="ce323" office:value-type="currency" office:currency="TRY" office:value="11181.35" calcext:value-type="currency">
            <text:p>₺11.181,35</text:p>
          </table:table-cell>
          <table:table-cell table:style-name="ce323"/>
          <table:table-cell table:style-name="ce280" table:formula="of:=[.G67]+[.E68]-[.F68]" office:value-type="float" office:value="23181.35" calcext:value-type="float">
            <text:p>23.181,35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ymaz-doğuş 2000 yılı hesabı <text:s/>22-7-2022</text:p>
          </table:table-cell>
          <table:table-cell table:style-name="ce276"/>
          <table:table-cell table:number-columns-repeated="2"/>
          <table:table-cell table:style-name="ce323"/>
          <table:table-cell table:style-name="ce323" office:value-type="currency" office:currency="TRY" office:value="11181.35" calcext:value-type="currency">
            <text:p>₺11.181,35</text:p>
          </table:table-cell>
          <table:table-cell table:style-name="ce280" table:formula="of:=[.G68]+[.E69]-[.F69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 office:value-type="currency" office:currency="TRY" office:value="45000" calcext:value-type="currency">
            <text:p>₺45.000,00</text:p>
          </table:table-cell>
          <table:table-cell table:style-name="ce323"/>
          <table:table-cell table:style-name="ce280" table:formula="of:=[.G69]+[.E70]-[.F70]" office:value-type="float" office:value="57000" calcext:value-type="float">
            <text:p>57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/>
          <table:table-cell table:style-name="ce323" office:value-type="currency" office:currency="TRY" office:value="20000" calcext:value-type="currency">
            <text:p>₺20.000,00</text:p>
          </table:table-cell>
          <table:table-cell table:style-name="ce280" table:formula="of:=[.G70]+[.E71]-[.F71]" office:value-type="float" office:value="37000" calcext:value-type="float">
            <text:p>37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/>
          <table:table-cell table:style-name="ce323" office:value-type="currency" office:currency="TRY" office:value="25000" calcext:value-type="currency">
            <text:p>₺25.000,00</text:p>
          </table:table-cell>
          <table:table-cell table:style-name="ce280" table:formula="of:=[.G71]+[.E72]-[.F72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74" office:value-type="currency" office:currency="TRY" office:value="48000" calcext:value-type="currency">
            <text:p>₺48.000,00</text:p>
          </table:table-cell>
          <table:table-cell table:style-name="ce323"/>
          <table:table-cell table:style-name="ce280" table:formula="of:=[.G72]+[.E73]-[.F73]" office:value-type="float" office:value="60000" calcext:value-type="float">
            <text:p>60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40000" calcext:value-type="currency">
            <text:p>₺40.000,00</text:p>
          </table:table-cell>
          <table:table-cell table:style-name="ce280" table:formula="of:=[.G73]+[.E74]-[.F74]" office:value-type="float" office:value="20000" calcext:value-type="float">
            <text:p>20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G74]+[.E75]-[.F75]" office:value-type="float" office:value="19000" calcext:value-type="float">
            <text:p>19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G75]+[.E76]-[.F76]" office:value-type="float" office:value="18000" calcext:value-type="float">
            <text:p>18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117" office:value-type="currency" office:currency="TRY" office:value="42000" calcext:value-type="currency">
            <text:p>₺42.000,00</text:p>
          </table:table-cell>
          <table:table-cell/>
          <table:table-cell table:style-name="ce280" table:formula="of:=[.G76]+[.E77]-[.F77]" office:value-type="float" office:value="60000" calcext:value-type="float">
            <text:p>60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 table:number-columns-repeated="2"/>
          <table:table-cell table:style-name="ce117" office:value-type="currency" office:currency="TRY" office:value="40000" calcext:value-type="currency">
            <text:p>₺40.000,00</text:p>
          </table:table-cell>
          <table:table-cell table:style-name="ce280" table:formula="of:=[.G77]+[.E78]-[.F78]" office:value-type="float" office:value="20000" calcext:value-type="float">
            <text:p>20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G78]+[.E79]-[.F79]" office:value-type="float" office:value="19000" calcext:value-type="float">
            <text:p>19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280" table:formula="of:=[.G79]+[.E80]-[.F80]" office:value-type="float" office:value="101000" calcext:value-type="float">
            <text:p>101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280" table:formula="of:=[.G80]+[.E81]-[.F81]" office:value-type="float" office:value="21000" calcext:value-type="float">
            <text:p>21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B202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280" table:formula="of:=[.G81]+[.E82]-[.F82]" office:value-type="float" office:value="105000" calcext:value-type="float">
            <text:p>105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B202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280" table:formula="of:=[.G82]+[.E83]-[.F83]" office:value-type="float" office:value="21000" calcext:value-type="float">
            <text:p>21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ce280" table:formula="of:=[.G83]+[.E84]-[.F84]" office:value-type="float" office:value="21000" calcext:value-type="float">
            <text:p>21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74" office:value-type="string" calcext:value-type="string">
            <text:p>2021 YIL KİRA TUTARI</text:p>
          </table:table-cell>
          <table:table-cell/>
          <table:table-cell table:style-name="ce368" table:formula="of:=SUM([.E61:.E90])" office:value-type="currency" office:currency="TRY" office:value="364073.71" calcext:value-type="currency">
            <text:p>₺364.073,71</text:p>
          </table:table-cell>
          <table:table-cell/>
          <table:table-cell table:style-name="ce280"/>
          <table:table-cell table:number-columns-repeated="5"/>
        </table:table-row>
        <table:table-row table:style-name="ro1">
          <table:table-cell table:number-columns-repeated="2"/>
          <table:table-cell table:style-name="ce274" office:value-type="string" calcext:value-type="string">
            <text:p>2021 YILI TOPLAM GELİR</text:p>
          </table:table-cell>
          <table:table-cell table:number-columns-repeated="2"/>
          <table:table-cell table:style-name="ce368" table:formula="of:=SUM([.F61:.F90])" office:value-type="currency" office:currency="TRY" office:value="354842.71" calcext:value-type="currency">
            <text:p>₺354.842,7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104848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DR" table:style-name="ta1">
        <table:table-column table:style-name="co1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1" table:default-cell-style-name="Default"/>
        <table:table-column table:style-name="co11" table:default-cell-style-name="ce280"/>
        <table:table-column table:style-name="co49" table:default-cell-style-name="ce280"/>
        <table:table-column table:style-name="co50" table:default-cell-style-name="ce280"/>
        <table:table-row table:style-name="ro1">
          <table:table-cell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91" office:value-type="string" calcext:value-type="string">
            <text:p>TL</text:p>
          </table:table-cell>
          <table:table-cell table:style-name="ce391" office:value-type="string" calcext:value-type="string">
            <text:p>USDTRY</text:p>
          </table:table-cell>
          <table:table-cell table:style-name="ce391" office:value-type="string" calcext:value-type="string">
            <text:p>USD</text:p>
          </table:table-cell>
        </table:table-row>
        <table:table-row table:style-name="ro1">
          <table:table-cell/>
          <table:table-cell table:style-name="ce281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H000-14</text:p>
          </table:table-cell>
          <table:table-cell table:style-name="ce258"/>
          <table:table-cell table:style-name="ce258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260" office:value-type="float" office:value="-16.91" calcext:value-type="float">
            <text:p>-16,91</text:p>
          </table:table-cell>
          <table:table-cell table:style-name="ce260" office:value-type="float" office:value="2.19" calcext:value-type="float">
            <text:p>2,19</text:p>
          </table:table-cell>
          <table:table-cell table:formula="of:=[.E4]/[.F4]" office:value-type="float" office:value="-7.72146118721461" calcext:value-type="float">
            <text:p>-7,72</text:p>
          </table:table-cell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260" office:value-type="float" office:value="-3.31" calcext:value-type="float">
            <text:p>-3,31</text:p>
          </table:table-cell>
          <table:table-cell table:style-name="ce260" office:value-type="float" office:value="2.19" calcext:value-type="float">
            <text:p>2,19</text:p>
          </table:table-cell>
          <table:table-cell table:formula="of:=[.E5]/[.F5]" office:value-type="float" office:value="-1.51141552511416" calcext:value-type="float">
            <text:p>-1,51</text:p>
          </table:table-cell>
        </table:table-row>
        <table:table-row table:style-name="ro1">
          <table:table-cell/>
          <table:table-cell table:style-name="ce281" office:value-type="float" office:value="2018" calcext:value-type="float">
            <text:p>2018</text:p>
          </table:table-cell>
          <table:table-cell table:style-name="ce258"/>
          <table:table-cell/>
          <table:table-cell table:style-name="ce260" table:number-columns-repeated="2"/>
          <table:table-cell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260" office:value-type="float" office:value="-257.25" calcext:value-type="float">
            <text:p>-257,25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7]/[.F7]" office:value-type="float" office:value="-53.4823284823285" calcext:value-type="float">
            <text:p>-53,48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1 / 6</text:p>
          </table:table-cell>
          <table:table-cell table:style-name="ce260" office:value-type="float" office:value="-142.18" calcext:value-type="float">
            <text:p>-142,18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8]/[.F8]" office:value-type="float" office:value="-29.5592515592516" calcext:value-type="float">
            <text:p>-29,56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2 / 6</text:p>
          </table:table-cell>
          <table:table-cell table:style-name="ce260" office:value-type="float" office:value="-142.18" calcext:value-type="float">
            <text:p>-142,18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9]/[.F9]" office:value-type="float" office:value="-29.5592515592516" calcext:value-type="float">
            <text:p>-29,56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</text:p>
          </table:table-cell>
          <table:table-cell table:style-name="ce260" office:value-type="string" calcext:value-type="string">
            <text:p>2018-2</text:p>
          </table:table-cell>
          <table:table-cell table:style-name="ce260" office:value-type="float" office:value="-250.8" calcext:value-type="float">
            <text:p>-250,80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10]/[.F10]" office:value-type="float" office:value="-52.1413721413721" calcext:value-type="float">
            <text:p>-52,14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Su</text:p>
          </table:table-cell>
          <table:table-cell table:style-name="ce260" office:value-type="string" calcext:value-type="string">
            <text:p>2017-18</text:p>
          </table:table-cell>
          <table:table-cell table:style-name="ce260" office:value-type="float" office:value="-197.61" calcext:value-type="float">
            <text:p>-197,61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11]/[.F11]" office:value-type="float" office:value="-41.0831600831601" calcext:value-type="float">
            <text:p>-41,08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lektrik</text:p>
          </table:table-cell>
          <table:table-cell table:style-name="ce260"/>
          <table:table-cell table:style-name="ce260" office:value-type="float" office:value="-265" calcext:value-type="float">
            <text:p>-265,00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12]/[.F12]" office:value-type="float" office:value="-55.0935550935551" calcext:value-type="float">
            <text:p>-55,09</text:p>
          </table:table-cell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Elektrik 1-2018</text:p>
          </table:table-cell>
          <table:table-cell table:style-name="ce260"/>
          <table:table-cell table:style-name="ce260" office:value-type="float" office:value="-95.3" calcext:value-type="float">
            <text:p>-95,30</text:p>
          </table:table-cell>
          <table:table-cell table:style-name="ce260"/>
          <table:table-cell/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Elektrik 2-2018</text:p>
          </table:table-cell>
          <table:table-cell table:style-name="ce260"/>
          <table:table-cell table:style-name="ce260" office:value-type="float" office:value="-128.88" calcext:value-type="float">
            <text:p>-128,88</text:p>
          </table:table-cell>
          <table:table-cell table:style-name="ce260"/>
          <table:table-cell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Çedaş Teminat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15]/[.F15]" office:value-type="float" office:value="-187.110187110187" calcext:value-type="float">
            <text:p>-187,11</text:p>
          </table:table-cell>
        </table:table-row>
        <table:table-row table:style-name="ro1">
          <table:table-cell/>
          <table:table-cell table:style-name="ce258" table:number-columns-repeated="2"/>
          <table:table-cell office:value-type="string" calcext:value-type="string">
            <text:p>Toplam</text:p>
          </table:table-cell>
          <table:table-cell table:style-name="ce279" table:formula="of:=SUM([.E4:.E15])" office:value-type="float" office:value="-2399.42" calcext:value-type="float">
            <text:p>-2.399,42</text:p>
          </table:table-cell>
          <table:table-cell table:style-name="ce260"/>
          <table:table-cell table:style-name="ce279" table:formula="of:=SUM([.G4:.G15])" office:value-type="float" office:value="-457.261982741435" calcext:value-type="float">
            <text:p>-457,26</text:p>
          </table:table-cell>
        </table:table-row>
        <table:table-row table:style-name="ro1">
          <table:table-cell/>
          <table:table-cell table:style-name="ce258" table:number-columns-repeated="2"/>
          <table:table-cell table:style-name="ce122" office:value-type="string" calcext:value-type="string">
            <text:p>Genel Toplam</text:p>
          </table:table-cell>
          <table:table-cell table:style-name="ce285" table:formula="of:=[.E16]+#REF!" office:value-type="string" office:string-value="" calcext:value-type="error">
            <text:p>#REF!</text:p>
          </table:table-cell>
          <table:table-cell table:style-name="ce285"/>
          <table:table-cell table:style-name="ce285" table:formula="of:=[.G16]+#REF!" office:value-type="string" office:string-value="" calcext:value-type="error">
            <text:p>#REF!</text:p>
          </table:table-cell>
        </table:table-row>
        <table:table-row table:style-name="ro1">
          <table:table-cell/>
          <table:table-cell table:style-name="ce255" office:value-type="float" office:value="2019" calcext:value-type="float">
            <text:p>2019</text:p>
          </table:table-cell>
          <table:table-cell table:style-name="ce258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2">Elektrik 1</text:span>-2019</text:p>
          </table:table-cell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2-2019</text:p>
          </table:table-cell>
          <table:table-cell/>
          <table:table-cell table:style-name="ce260" office:value-type="float" office:value="-179.2" calcext:value-type="float">
            <text:p>-179,2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0]/[.F20]" office:value-type="float" office:value="-31.6049382716049" calcext:value-type="float">
            <text:p>-31,6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3-2019</text:p>
          </table:table-cell>
          <table:table-cell/>
          <table:table-cell table:style-name="ce260" office:value-type="float" office:value="-55.9" calcext:value-type="float">
            <text:p>-55,9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1]/[.F21]" office:value-type="float" office:value="-9.85890652557319" calcext:value-type="float">
            <text:p>-9,86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3 / 6</text:p>
          </table:table-cell>
          <table:table-cell table:style-name="ce260" office:value-type="float" office:value="-142.13" calcext:value-type="float">
            <text:p>-142,13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2]/[.F22]" office:value-type="float" office:value="-25.0670194003527" calcext:value-type="float">
            <text:p>-25,07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4-5-6 / 6</text:p>
          </table:table-cell>
          <table:table-cell table:style-name="ce260" office:value-type="float" office:value="-429.54" calcext:value-type="float">
            <text:p>-429,54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3]/[.F23]" office:value-type="float" office:value="-75.7566137566138" calcext:value-type="float">
            <text:p>-75,76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4-2019</text:p>
          </table:table-cell>
          <table:table-cell/>
          <table:table-cell table:style-name="ce260" office:value-type="float" office:value="-65.8" calcext:value-type="float">
            <text:p>-65,8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4]/[.F24]" office:value-type="float" office:value="-11.6049382716049" calcext:value-type="float">
            <text:p>-11,6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5-2019</text:p>
          </table:table-cell>
          <table:table-cell/>
          <table:table-cell table:style-name="ce260" office:value-type="float" office:value="-82.94" calcext:value-type="float">
            <text:p>-82,94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5]/[.F25]" office:value-type="float" office:value="-14.6278659611993" calcext:value-type="float">
            <text:p>-14,63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6-2019</text:p>
          </table:table-cell>
          <table:table-cell/>
          <table:table-cell table:style-name="ce260" office:value-type="float" office:value="-78.79" calcext:value-type="float">
            <text:p>-78,79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6]/[.F26]" office:value-type="float" office:value="-13.8959435626102" calcext:value-type="float">
            <text:p>-13,9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9-2019</text:p>
          </table:table-cell>
          <table:table-cell/>
          <table:table-cell table:style-name="ce260" office:value-type="float" office:value="-39.35" calcext:value-type="float">
            <text:p>-39,35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7]/[.F27]" office:value-type="float" office:value="-6.94003527336861" calcext:value-type="float">
            <text:p>-6,94</text:p>
          </table:table-cell>
        </table:table-row>
        <table:table-row table:style-name="ro1">
          <table:table-cell/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10</text:span>-2019</text:p>
          </table:table-cell>
          <table:table-cell/>
          <table:table-cell table:style-name="ce260"/>
          <table:table-cell table:style-name="ce260" office:value-type="float" office:value="5.67" calcext:value-type="float">
            <text:p>5,67</text:p>
          </table:table-cell>
          <table:table-cell table:formula="of:=[.E28]/[.F28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Emlak Vergisi</text:p>
          </table:table-cell>
          <table:table-cell table:style-name="ce260" office:value-type="string" calcext:value-type="string">
            <text:p>2019/ 1-2</text:p>
          </table:table-cell>
          <table:table-cell table:style-name="ce260" office:value-type="float" office:value="-598.75" calcext:value-type="float">
            <text:p>-598,75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9]/[.F29]" office:value-type="float" office:value="-105.599647266314" calcext:value-type="float">
            <text:p>-105,6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11/2019</text:p>
          </table:table-cell>
          <table:table-cell/>
          <table:table-cell table:style-name="ce260" office:value-type="float" office:value="-100.02" calcext:value-type="float">
            <text:p>-100,02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30]/[.F30]" office:value-type="float" office:value="-17.6402116402116" calcext:value-type="float">
            <text:p>-17,64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12/2019</text:p>
          </table:table-cell>
          <table:table-cell/>
          <table:table-cell table:style-name="ce260" office:value-type="float" office:value="-232.4" calcext:value-type="float">
            <text:p>-232,4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31]/[.F31]" office:value-type="float" office:value="-40.9876543209877" calcext:value-type="float">
            <text:p>-40,99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Çedaş Teminat</text:p>
          </table:table-cell>
          <table:table-cell table:style-name="ce260"/>
          <table:table-cell table:style-name="ce260" office:value-type="float" office:value="-1100" calcext:value-type="float">
            <text:p>-1.100,0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32]/[.F32]" office:value-type="float" office:value="-194.003527336861" calcext:value-type="float">
            <text:p>-194,00</text:p>
          </table:table-cell>
        </table:table-row>
        <table:table-row table:style-name="ro1">
          <table:table-cell/>
          <table:table-cell table:style-name="ce258" table:number-columns-repeated="2"/>
          <table:table-cell table:style-name="ce281" office:value-type="string" calcext:value-type="string">
            <text:p>Toplam</text:p>
          </table:table-cell>
          <table:table-cell table:style-name="ce279" table:formula="of:=SUM([.E19:.E32])" office:value-type="float" office:value="-3104.82" calcext:value-type="float">
            <text:p>-3.104,82</text:p>
          </table:table-cell>
          <table:table-cell table:style-name="ce279"/>
          <table:table-cell table:style-name="ce279" table:formula="of:=SUM([.G19:.G32])" office:value-type="float" office:value="-547.587301587302" calcext:value-type="float">
            <text:p>-547,59</text:p>
          </table:table-cell>
        </table:table-row>
        <table:table-row table:style-name="ro1">
          <table:table-cell/>
          <table:table-cell table:style-name="ce258" table:number-columns-repeated="2"/>
          <table:table-cell table:style-name="ce122" office:value-type="string" calcext:value-type="string">
            <text:p>Genel Toplam</text:p>
          </table:table-cell>
          <table:table-cell table:style-name="ce285" table:formula="of:=[.E33]+[.E16]" office:value-type="float" office:value="-5504.24" calcext:value-type="float">
            <text:p>-5.504,24</text:p>
          </table:table-cell>
          <table:table-cell table:style-name="ce285"/>
          <table:table-cell table:style-name="ce285" table:formula="of:=[.G33]+[.G16]" office:value-type="float" office:value="-1004.84928432874" calcext:value-type="float">
            <text:p>-1.004,85</text:p>
          </table:table-cell>
        </table:table-row>
        <table:table-row table:style-name="ro1">
          <table:table-cell/>
          <table:table-cell table:style-name="ce258" table:number-columns-repeated="2"/>
          <table:table-cell table:style-name="ce260" table:number-columns-repeated="3"/>
          <table:table-cell/>
        </table:table-row>
        <table:table-row table:style-name="ro1">
          <table:table-cell/>
          <table:table-cell table:style-name="ce258" table:number-columns-repeated="2"/>
          <table:table-cell table:style-name="ce260"/>
          <table:table-cell table:style-name="ce279"/>
          <table:table-cell table:style-name="ce260"/>
          <table:table-cell table:style-name="ce279"/>
        </table:table-row>
        <table:table-row table:style-name="ro1">
          <table:table-cell/>
          <table:table-cell table:style-name="ce255" office:value-type="float" office:value="2020" calcext:value-type="float">
            <text:p>2020</text:p>
          </table:table-cell>
          <table:table-cell table:style-name="ce258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0-06" calcext:value-type="date">
            <text:p>06.10.2020</text:p>
          </table:table-cell>
          <table:table-cell table:style-name="ce258" office:value-type="string" calcext:value-type="string">
            <text:p>Belediye Emlak Vergisi 2020</text:p>
          </table:table-cell>
          <table:table-cell table:style-name="ce260"/>
          <table:table-cell table:style-name="ce260" office:value-type="float" office:value="-645.85" calcext:value-type="float">
            <text:p>-645,85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38]/[.F38]" office:value-type="float" office:value="-92.132667617689" calcext:value-type="float">
            <text:p>-92,13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25" calcext:value-type="date">
            <text:p>25.11.2020</text:p>
          </table:table-cell>
          <table:table-cell table:style-name="ce260" office:value-type="string" calcext:value-type="string">
            <text:p>tuğla sıva işçilik pire memet</text:p>
          </table:table-cell>
          <table:table-cell table:style-name="ce260"/>
          <table:table-cell table:style-name="ce260" office:value-type="float" office:value="-1050" calcext:value-type="float">
            <text:p>-1.0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39]/[.F39]" office:value-type="float" office:value="-149.786019971469" calcext:value-type="float">
            <text:p>-149,79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25" calcext:value-type="date">
            <text:p>25.11.2020</text:p>
          </table:table-cell>
          <table:table-cell table:style-name="ce260" office:value-type="string" calcext:value-type="string">
            <text:p>tuğla sıva işçilik muhammed</text:p>
          </table:table-cell>
          <table:table-cell table:style-name="ce260"/>
          <table:table-cell table:style-name="ce260" office:value-type="float" office:value="-600" calcext:value-type="float">
            <text:p>-6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0]/[.F40]" office:value-type="float" office:value="-85.5920114122682" calcext:value-type="float">
            <text:p>-85,59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kum</text:p>
          </table:table-cell>
          <table:table-cell table:style-name="ce260"/>
          <table:table-cell table:style-name="ce260" office:value-type="float" office:value="-200" calcext:value-type="float">
            <text:p>-2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1]/[.F41]" office:value-type="float" office:value="-28.5306704707561" calcext:value-type="float">
            <text:p>-28,53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8,5 tuğla 145 ad</text:p>
          </table:table-cell>
          <table:table-cell table:style-name="ce260"/>
          <table:table-cell table:style-name="ce260" office:value-type="float" office:value="-90" calcext:value-type="float">
            <text:p>-9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2]/[.F42]" office:value-type="float" office:value="-12.8388017118402" calcext:value-type="float">
            <text:p>-12,84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yığma tuğla 720 ad * 0,90 tl</text:p>
          </table:table-cell>
          <table:table-cell table:style-name="ce260"/>
          <table:table-cell table:style-name="ce260" office:value-type="float" office:value="-648" calcext:value-type="float">
            <text:p>-648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3]/[.F43]" office:value-type="float" office:value="-92.4393723252497" calcext:value-type="float">
            <text:p>-92,44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20 tr çimento</text:p>
          </table:table-cell>
          <table:table-cell table:style-name="ce260"/>
          <table:table-cell table:style-name="ce260" office:value-type="float" office:value="-300" calcext:value-type="float">
            <text:p>-3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4]/[.F44]" office:value-type="float" office:value="-42.7960057061341" calcext:value-type="float">
            <text:p>-42,80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15 tr kireç</text:p>
          </table:table-cell>
          <table:table-cell table:style-name="ce260"/>
          <table:table-cell table:style-name="ce260" office:value-type="float" office:value="-90" calcext:value-type="float">
            <text:p>-9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5]/[.F45]" office:value-type="float" office:value="-12.8388017118402" calcext:value-type="float">
            <text:p>-12,84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kesme taşı – menteşe – elektrot</text:p>
          </table:table-cell>
          <table:table-cell table:style-name="ce260"/>
          <table:table-cell table:style-name="ce260" office:value-type="float" office:value="-68" calcext:value-type="float">
            <text:p>-68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6]/[.F46]" office:value-type="float" office:value="-9.70042796005706" calcext:value-type="float">
            <text:p>-9,70</text:p>
          </table:table-cell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Elektrik 01-2020</text:p>
          </table:table-cell>
          <table:table-cell table:style-name="ce260" table:number-columns-repeated="2"/>
          <table:table-cell table:style-name="ce260" office:value-type="float" office:value="7.01" calcext:value-type="float">
            <text:p>7,01</text:p>
          </table:table-cell>
          <table:table-cell table:formula="of:=[.E47]/[.F4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8"/>
          <table:table-cell table:style-name="ce260" office:value-type="string" calcext:value-type="string">
            <text:p><text:span text:style-name="T1">Elektrik </text:span>02-2020</text:p>
          </table:table-cell>
          <table:table-cell table:style-name="ce260" table:number-columns-repeated="2"/>
          <table:table-cell table:style-name="ce260" office:value-type="float" office:value="7.01" calcext:value-type="float">
            <text:p>7,01</text:p>
          </table:table-cell>
          <table:table-cell table:formula="of:=[.E48]/[.F4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8"/>
          <table:table-cell table:style-name="ce260" office:value-type="string" calcext:value-type="string">
            <text:p><text:span text:style-name="T1">Elektrik </text:span>03-2020</text:p>
          </table:table-cell>
          <table:table-cell table:style-name="ce260" table:number-columns-repeated="2"/>
          <table:table-cell table:style-name="ce260" office:value-type="float" office:value="7.01" calcext:value-type="float">
            <text:p>7,01</text:p>
          </table:table-cell>
          <table:table-cell table:formula="of:=[.E49]/[.F49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04-20" calcext:value-type="date">
            <text:p>20.04.2020</text:p>
          </table:table-cell>
          <table:table-cell table:style-name="ce258" office:value-type="string" calcext:value-type="string">
            <text:p>Elektrik 04-2020</text:p>
          </table:table-cell>
          <table:table-cell table:style-name="ce260"/>
          <table:table-cell table:style-name="ce260" office:value-type="float" office:value="-44.1" calcext:value-type="float">
            <text:p>-44,1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0]/[.F50]" office:value-type="float" office:value="-6.29101283880171" calcext:value-type="float">
            <text:p>-6,29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5-2020</text:p>
          </table:table-cell>
          <table:table-cell/>
          <table:table-cell table:style-name="ce260" office:value-type="float" office:value="-9.9" calcext:value-type="float">
            <text:p>-9,9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1]/[.F51]" office:value-type="float" office:value="-1.41226818830243" calcext:value-type="float">
            <text:p>-1,41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6-2020</text:p>
          </table:table-cell>
          <table:table-cell/>
          <table:table-cell table:style-name="ce260" office:value-type="float" office:value="-5.46" calcext:value-type="float">
            <text:p>-5,46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2]/[.F52]" office:value-type="float" office:value="-0.778887303851641" calcext:value-type="float">
            <text:p>-0,78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7-2020</text:p>
          </table:table-cell>
          <table:table-cell/>
          <table:table-cell table:style-name="ce260" office:value-type="float" office:value="-13.65" calcext:value-type="float">
            <text:p>-13,65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3]/[.F53]" office:value-type="float" office:value="-1.9472182596291" calcext:value-type="float">
            <text:p>-1,95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8-2020</text:p>
          </table:table-cell>
          <table:table-cell/>
          <table:table-cell table:style-name="ce260"/>
          <table:table-cell table:style-name="ce260" office:value-type="float" office:value="7.01" calcext:value-type="float">
            <text:p>7,01</text:p>
          </table:table-cell>
          <table:table-cell table:formula="of:=[.E54]/[.F54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9-2020</text:p>
          </table:table-cell>
          <table:table-cell/>
          <table:table-cell table:style-name="ce260"/>
          <table:table-cell table:style-name="ce260" office:value-type="float" office:value="7.01" calcext:value-type="float">
            <text:p>7,01</text:p>
          </table:table-cell>
          <table:table-cell table:formula="of:=[.E55]/[.F55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10-2020</text:p>
          </table:table-cell>
          <table:table-cell/>
          <table:table-cell table:style-name="ce260" office:value-type="float" office:value="-13" calcext:value-type="float">
            <text:p>-13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6]/[.F56]" office:value-type="float" office:value="-1.85449358059914" calcext:value-type="float">
            <text:p>-1,85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60" office:value-type="string" calcext:value-type="string">
            <text:p><text:span text:style-name="T1">Elektrik </text:span>11-2020</text:p>
          </table:table-cell>
          <table:table-cell/>
          <table:table-cell table:style-name="ce260" office:value-type="float" office:value="-170" calcext:value-type="float">
            <text:p>-17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7]/[.F57]" office:value-type="float" office:value="-24.2510699001427" calcext:value-type="float">
            <text:p>-24,25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/>
          <table:table-cell table:style-name="ce260" office:value-type="string" calcext:value-type="string">
            <text:p><text:span text:style-name="T1">Elektrik </text:span>12-2020</text:p>
          </table:table-cell>
          <table:table-cell/>
          <table:table-cell table:style-name="ce260" office:value-type="float" office:value="-226.11" calcext:value-type="float">
            <text:p>-226,11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8]/[.F58]" office:value-type="float" office:value="-32.2553495007133" calcext:value-type="float">
            <text:p>-32,26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58" office:value-type="string" calcext:value-type="string">
            <text:p>su</text:p>
          </table:table-cell>
          <table:table-cell table:style-name="ce260"/>
          <table:table-cell table:style-name="ce260" office:value-type="float" office:value="-100" calcext:value-type="float">
            <text:p>-1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9]/[.F59]" office:value-type="float" office:value="-14.265335235378" calcext:value-type="float">
            <text:p>-14,27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Yazıhane önü kırma işçiliği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60]/[.F60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2-09" calcext:value-type="date">
            <text:p>09.12.2020</text:p>
          </table:table-cell>
          <table:table-cell table:style-name="ce258" office:value-type="string" calcext:value-type="string">
            <text:p>Alçıpan vida</text:p>
          </table:table-cell>
          <table:table-cell table:style-name="ce260"/>
          <table:table-cell table:style-name="ce260" office:value-type="float" office:value="-323" calcext:value-type="float">
            <text:p>-323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61]/[.F61]" office:value-type="float" office:value="-46.077032810271" calcext:value-type="float">
            <text:p>-46,08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/>
          <table:table-cell table:style-name="ce258"/>
          <table:table-cell table:style-name="ce260"/>
          <table:table-cell table:style-name="ce279" table:formula="of:=SUM([.E38:.E61])" office:value-type="float" office:value="-5097.07" calcext:value-type="float">
            <text:p>-5.097,07</text:p>
          </table:table-cell>
          <table:table-cell table:style-name="ce260"/>
          <table:table-cell table:style-name="ce367" table:formula="of:=SUM([.G38:.G61])" office:value-type="float" office:value="-727.114122681883" calcext:value-type="float">
            <text:p>-727,11</text:p>
          </table:table-cell>
        </table:table-row>
        <table:table-row table:style-name="ro1">
          <table:table-cell/>
          <table:table-cell table:style-name="ce275"/>
          <table:table-cell table:style-name="ce258"/>
          <table:table-cell table:style-name="ce122" office:value-type="string" calcext:value-type="string">
            <text:p>Genel Toplam</text:p>
          </table:table-cell>
          <table:table-cell table:style-name="ce285" table:formula="of:=[.E62]+[.E34]" office:value-type="float" office:value="-10601.31" calcext:value-type="float">
            <text:p>-10.601,31</text:p>
          </table:table-cell>
          <table:table-cell table:style-name="ce285"/>
          <table:table-cell table:style-name="ce285" table:formula="of:=[.G62]+[.G34]" office:value-type="float" office:value="-1731.96340701062" calcext:value-type="float">
            <text:p>-1.731,96</text:p>
          </table:table-cell>
        </table:table-row>
        <table:table-row table:style-name="ro1" table:number-rows-repeated="2">
          <table:table-cell/>
          <table:table-cell table:style-name="ce275"/>
          <table:table-cell table:style-name="ce258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A000-20</text:p>
          </table:table-cell>
          <table:table-cell/>
          <table:table-cell table:style-name="ce258" office:value-type="string" calcext:value-type="string">
            <text:p>Boya-Çatı- Kapı </text:p>
          </table:table-cell>
          <table:table-cell table:style-name="ce260"/>
          <table:table-cell table:style-name="ce260" office:value-type="float" office:value="-1500" calcext:value-type="float">
            <text:p>-1.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66]/[.F66]" office:value-type="float" office:value="-213.98002853067" calcext:value-type="float">
            <text:p>-213,98</text:p>
          </table:table-cell>
        </table:table-row>
        <table:table-row table:style-name="ro1">
          <table:table-cell office:value-type="string" calcext:value-type="string">
            <text:p>SnyA000-20</text:p>
          </table:table-cell>
          <table:table-cell/>
          <table:table-cell table:style-name="ce258" office:value-type="string" calcext:value-type="string">
            <text:p>yıkama hela yapımı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67]/[.F67]" office:value-type="float" office:value="-71.3266761768902" calcext:value-type="float">
            <text:p>-71,33</text:p>
          </table:table-cell>
        </table:table-row>
        <table:table-row table:style-name="ro1">
          <table:table-cell/>
          <table:table-cell table:style-name="ce275"/>
          <table:table-cell table:style-name="ce258"/>
          <table:table-cell table:style-name="ce260"/>
          <table:table-cell table:style-name="ce279" table:formula="of:=SUM([.E66:.E67])" office:value-type="float" office:value="-2000" calcext:value-type="float">
            <text:p>-2.000,00</text:p>
          </table:table-cell>
          <table:table-cell table:style-name="ce260"/>
          <table:table-cell table:style-name="ce279" table:formula="of:=SUM([.G66:.G67])" office:value-type="float" office:value="-285.30670470756" calcext:value-type="float">
            <text:p>-285,31</text:p>
          </table:table-cell>
        </table:table-row>
        <table:table-row table:style-name="ro1">
          <table:table-cell/>
          <table:table-cell table:style-name="ce275"/>
          <table:table-cell table:style-name="ce258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8-20" calcext:value-type="date">
            <text:p>20.08.2020</text:p>
          </table:table-cell>
          <table:table-cell table:style-name="ce258" office:value-type="string" calcext:value-type="string">
            <text:p>motorcu boya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0]/[.F70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8-22" calcext:value-type="date">
            <text:p>22.08.2020</text:p>
          </table:table-cell>
          <table:table-cell table:style-name="ce258" office:value-type="string" calcext:value-type="string">
            <text:p>motorcu hela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1]/[.F71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8-24" calcext:value-type="date">
            <text:p>24.08.2020</text:p>
          </table:table-cell>
          <table:table-cell table:style-name="ce258" office:value-type="string" calcext:value-type="string">
            <text:p>motorcu kapı</text:p>
          </table:table-cell>
          <table:table-cell table:style-name="ce260"/>
          <table:table-cell table:style-name="ce260" office:value-type="float" office:value="-2000" calcext:value-type="float">
            <text:p>-2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2]/[.F72]" office:value-type="float" office:value="-285.306704707561" calcext:value-type="float">
            <text:p>-285,31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Alçıpan demir işleri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3]/[.F73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camcı</text:p>
          </table:table-cell>
          <table:table-cell table:style-name="ce260"/>
          <table:table-cell table:style-name="ce260" office:value-type="float" office:value="-750" calcext:value-type="float">
            <text:p>-7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4]/[.F74]" office:value-type="float" office:value="-106.990014265335" calcext:value-type="float">
            <text:p>-106,99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motorcu arka duvar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5]/[.F75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motorcu elektrik</text:p>
          </table:table-cell>
          <table:table-cell table:style-name="ce260"/>
          <table:table-cell table:style-name="ce260" office:value-type="float" office:value="-750" calcext:value-type="float">
            <text:p>-7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6]/[.F76]" office:value-type="float" office:value="-106.990014265335" calcext:value-type="float">
            <text:p>-106,99</text:p>
          </table:table-cell>
        </table:table-row>
        <table:table-row table:style-name="ro1">
          <table:table-cell table:number-columns-repeated="4"/>
          <table:table-cell table:style-name="ce367" table:formula="of:=SUM([.E70:.E76])" office:value-type="float" office:value="-5500" calcext:value-type="float">
            <text:p>-5.500,00</text:p>
          </table:table-cell>
          <table:table-cell table:style-name="ce260"/>
          <table:table-cell table:style-name="ce367" table:formula="of:=SUM([.G70:.G76])" office:value-type="float" office:value="-784.593437945792" calcext:value-type="float">
            <text:p>-784,59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258" office:value-type="string" calcext:value-type="string">
            <text:p>Toz Dolgu</text:p>
          </table:table-cell>
          <table:table-cell table:style-name="ce260"/>
          <table:table-cell table:style-name="ce260" office:value-type="float" office:value="-250" calcext:value-type="float">
            <text:p>-2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9]/[.F79]" office:value-type="float" office:value="-35.6633380884451" calcext:value-type="float">
            <text:p>-35,66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nakliye</text:p>
          </table:table-cell>
          <table:table-cell table:style-name="ce260"/>
          <table:table-cell table:style-name="ce260" office:value-type="float" office:value="-600" calcext:value-type="float">
            <text:p>-6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0]/[.F80]" office:value-type="float" office:value="-85.5920114122682" calcext:value-type="float">
            <text:p>-85,59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demontaj özer vinç</text:p>
          </table:table-cell>
          <table:table-cell table:style-name="ce260"/>
          <table:table-cell table:style-name="ce260" office:value-type="float" office:value="-1300" calcext:value-type="float">
            <text:p>-1.3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1]/[.F81]" office:value-type="float" office:value="-185.449358059914" calcext:value-type="float">
            <text:p>-185,45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hela altyapı </text:p>
          </table:table-cell>
          <table:table-cell table:style-name="ce260"/>
          <table:table-cell table:style-name="ce260" office:value-type="float" office:value="-1000" calcext:value-type="float">
            <text:p>-1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2]/[.F82]" office:value-type="float" office:value="-142.65335235378" calcext:value-type="float">
            <text:p>-142,65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ayakları kırım <text:s/>kepçeci</text:p>
          </table:table-cell>
          <table:table-cell table:style-name="ce260"/>
          <table:table-cell table:style-name="ce260" office:value-type="float" office:value="-4100" calcext:value-type="float">
            <text:p>-4.1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3]/[.F83]" office:value-type="float" office:value="-584.878744650499" calcext:value-type="float">
            <text:p>-584,88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demontaj işçilik</text:p>
          </table:table-cell>
          <table:table-cell table:style-name="ce260"/>
          <table:table-cell table:style-name="ce260" office:value-type="float" office:value="-750" calcext:value-type="float">
            <text:p>-7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4]/[.F84]" office:value-type="float" office:value="-106.990014265335" calcext:value-type="float">
            <text:p>-106,99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yemek</text:p>
          </table:table-cell>
          <table:table-cell table:style-name="ce260"/>
          <table:table-cell table:style-name="ce260" office:value-type="float" office:value="-300" calcext:value-type="float">
            <text:p>-3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5]/[.F85]" office:value-type="float" office:value="-42.7960057061341" calcext:value-type="float">
            <text:p>-42,80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0" office:value-type="string" calcext:value-type="string">
            <text:p>helikopter beton işçiliği 6*300</text:p>
          </table:table-cell>
          <table:table-cell table:style-name="ce260"/>
          <table:table-cell table:style-name="ce260" office:value-type="float" office:value="-1800" calcext:value-type="float">
            <text:p>-1.8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6]/[.F86]" office:value-type="float" office:value="-256.776034236805" calcext:value-type="float">
            <text:p>-256,78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0" office:value-type="string" calcext:value-type="string">
            <text:p>beton santralı 36 m3*170</text:p>
          </table:table-cell>
          <table:table-cell table:style-name="ce260"/>
          <table:table-cell table:style-name="ce260" office:value-type="float" office:value="-6120" calcext:value-type="float">
            <text:p>-6.12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7]/[.F87]" office:value-type="float" office:value="-873.038516405136" calcext:value-type="float">
            <text:p>-873,04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0" office:value-type="string" calcext:value-type="string">
            <text:p>ön beton (işçilik + beton)</text:p>
          </table:table-cell>
          <table:table-cell table:style-name="ce260"/>
          <table:table-cell table:style-name="ce260" office:value-type="float" office:value="-5000" calcext:value-type="float">
            <text:p>-5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8]/[.F88]" office:value-type="float" office:value="-713.266761768902" calcext:value-type="float">
            <text:p>-713,27</text:p>
          </table:table-cell>
        </table:table-row>
        <table:table-row table:style-name="ro1">
          <table:table-cell table:number-columns-repeated="4"/>
          <table:table-cell table:style-name="ce367" table:formula="of:=SUM([.E79:.E88])" office:value-type="float" office:value="-21220" calcext:value-type="float">
            <text:p>-21.220,00</text:p>
          </table:table-cell>
          <table:table-cell table:style-name="ce260"/>
          <table:table-cell table:style-name="ce367" table:formula="of:=SUM([.G79:.G88])" office:value-type="float" office:value="-3027.10413694722" calcext:value-type="float">
            <text:p>-3.027,1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8" office:value-type="string" calcext:value-type="string">
            <text:p>600 m2 Taban kırım beton</text:p>
          </table:table-cell>
          <table:table-cell/>
          <table:table-cell table:style-name="ce260" office:value-type="float" office:value="-35000" calcext:value-type="float">
            <text:p>-35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91]/[.F91]" office:value-type="float" office:value="-4992.86733238231" calcext:value-type="float">
            <text:p>-4.992,87</text:p>
          </table:table-cell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8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float" office:value="-3885" calcext:value-type="float">
            <text:p>-3.885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92]/[.F92]" office:value-type="float" office:value="-554.208273894437" calcext:value-type="float">
            <text:p>-554,21</text:p>
          </table:table-cell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8" office:value-type="string" calcext:value-type="string">
            <text:p>tedaş <text:s text:c="3"/></text:p>
          </table:table-cell>
          <table:table-cell table:style-name="ce258" office:value-type="string" calcext:value-type="string">
            <text:p>dursun durmş</text:p>
          </table:table-cell>
          <table:table-cell office:value-type="float" office:value="-4194.224" calcext:value-type="float">
            <text:p>-4.194,22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93]/[.F93]" office:value-type="float" office:value="-598.320114122682" calcext:value-type="float">
            <text:p>-598,32</text:p>
          </table:table-cell>
        </table:table-row>
        <table:table-row table:style-name="ro1">
          <table:table-cell table:number-columns-repeated="4"/>
          <table:table-cell table:style-name="ce367" table:formula="of:=SUM([.E91:.E93])" office:value-type="float" office:value="-43079.224" calcext:value-type="float">
            <text:p>-43.079,22</text:p>
          </table:table-cell>
          <table:table-cell/>
          <table:table-cell table:style-name="ce367" table:formula="of:=SUM([.G91:.G93])" office:value-type="float" office:value="-6145.39572039943" calcext:value-type="float">
            <text:p>-6.145,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20 TOPLAM</text:p>
          </table:table-cell>
          <table:table-cell table:style-name="ce367" table:formula="of:=[.E94]+[.E89]+[.E77]+[.E68]" office:value-type="float" office:value="-71799.224" calcext:value-type="float">
            <text:p>-71.799,22</text:p>
          </table:table-cell>
          <table:table-cell/>
          <table:table-cell table:style-name="ce367" table:formula="of:=[.G94]+[.G89]+[.G77]+[.G68]" office:value-type="float" office:value="-10242.4" calcext:value-type="float">
            <text:p>-10.242,40</text:p>
          </table:table-cell>
        </table:table-row>
        <table:table-row table:style-name="ro1">
          <table:table-cell table:number-columns-repeated="3"/>
          <table:table-cell table:style-name="ce122" office:value-type="string" calcext:value-type="string">
            <text:p>Genel Toplam</text:p>
          </table:table-cell>
          <table:table-cell table:style-name="ce285" table:formula="of:=[.E95]+[.E63]" office:value-type="float" office:value="-82400.534" calcext:value-type="float">
            <text:p>-82.400,53</text:p>
          </table:table-cell>
          <table:table-cell table:style-name="ce285"/>
          <table:table-cell table:style-name="ce285" table:formula="of:=[.G95]+[.G63]" office:value-type="float" office:value="-11974.3634070106" calcext:value-type="float">
            <text:p>-11.974,36</text:p>
          </table:table-cell>
        </table:table-row>
        <table:table-row table:style-name="ro1">
          <table:table-cell/>
          <table:table-cell table:style-name="ce281" office:value-type="float" office:value="2021" calcext:value-type="float">
            <text:p>2021</text:p>
          </table:table-cell>
          <table:table-cell table:number-columns-repeated="3"/>
          <table:table-cell table:style-name="ce260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1-30" calcext:value-type="date">
            <text:p>30.01.2021</text:p>
          </table:table-cell>
          <table:table-cell table:style-name="ce258" office:value-type="string" calcext:value-type="string">
            <text:p>Elektrik 1-2021</text:p>
          </table:table-cell>
          <table:table-cell/>
          <table:table-cell table:style-name="ce260" office:value-type="float" office:value="-143.08" calcext:value-type="float">
            <text:p>-143,0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2-28" calcext:value-type="date">
            <text:p>28.02.2021</text:p>
          </table:table-cell>
          <table:table-cell table:style-name="ce258" office:value-type="string" calcext:value-type="string">
            <text:p>Elektrik 2-2021</text:p>
          </table:table-cell>
          <table:table-cell/>
          <table:table-cell table:style-name="ce260" office:value-type="float" office:value="-69" calcext:value-type="float">
            <text:p>-69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2-30" calcext:value-type="date">
            <text:p>30.12.2021</text:p>
          </table:table-cell>
          <table:table-cell table:style-name="ce258" office:value-type="string" calcext:value-type="string">
            <text:p>Elektrik 3-2021</text:p>
          </table:table-cell>
          <table:table-cell table:style-name="ce260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Elektrik 4-2021</text:p>
          </table:table-cell>
          <table:table-cell/>
          <table:table-cell table:style-name="Default" office:value-type="float" office:value="-15.52" calcext:value-type="float">
            <text:p>-15,5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4-30" calcext:value-type="date">
            <text:p>30.04.2021</text:p>
          </table:table-cell>
          <table:table-cell table:style-name="ce258" office:value-type="string" calcext:value-type="string">
            <text:p>Elektrik 5-2021</text:p>
          </table:table-cell>
          <table:table-cell/>
          <table:table-cell table:style-name="ce260" office:value-type="float" office:value="-43.51" calcext:value-type="float">
            <text:p>-43,5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5-30" calcext:value-type="date">
            <text:p>30.05.2021</text:p>
          </table:table-cell>
          <table:table-cell table:style-name="ce258" office:value-type="string" calcext:value-type="string">
            <text:p>Elektrik 6–2021</text:p>
          </table:table-cell>
          <table:table-cell table:style-name="ce260"/>
          <table:table-cell table:style-name="ce260" office:value-type="float" office:value="-8.55" calcext:value-type="float">
            <text:p>-8,5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Bina Vergisi 1</text:p>
          </table:table-cell>
          <table:table-cell table:style-name="ce260"/>
          <table:table-cell table:style-name="ce260" office:value-type="float" office:value="-297" calcext:value-type="float">
            <text:p>-297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Kültür Vergisi 1</text:p>
          </table:table-cell>
          <table:table-cell/>
          <table:table-cell table:style-name="ce260" office:value-type="float" office:value="-29.7" calcext:value-type="float">
            <text:p>-29,7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6-30" calcext:value-type="date">
            <text:p>30.06.2021</text:p>
          </table:table-cell>
          <table:table-cell table:style-name="ce258" office:value-type="string" calcext:value-type="string">
            <text:p>Elektrik 7–2021</text:p>
          </table:table-cell>
          <table:table-cell table:style-name="ce276"/>
          <table:table-cell table:style-name="ce260" office:value-type="float" office:value="-21.85" calcext:value-type="float">
            <text:p>-21,8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7-30" calcext:value-type="date">
            <text:p>30.07.2021</text:p>
          </table:table-cell>
          <table:table-cell table:style-name="ce258" office:value-type="string" calcext:value-type="string">
            <text:p>Elektrik 8-2021</text:p>
          </table:table-cell>
          <table:table-cell table:style-name="ce276"/>
          <table:table-cell table:style-name="ce260" office:value-type="float" office:value="-5" calcext:value-type="float">
            <text:p>-5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8-30" calcext:value-type="date">
            <text:p>30.08.2021</text:p>
          </table:table-cell>
          <table:table-cell table:style-name="ce258" office:value-type="string" calcext:value-type="string">
            <text:p>Elektrik 9-2021</text:p>
          </table:table-cell>
          <table:table-cell table:style-name="ce260"/>
          <table:table-cell table:style-name="ce260" office:value-type="float" office:value="-8" calcext:value-type="float">
            <text:p>-8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9-30" calcext:value-type="date">
            <text:p>30.09.2021</text:p>
          </table:table-cell>
          <table:table-cell table:style-name="ce258" office:value-type="string" calcext:value-type="string">
            <text:p>Elektrik 10-2021</text:p>
          </table:table-cell>
          <table:table-cell table:style-name="ce260"/>
          <table:table-cell table:style-name="ce260" office:value-type="float" office:value="-20" calcext:value-type="float">
            <text:p>-20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30" calcext:value-type="date">
            <text:p>30.10.2021</text:p>
          </table:table-cell>
          <table:table-cell table:style-name="ce258" office:value-type="string" calcext:value-type="string">
            <text:p>Elektrik 11-2021</text:p>
          </table:table-cell>
          <table:table-cell table:style-name="ce260"/>
          <table:table-cell table:style-name="ce260" office:value-type="float" office:value="-26" calcext:value-type="float">
            <text:p>-26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vergi fark</text:p>
          </table:table-cell>
          <table:table-cell table:style-name="ce260"/>
          <table:table-cell table:style-name="ce260" office:value-type="float" office:value="-23.4" calcext:value-type="float">
            <text:p>-23,4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Bina Vergisi 2</text:p>
          </table:table-cell>
          <table:table-cell/>
          <table:table-cell table:style-name="ce260" office:value-type="float" office:value="-297" calcext:value-type="float">
            <text:p>-297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Kültür Vergisi 2</text:p>
          </table:table-cell>
          <table:table-cell/>
          <table:table-cell table:style-name="ce260" office:value-type="float" office:value="-29.7" calcext:value-type="float">
            <text:p>-29,7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2-30" calcext:value-type="date">
            <text:p>30.12.2021</text:p>
          </table:table-cell>
          <table:table-cell table:style-name="ce258" office:value-type="string" calcext:value-type="string">
            <text:p>Elektrik 12-2021</text:p>
          </table:table-cell>
          <table:table-cell table:style-name="ce260"/>
          <table:table-cell table:style-name="ce260" office:value-type="float" office:value="-142" calcext:value-type="float">
            <text:p>-142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/>
          <table:table-cell table:style-name="ce258" office:value-type="string" calcext:value-type="string">
            <text:p>yıkama elektrik abone bedeli</text:p>
          </table:table-cell>
          <table:table-cell table:style-name="ce260"/>
          <table:table-cell table:style-name="ce260" office:value-type="float" office:value="-3000" calcext:value-type="float">
            <text:p>-3.000,00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275"/>
          <table:table-cell table:style-name="ce258"/>
          <table:table-cell table:style-name="ce260"/>
          <table:table-cell table:style-name="ce279" table:formula="of:=SUM([.E100:.E117])" office:value-type="float" office:value="-4179.31" calcext:value-type="float">
            <text:p>-4.179,31</text:p>
          </table:table-cell>
          <table:table-cell office:value-type="float" office:value="8.5" calcext:value-type="float">
            <text:p>8,50</text:p>
          </table:table-cell>
          <table:table-cell table:style-name="ce367" table:formula="of:=[.E118]/[.F118]" office:value-type="float" office:value="-491.683529411765" calcext:value-type="float">
            <text:p>-491,68</text:p>
          </table:table-cell>
        </table:table-row>
        <table:table-row table:style-name="ro1">
          <table:table-cell/>
          <table:table-cell table:style-name="ce275"/>
          <table:table-cell table:style-name="ce258"/>
          <table:table-cell table:style-name="ce260" table:number-columns-repeated="2"/>
          <table:table-cell table:style-name="Default"/>
          <table:table-cell/>
        </table:table-row>
        <table:table-row table:style-name="ro1">
          <table:table-cell/>
          <table:table-cell table:style-name="ce258"/>
          <table:table-cell table:style-name="ce363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5" office:value-type="date" office:date-value="2021-08-15" calcext:value-type="date">
            <text:p>15.08.2021</text:p>
          </table:table-cell>
          <table:table-cell table:style-name="ce260" office:value-type="string" calcext:value-type="string">
            <text:p>Alçıpan 26*2,5=65 m2 * 35 TL işçilik</text:p>
          </table:table-cell>
          <table:table-cell table:style-name="ce260"/>
          <table:table-cell table:style-name="ce273" office:value-type="float" office:value="-2275" calcext:value-type="float">
            <text:p>-2.27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8"/>
          <table:table-cell table:style-name="ce260" office:value-type="string" calcext:value-type="string">
            <text:p>Alçıpan 22 ad*29 tl</text:p>
          </table:table-cell>
          <table:table-cell table:style-name="ce260"/>
          <table:table-cell table:style-name="ce273" office:value-type="float" office:value="-638" calcext:value-type="float">
            <text:p>-638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vida</text:p>
          </table:table-cell>
          <table:table-cell table:style-name="ce260"/>
          <table:table-cell table:style-name="ce260" office:value-type="float" office:value="-50" calcext:value-type="float">
            <text:p>-5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Cam 6 mm 10 m2*360 tl </text:p>
          </table:table-cell>
          <table:table-cell table:style-name="ce260"/>
          <table:table-cell table:style-name="ce260" office:value-type="float" office:value="-3600" calcext:value-type="float">
            <text:p>-3.6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cam işçiliği silikon</text:p>
          </table:table-cell>
          <table:table-cell table:style-name="ce260"/>
          <table:table-cell table:style-name="ce260" office:value-type="float" office:value="-400" calcext:value-type="float">
            <text:p>-4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tuğla işçilik 24m * 2,25 =54 m2 * 15 tl</text:p>
          </table:table-cell>
          <table:table-cell table:style-name="ce260"/>
          <table:table-cell table:style-name="ce260" office:value-type="float" office:value="-810" calcext:value-type="float">
            <text:p>-8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tuğla </text:p>
          </table:table-cell>
          <table:table-cell table:style-name="ce260"/>
          <table:table-cell table:style-name="ce260" office:value-type="float" office:value="-1512" calcext:value-type="float">
            <text:p>-1.51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sıva işçilik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/>
          <table:table-cell table:style-name="ce260" office:value-type="string" calcext:value-type="string">
            <text:p>kum çimento kireç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8"/>
          <table:table-cell table:style-name="ce260" office:value-type="string" calcext:value-type="string">
            <text:p>kapı demir malzeme</text:p>
          </table:table-cell>
          <table:table-cell table:style-name="ce260"/>
          <table:table-cell table:style-name="ce260" office:value-type="float" office:value="-3000" calcext:value-type="float">
            <text:p>-3.0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8"/>
          <table:table-cell table:style-name="ce260" office:value-type="string" calcext:value-type="string">
            <text:p>kapı işçilik</text:p>
          </table:table-cell>
          <table:table-cell table:style-name="ce260"/>
          <table:table-cell table:style-name="ce260" office:value-type="float" office:value="-1500" calcext:value-type="float">
            <text:p>-1.500,00</text:p>
          </table:table-cell>
          <table:table-cell table:number-columns-repeated="2"/>
        </table:table-row>
        <table:table-row table:style-name="ro1">
          <table:table-cell/>
          <table:table-cell table:style-name="ce258"/>
          <table:table-cell table:style-name="ce260" table:number-columns-repeated="2"/>
          <table:table-cell table:style-name="ce279" table:formula="of:=SUM([.E121:.E131])" office:value-type="float" office:value="-15585" calcext:value-type="float">
            <text:p>-15.585,00</text:p>
          </table:table-cell>
          <table:table-cell office:value-type="float" office:value="8.5" calcext:value-type="float">
            <text:p>8,50</text:p>
          </table:table-cell>
          <table:table-cell table:style-name="ce367" table:formula="of:=[.E132]/[.F132]" office:value-type="float" office:value="-1833.52941176471" calcext:value-type="float">
            <text:p>-1.833,53</text:p>
          </table:table-cell>
        </table:table-row>
        <table:table-row table:style-name="ro1">
          <table:table-cell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5" office:value-type="date" office:date-value="2021-08-15" calcext:value-type="date">
            <text:p>15.08.2021</text:p>
          </table:table-cell>
          <table:table-cell table:style-name="ce260" office:value-type="string" calcext:value-type="string">
            <text:p>Alçıpan 26*2,5=65 m2 * 35 TL işçilik</text:p>
          </table:table-cell>
          <table:table-cell table:style-name="ce260"/>
          <table:table-cell table:style-name="ce273" office:value-type="float" office:value="-2275" calcext:value-type="float">
            <text:p>-2.27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58"/>
          <table:table-cell table:style-name="ce260" office:value-type="string" calcext:value-type="string">
            <text:p>Alçıpan 22 ad*29 tl</text:p>
          </table:table-cell>
          <table:table-cell table:style-name="ce260"/>
          <table:table-cell table:style-name="ce273" office:value-type="float" office:value="-638" calcext:value-type="float">
            <text:p>-638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vida</text:p>
          </table:table-cell>
          <table:table-cell table:style-name="ce260"/>
          <table:table-cell table:style-name="ce260" office:value-type="float" office:value="-50" calcext:value-type="float">
            <text:p>-5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Cam 6 mm 12 m2*360 tl </text:p>
          </table:table-cell>
          <table:table-cell table:style-name="ce260"/>
          <table:table-cell table:style-name="ce260" office:value-type="float" office:value="-4320" calcext:value-type="float">
            <text:p>-4.3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cam işçiliği silikon</text:p>
          </table:table-cell>
          <table:table-cell table:style-name="ce260"/>
          <table:table-cell table:style-name="ce260" office:value-type="float" office:value="-400" calcext:value-type="float">
            <text:p>-4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tuğla işçilik 24m * 2,25 =54 m2 * 15 tl</text:p>
          </table:table-cell>
          <table:table-cell table:style-name="ce260"/>
          <table:table-cell table:style-name="ce260" office:value-type="float" office:value="-810" calcext:value-type="float">
            <text:p>-8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tuğla </text:p>
          </table:table-cell>
          <table:table-cell table:style-name="ce260"/>
          <table:table-cell table:style-name="ce260" office:value-type="float" office:value="-1512" calcext:value-type="float">
            <text:p>-1.51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sıva işçilik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/>
          <table:table-cell table:style-name="ce260" office:value-type="string" calcext:value-type="string">
            <text:p>kum çimento kireç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58"/>
          <table:table-cell table:style-name="ce260" office:value-type="string" calcext:value-type="string">
            <text:p>kapı işçilik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67" table:formula="of:=SUM([.E135:.E144])" office:value-type="float" office:value="-12305" calcext:value-type="float">
            <text:p>-12.305,00</text:p>
          </table:table-cell>
          <table:table-cell office:value-type="float" office:value="8.5" calcext:value-type="float">
            <text:p>8,50</text:p>
          </table:table-cell>
          <table:table-cell table:style-name="ce367" table:formula="of:=[.E145]/[.F145]" office:value-type="float" office:value="-1447.64705882353" calcext:value-type="float">
            <text:p>-1.447,6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360" office:value-type="string" calcext:value-type="string">
            <text:p>2021 TOPLAM</text:p>
          </table:table-cell>
          <table:table-cell table:style-name="ce281" table:formula="of:=[.E145]+[.E132]+[.E118]" office:value-type="float" office:value="-32069.31" calcext:value-type="float">
            <text:p>-32069,31</text:p>
          </table:table-cell>
          <table:table-cell/>
          <table:table-cell table:style-name="ce281" table:formula="of:=[.G145]+[.G132]+[.G118]" office:value-type="float" office:value="-3772.86" calcext:value-type="float">
            <text:p>-3772,86</text:p>
          </table:table-cell>
        </table:table-row>
        <table:table-row table:style-name="ro1">
          <table:table-cell table:number-columns-repeated="3"/>
          <table:table-cell table:style-name="ce122" office:value-type="string" calcext:value-type="string">
            <text:p>Genel Toplam</text:p>
          </table:table-cell>
          <table:table-cell table:style-name="ce285" table:formula="of:=[.E147]+[.E96]" office:value-type="float" office:value="-114469.844" calcext:value-type="float">
            <text:p>-114.469,84</text:p>
          </table:table-cell>
          <table:table-cell table:style-name="ce285"/>
          <table:table-cell table:style-name="ce285" table:formula="of:=[.G147]+[.G96]" office:value-type="float" office:value="-15747.2234070106" calcext:value-type="float">
            <text:p>-15.747,22</text:p>
          </table:table-cell>
        </table:table-row>
        <table:table-row table:style-name="ro1">
          <table:table-cell table:number-columns-repeated="4"/>
          <table:table-cell table:style-name="ce260" table:number-columns-repeated="2"/>
          <table:table-cell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12-31" calcext:value-type="date">
            <text:p>31.12.2022</text:p>
          </table:table-cell>
          <table:table-cell table:style-name="ce258" office:value-type="string" calcext:value-type="string">
            <text:p>Genel Masraf</text:p>
          </table:table-cell>
          <table:table-cell/>
          <table:table-cell table:formula="of:=[$'SnH yazıhane'.F2]" office:value-type="float" office:value="-2543.67" calcext:value-type="float">
            <text:p>-2.543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float" office:value="-4500" calcext:value-type="float">
            <text:p>-4.500,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nyB202-22</text:p>
          </table:table-cell>
          <table:table-cell table:style-name="ce275" office:value-type="date" office:date-value="2022-10-30" calcext:value-type="date">
            <text:p>30.10.2022</text:p>
          </table:table-cell>
          <table:table-cell table:style-name="ce258" office:value-type="string" calcext:value-type="string">
            <text:p>tavan-duvaralçıpan</text:p>
          </table:table-cell>
          <table:table-cell/>
          <table:table-cell office:value-type="float" office:value="-8000" calcext:value-type="float">
            <text:p>-8.000,00</text:p>
          </table:table-cell>
          <table:table-cell table:style-name="ce260"/>
          <table:table-cell table:style-name="Default"/>
        </table:table-row>
        <table:table-row table:style-name="ro1">
          <table:table-cell/>
          <table:table-cell table:style-name="ce275"/>
          <table:table-cell table:style-name="ce258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367" table:formula="of:=SUM([.E151:.E155])" office:value-type="float" office:value="-15043.67" calcext:value-type="float">
            <text:p>-15.043,67</text:p>
          </table:table-cell>
          <table:table-cell office:value-type="float" office:value="18" calcext:value-type="float">
            <text:p>18,00</text:p>
          </table:table-cell>
          <table:table-cell table:style-name="ce367" table:formula="of:=[.E156]/[.F156]" office:value-type="float" office:value="-835.759444444444" calcext:value-type="float">
            <text:p>-835,76</text:p>
          </table:table-cell>
        </table:table-row>
        <table:table-row table:style-name="ro1">
          <table:table-cell table:number-columns-repeated="3"/>
          <table:table-cell table:style-name="ce122" office:value-type="string" calcext:value-type="string">
            <text:p>Genel Toplam</text:p>
          </table:table-cell>
          <table:table-cell table:style-name="ce285" table:formula="of:=[.E156]+[.E148]" office:value-type="float" office:value="-129513.514" calcext:value-type="float">
            <text:p>-129.513,51</text:p>
          </table:table-cell>
          <table:table-cell table:style-name="ce285"/>
          <table:table-cell table:style-name="ce285" table:formula="of:=[.G156]+[.G148]" office:value-type="float" office:value="-16582.9828514551" calcext:value-type="float">
            <text:p>-16.582,98</text:p>
          </table:table-cell>
        </table:table-row>
        <table:table-row table:style-name="ro1" table:number-rows-repeated="104841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KY" table:style-name="ta1">
        <table:table-column table:style-name="co11" table:default-cell-style-name="Default"/>
        <table:table-column table:style-name="co2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ce299"/>
        <table:table-column table:style-name="co54" table:default-cell-style-name="Default"/>
        <table:table-column table:style-name="co55" table:default-cell-style-name="Default"/>
        <table:table-column table:style-name="co55" table:default-cell-style-name="ce395"/>
        <table:table-column table:style-name="co52" table:default-cell-style-name="Default"/>
        <table:table-column table:style-name="co53" table:default-cell-style-name="ce299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5" table:default-cell-style-name="ce395"/>
        <table:table-column table:style-name="co52" table:default-cell-style-name="Default"/>
        <table:table-column table:style-name="co59" table:default-cell-style-name="Default"/>
        <table:table-column table:style-name="co57" table:default-cell-style-name="Default"/>
        <table:table-column table:style-name="co55" table:default-cell-style-name="Default"/>
        <table:table-column table:style-name="co60" table:default-cell-style-name="Default"/>
        <table:table-row table:style-name="ro1">
          <table:table-cell table:number-columns-repeated="3"/>
          <table:table-cell table:style-name="ce392"/>
          <table:table-cell table:number-columns-repeated="5"/>
          <table:table-cell table:style-name="ce393"/>
          <table:table-cell/>
          <table:table-cell table:style-name="ce392"/>
          <table:table-cell/>
          <table:table-cell table:style-name="ce422"/>
          <table:table-cell/>
          <table:table-cell table:style-name="ce392"/>
          <table:table-cell table:number-columns-repeated="3"/>
        </table:table-row>
        <table:table-row table:style-name="ro1">
          <table:table-cell/>
          <table:table-cell table:style-name="ce346" office:value-type="string" calcext:value-type="string">
            <text:p>1203m2 arsa</text:p>
          </table:table-cell>
          <table:table-cell table:style-name="ce124" office:value-type="currency" office:currency="USD" office:value="450000" calcext:value-type="currency">
            <text:p>$450.000,00</text:p>
          </table:table-cell>
          <table:table-cell/>
          <table:table-cell table:style-name="ce394" office:value-type="percentage" office:value="0.5" calcext:value-type="percentage">
            <text:p>%50,00</text:p>
          </table:table-cell>
          <table:table-cell table:number-columns-repeated="2"/>
          <table:table-cell table:style-name="ce124" office:value-type="currency" office:currency="USD" office:value="225000" calcext:value-type="currency">
            <text:p>$225.000,00</text:p>
          </table:table-cell>
          <table:table-cell table:style-name="ce281"/>
          <table:table-cell table:style-name="ce394" office:value-type="percentage" office:value="0.5" calcext:value-type="percentage">
            <text:p>%50,00</text:p>
          </table:table-cell>
          <table:table-cell table:style-name="ce281"/>
          <table:table-cell/>
          <table:table-cell table:style-name="ce281"/>
          <table:table-cell table:style-name="ce124" office:value-type="currency" office:currency="USD" office:value="225000" calcext:value-type="currency">
            <text:p>$225.000,00</text:p>
          </table:table-cell>
          <table:table-cell table:style-name="ce281"/>
          <table:table-cell table:style-name="ce144"/>
          <table:table-cell table:number-columns-repeated="3"/>
        </table:table-row>
        <table:table-row table:style-name="ro1">
          <table:table-cell/>
          <table:table-cell table:style-name="ce346"/>
          <table:table-cell table:style-name="ce125"/>
          <table:table-cell table:style-name="ce127"/>
          <table:table-cell table:style-name="ce129" office:value-type="string" calcext:value-type="string">
            <text:p>doğuş kapanış</text:p>
          </table:table-cell>
          <table:table-cell table:number-columns-repeated="2"/>
          <table:table-cell table:style-name="ce421" office:value-type="currency" office:currency="USD" office:value="126714.21" calcext:value-type="currency">
            <text:p>$126.714,21</text:p>
          </table:table-cell>
          <table:table-cell table:style-name="ce281"/>
          <table:table-cell table:style-name="ce394"/>
          <table:table-cell table:style-name="ce281"/>
          <table:table-cell table:style-name="ce138"/>
          <table:table-cell table:style-name="ce281"/>
          <table:table-cell table:style-name="ce124" table:formula="of:=[.H3]*-1" office:value-type="currency" office:currency="USD" office:value="-126714.21" calcext:value-type="currency">
            <text:p>-$126.714,21</text:p>
          </table:table-cell>
          <table:table-cell table:style-name="ce281"/>
          <table:table-cell table:style-name="ce144"/>
          <table:table-cell table:number-columns-repeated="3"/>
        </table:table-row>
        <table:table-row table:style-name="ro1">
          <table:table-cell/>
          <table:table-cell table:style-name="ce281"/>
          <table:table-cell table:number-columns-repeated="2"/>
          <table:table-cell table:style-name="ce394" table:formula="of:=[.H4]/[.$C$2]" office:value-type="percentage" office:value="0.781587133333333" calcext:value-type="percentage">
            <text:p>%78,16</text:p>
          </table:table-cell>
          <table:table-cell table:number-columns-repeated="2"/>
          <table:table-cell table:style-name="ce133" table:formula="of:=[.H2]+[.H3]" office:value-type="currency" office:currency="USD" office:value="351714.21" calcext:value-type="currency">
            <text:p>$351.714,21</text:p>
          </table:table-cell>
          <table:table-cell table:style-name="ce281"/>
          <table:table-cell table:style-name="ce394" table:formula="of:=[.N4]/[.$C$2]" office:value-type="percentage" office:value="0.218412866666667" calcext:value-type="percentage">
            <text:p>%21,84</text:p>
          </table:table-cell>
          <table:table-cell table:style-name="ce281"/>
          <table:table-cell/>
          <table:table-cell table:style-name="ce281"/>
          <table:table-cell table:style-name="ce142" table:formula="of:=[.N2]+[.N3]" office:value-type="currency" office:currency="USD" office:value="98285.79" calcext:value-type="currency">
            <text:p>$98.285,79</text:p>
          </table:table-cell>
          <table:table-cell table:style-name="ce281"/>
          <table:table-cell table:style-name="ce144"/>
          <table:table-cell table:number-columns-repeated="3"/>
        </table:table-row>
        <table:table-row table:style-name="ro1">
          <table:table-cell/>
          <table:table-cell table:style-name="ce281"/>
          <table:table-cell table:number-columns-repeated="2"/>
          <table:table-cell table:style-name="ce394"/>
          <table:table-cell table:number-columns-repeated="2"/>
          <table:table-cell table:style-name="ce417"/>
          <table:table-cell/>
          <table:table-cell table:style-name="ce394"/>
          <table:table-cell/>
          <table:table-cell table:style-name="ce139"/>
          <table:table-cell/>
          <table:table-cell table:style-name="ce417"/>
          <table:table-cell/>
          <table:table-cell table:style-name="ce364"/>
          <table:table-cell table:number-columns-repeated="3"/>
        </table:table-row>
        <table:table-row table:style-name="ro1">
          <table:table-cell/>
          <table:table-cell table:style-name="ce281"/>
          <table:table-cell table:number-columns-repeated="2"/>
          <table:table-cell table:number-columns-repeated="2" table:style-name="ce281" office:value-type="string" calcext:value-type="string">
            <text:p>KİRA</text:p>
          </table:table-cell>
          <table:table-cell/>
          <table:table-cell table:style-name="ce417"/>
          <table:table-cell/>
          <table:table-cell table:number-columns-repeated="2" table:style-name="ce281" office:value-type="string" calcext:value-type="string">
            <text:p>KİRA</text:p>
          </table:table-cell>
          <table:table-cell table:style-name="ce139"/>
          <table:table-cell/>
          <table:table-cell table:style-name="ce417"/>
          <table:table-cell/>
          <table:table-cell table:style-name="ce364"/>
          <table:table-cell table:number-columns-repeated="3"/>
        </table:table-row>
        <table:table-row table:style-name="ro1">
          <table:table-cell table:number-columns-repeated="2"/>
          <table:table-cell table:style-name="ce281" office:value-type="string" calcext:value-type="string">
            <text:p>KİRA</text:p>
          </table:table-cell>
          <table:table-cell/>
          <table:table-cell table:style-name="ce393" office:value-type="string" calcext:value-type="string">
            <text:p>hacı</text:p>
          </table:table-cell>
          <table:table-cell table:number-columns-repeated="2" office:value-type="string" calcext:value-type="string">
            <text:p>hacı</text:p>
          </table:table-cell>
          <table:table-cell table:style-name="ce396" office:value-type="string" calcext:value-type="string">
            <text:p>hacı</text:p>
          </table:table-cell>
          <table:table-cell/>
          <table:table-cell table:style-name="ce393" office:value-type="string" calcext:value-type="string">
            <text:p>nazan</text:p>
          </table:table-cell>
          <table:table-cell table:number-columns-repeated="2" office:value-type="string" calcext:value-type="string">
            <text:p>nazan</text:p>
          </table:table-cell>
          <table:table-cell office:value-type="string" calcext:value-type="string">
            <text:p>nazan </text:p>
          </table:table-cell>
          <table:table-cell table:style-name="ce396" office:value-type="string" calcext:value-type="string">
            <text:p>naza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81" office:value-type="string" calcext:value-type="string">
            <text:p>GELİR</text:p>
          </table:table-cell>
          <table:table-cell/>
          <table:table-cell table:style-name="ce393" office:value-type="string" calcext:value-type="string">
            <text:p>pay 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bakiye</text:p>
          </table:table-cell>
          <table:table-cell table:style-name="ce396" office:value-type="string" calcext:value-type="string">
            <text:p>bakiye</text:p>
          </table:table-cell>
          <table:table-cell/>
          <table:table-cell table:style-name="ce393" office:value-type="string" calcext:value-type="string">
            <text:p>pay </text:p>
          </table:table-cell>
          <table:table-cell table:number-columns-repeated="2" office:value-type="string" calcext:value-type="string">
            <text:p>pay</text:p>
          </table:table-cell>
          <table:table-cell office:value-type="string" calcext:value-type="string">
            <text:p>bakiye</text:p>
          </table:table-cell>
          <table:table-cell table:style-name="ce396" office:value-type="string" calcext:value-type="string">
            <text:p>bakiye</text:p>
          </table:table-cell>
          <table:table-cell/>
          <table:table-cell table:style-name="ce145" office:value-type="string" calcext:value-type="string">
            <text:p>US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6" office:value-type="string" calcext:value-type="string">
            <text:p>TL</text:p>
          </table:table-cell>
          <table:table-cell/>
          <table:table-cell table:style-name="ce393" office:value-type="string" calcext:value-type="string">
            <text:p>%</text:p>
          </table:table-cell>
          <table:table-cell table:number-columns-repeated="2" office:value-type="string" calcext:value-type="string">
            <text:p>TL</text:p>
          </table:table-cell>
          <table:table-cell table:style-name="ce396" office:value-type="string" calcext:value-type="string">
            <text:p>USD</text:p>
          </table:table-cell>
          <table:table-cell/>
          <table:table-cell table:style-name="ce393" office:value-type="string" calcext:value-type="string">
            <text:p>%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USD</text:p>
          </table:table-cell>
          <table:table-cell/>
          <table:table-cell table:style-name="ce396" office:value-type="string" calcext:value-type="string">
            <text:p>USD</text:p>
          </table:table-cell>
          <table:table-cell/>
          <table:table-cell table:style-name="ce145" office:value-type="string" calcext:value-type="string">
            <text:p>TRY</text:p>
          </table:table-cell>
          <table:table-cell table:number-columns-repeated="3"/>
        </table:table-row>
        <table:table-row table:style-name="ro1">
          <table:table-cell table:style-name="ce281" office:value-type="float" office:value="2018" calcext:value-type="float">
            <text:p>2018</text:p>
          </table:table-cell>
          <table:table-cell table:number-columns-repeated="3"/>
          <table:table-cell table:style-name="Default"/>
          <table:table-cell table:number-columns-repeated="2"/>
          <table:table-cell table:style-name="ce136" table:formula="of:=[.H4]" office:value-type="currency" office:currency="USD" office:value="351714.21" calcext:value-type="currency">
            <text:p>$351.714,21</text:p>
          </table:table-cell>
          <table:table-cell/>
          <table:table-cell table:style-name="Default"/>
          <table:table-cell table:number-columns-repeated="3"/>
          <table:table-cell table:style-name="ce143" table:formula="of:=[.N4]" office:value-type="currency" office:currency="USD" office:value="98285.79" calcext:value-type="currency">
            <text:p>$98.285,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table:style-name="ce342" table:formula="of:=[$GLR.F6]" office:value-type="currency" office:currency="TRY" office:value="21000" calcext:value-type="currency">
            <text:p>₺21.000,00</text:p>
          </table:table-cell>
          <table:table-cell/>
          <table:table-cell table:style-name="ce394" table:formula="of:=[.H4]/[.$C$2]" office:value-type="percentage" office:value="0.781587133333333" calcext:value-type="percentage">
            <text:p>%78,16</text:p>
          </table:table-cell>
          <table:table-cell table:style-name="ce392" table:formula="of:=[.E11]*[.C11]" office:value-type="currency" office:currency="TRY" office:value="16413.3298" calcext:value-type="currency">
            <text:p>₺16.413,33</text:p>
          </table:table-cell>
          <table:table-cell table:style-name="ce392" table:formula="of:=[.G4]+[.F11]" office:value-type="currency" office:currency="TRY" office:value="16413.3298" calcext:value-type="currency">
            <text:p>₺16.413,33</text:p>
          </table:table-cell>
          <table:table-cell table:style-name="ce418" table:formula="of:=[.H10]-[.L11]" office:value-type="currency" office:currency="TRY" office:value="350883.291485507" calcext:value-type="currency">
            <text:p>₺350.883,29</text:p>
          </table:table-cell>
          <table:table-cell/>
          <table:table-cell table:style-name="ce394" table:formula="of:=[.N4]/[.$C$2]" office:value-type="percentage" office:value="0.218412866666667" calcext:value-type="percentage">
            <text:p>%21,84</text:p>
          </table:table-cell>
          <table:table-cell table:style-name="ce392" table:formula="of:=[.J11]*[.C11]" office:value-type="currency" office:currency="TRY" office:value="4586.6702" calcext:value-type="currency">
            <text:p>₺4.586,67</text:p>
          </table:table-cell>
          <table:table-cell table:style-name="ce392" table:formula="of:=[.K11]/[.P11]" office:value-type="currency" office:currency="TRY" office:value="830.918514492754" calcext:value-type="currency">
            <text:p>₺830,92</text:p>
          </table:table-cell>
          <table:table-cell table:style-name="ce392" table:formula="of:=[.M4]+[.K11]" office:value-type="currency" office:currency="TRY" office:value="4586.6702" calcext:value-type="currency">
            <text:p>₺4.586,67</text:p>
          </table:table-cell>
          <table:table-cell table:style-name="ce417" table:formula="of:=[.N10]+[.L11]" office:value-type="currency" office:currency="USD" office:value="99116.7085144927" calcext:value-type="currency">
            <text:p>$99.116,71</text:p>
          </table:table-cell>
          <table:table-cell table:style-name="ce392"/>
          <table:table-cell office:value-type="float" office:value="5.52" calcext:value-type="float">
            <text:p>5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76" office:value-type="date" office:date-value="2018-10-30" calcext:value-type="date">
            <text:p>30.10.2018</text:p>
          </table:table-cell>
          <table:table-cell table:style-name="ce359" table:formula="of:=[$GDR.E16]" office:value-type="currency" office:currency="TRY" office:value="-2399.42" calcext:value-type="currency">
            <text:p>-₺2.399,42</text:p>
          </table:table-cell>
          <table:table-cell table:style-name="ce392"/>
          <table:table-cell table:style-name="ce394" table:formula="of:=[.H11]/[.$C$2]" office:value-type="percentage" office:value="0.779740647745572" calcext:value-type="percentage">
            <text:p>%77,97</text:p>
          </table:table-cell>
          <table:table-cell table:style-name="ce392" table:formula="of:=[.E12]*[.C12]" office:value-type="currency" office:currency="TRY" office:value="-1870.92530501368" calcext:value-type="currency">
            <text:p>-₺1.870,93</text:p>
          </table:table-cell>
          <table:table-cell table:style-name="ce392" table:formula="of:=[.G11]+[.F12]" office:value-type="currency" office:currency="TRY" office:value="14542.4044949863" calcext:value-type="currency">
            <text:p>₺14.542,40</text:p>
          </table:table-cell>
          <table:table-cell table:style-name="ce418" table:formula="of:=[.H11]-[.L12]" office:value-type="currency" office:currency="TRY" office:value="350979.033278077" calcext:value-type="currency">
            <text:p>₺350.979,03</text:p>
          </table:table-cell>
          <table:table-cell table:style-name="ce392"/>
          <table:table-cell table:style-name="ce394" table:formula="of:=[.N11]/[.$C$2]" office:value-type="percentage" office:value="0.220259352254428" calcext:value-type="percentage">
            <text:p>%22,03</text:p>
          </table:table-cell>
          <table:table-cell table:style-name="ce392" table:formula="of:=[.J12]*[.C12]" office:value-type="currency" office:currency="TRY" office:value="-528.49469498632" calcext:value-type="currency">
            <text:p>-₺528,49</text:p>
          </table:table-cell>
          <table:table-cell table:style-name="ce392" table:formula="of:=[.K12]/[.P12]" office:value-type="currency" office:currency="TRY" office:value="-95.7417925699856" calcext:value-type="currency">
            <text:p>-₺95,74</text:p>
          </table:table-cell>
          <table:table-cell table:style-name="ce392" table:formula="of:=[.M11]+[.K12]" office:value-type="currency" office:currency="TRY" office:value="4058.17550501368" calcext:value-type="currency">
            <text:p>₺4.058,18</text:p>
          </table:table-cell>
          <table:table-cell table:style-name="ce417" table:formula="of:=[.N11]+[.L12]" office:value-type="currency" office:currency="USD" office:value="99020.9667219228" calcext:value-type="currency">
            <text:p>$99.020,97</text:p>
          </table:table-cell>
          <table:table-cell table:style-name="ce392"/>
          <table:table-cell office:value-type="float" office:value="5.52" calcext:value-type="float">
            <text:p>5,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2"/>
          <table:table-cell table:style-name="ce392"/>
          <table:table-cell table:style-name="ce394"/>
          <table:table-cell table:style-name="ce392" table:number-columns-repeated="2"/>
          <table:table-cell table:style-name="ce418"/>
          <table:table-cell/>
          <table:table-cell table:style-name="ce394"/>
          <table:table-cell table:number-columns-repeated="2"/>
          <table:table-cell table:style-name="ce419" table:formula="of:=[.M12]+[.G12]" office:value-type="currency" office:currency="TRY" office:value="18600.58" calcext:value-type="currency">
            <text:p>₺18.600,58</text:p>
          </table:table-cell>
          <table:table-cell/>
          <table:table-cell table:style-name="ce419"/>
          <table:table-cell table:number-columns-repeated="4"/>
        </table:table-row>
        <table:table-row table:style-name="ro1">
          <table:table-cell table:style-name="ce281" office:value-type="float" office:value="2019" calcext:value-type="float">
            <text:p>2019</text:p>
          </table:table-cell>
          <table:table-cell table:style-name="ce281"/>
          <table:table-cell table:number-columns-repeated="2"/>
          <table:table-cell table:style-name="ce394"/>
          <table:table-cell table:style-name="ce392" table:number-columns-repeated="2"/>
          <table:table-cell table:style-name="ce418"/>
          <table:table-cell/>
          <table:table-cell table:style-name="ce394"/>
          <table:table-cell table:number-columns-repeated="9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276" office:value-type="date" office:date-value="2019-11-12" calcext:value-type="date">
            <text:p>12.11.2019</text:p>
          </table:table-cell>
          <table:table-cell table:style-name="ce342" table:formula="of:=[$GLR.F10]+[$GLR.F11]+[$GLR.F15]" office:value-type="currency" office:currency="TRY" office:value="22500" calcext:value-type="currency">
            <text:p>₺22.500,00</text:p>
          </table:table-cell>
          <table:table-cell/>
          <table:table-cell table:style-name="ce394" table:formula="of:=[.H12]/[.$C$2]" office:value-type="percentage" office:value="0.779953407284616" calcext:value-type="percentage">
            <text:p>%78,00</text:p>
          </table:table-cell>
          <table:table-cell table:style-name="ce392" table:formula="of:=[.E15]*[.C15]" office:value-type="currency" office:currency="TRY" office:value="17548.9516639039" calcext:value-type="currency">
            <text:p>₺17.548,95</text:p>
          </table:table-cell>
          <table:table-cell table:style-name="ce392" table:formula="of:=[.G12]+[.F15]" office:value-type="currency" office:currency="TRY" office:value="32091.3561588902" calcext:value-type="currency">
            <text:p>₺32.091,36</text:p>
          </table:table-cell>
          <table:table-cell table:style-name="ce418" table:formula="of:=[.H12]-[.L15]" office:value-type="currency" office:currency="TRY" office:value="350114.975976839" calcext:value-type="currency">
            <text:p>₺350.114,98</text:p>
          </table:table-cell>
          <table:table-cell/>
          <table:table-cell table:style-name="ce394" table:formula="of:=[.N12]/[.$C$2]" office:value-type="percentage" office:value="0.220046592715384" calcext:value-type="percentage">
            <text:p>%22,00</text:p>
          </table:table-cell>
          <table:table-cell table:style-name="ce392" table:formula="of:=[.J15]*[.C15]" office:value-type="currency" office:currency="TRY" office:value="4951.04833609614" calcext:value-type="currency">
            <text:p>₺4.951,05</text:p>
          </table:table-cell>
          <table:table-cell table:style-name="ce392" table:formula="of:=[.K15]/[.P15]" office:value-type="currency" office:currency="TRY" office:value="864.057301238418" calcext:value-type="currency">
            <text:p>₺864,06</text:p>
          </table:table-cell>
          <table:table-cell table:style-name="ce392" table:formula="of:=[.M12]+[.K15]" office:value-type="currency" office:currency="TRY" office:value="9009.22384110982" calcext:value-type="currency">
            <text:p>₺9.009,22</text:p>
          </table:table-cell>
          <table:table-cell table:style-name="ce417" table:formula="of:=[.N12]+[.L15]" office:value-type="currency" office:currency="USD" office:value="99885.0240231612" calcext:value-type="currency">
            <text:p>$99.885,02</text:p>
          </table:table-cell>
          <table:table-cell table:style-name="ce392"/>
          <table:table-cell office:value-type="float" office:value="5.73" calcext:value-type="float">
            <text:p>5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276" office:value-type="date" office:date-value="2019-11-30" calcext:value-type="date">
            <text:p>30.11.2019</text:p>
          </table:table-cell>
          <table:table-cell table:style-name="ce342" table:formula="of:=[$GLR.F14]" office:value-type="currency" office:currency="TRY" office:value="4000" calcext:value-type="currency">
            <text:p>₺4.000,00</text:p>
          </table:table-cell>
          <table:table-cell/>
          <table:table-cell table:style-name="ce394" table:formula="of:=[.H15]/[.$C$2]" office:value-type="percentage" office:value="0.778033279948531" calcext:value-type="percentage">
            <text:p>%77,80</text:p>
          </table:table-cell>
          <table:table-cell table:style-name="ce392" table:formula="of:=[.E16]*[.C16]" office:value-type="currency" office:currency="TRY" office:value="3112.13311979412" calcext:value-type="currency">
            <text:p>₺3.112,13</text:p>
          </table:table-cell>
          <table:table-cell table:style-name="ce392" table:formula="of:=[.G15]+[.F16]" office:value-type="currency" office:currency="TRY" office:value="35203.4892786843" calcext:value-type="currency">
            <text:p>₺35.203,49</text:p>
          </table:table-cell>
          <table:table-cell table:style-name="ce418" table:formula="of:=[.H15]-[.L16]" office:value-type="currency" office:currency="TRY" office:value="349960.025386925" calcext:value-type="currency">
            <text:p>₺349.960,03</text:p>
          </table:table-cell>
          <table:table-cell/>
          <table:table-cell table:style-name="ce394" table:formula="of:=[.N15]/[.$C$2]" office:value-type="percentage" office:value="0.221966720051469" calcext:value-type="percentage">
            <text:p>%22,20</text:p>
          </table:table-cell>
          <table:table-cell table:style-name="ce392" table:formula="of:=[.J16]*[.C16]" office:value-type="currency" office:currency="TRY" office:value="887.866880205877" calcext:value-type="currency">
            <text:p>₺887,87</text:p>
          </table:table-cell>
          <table:table-cell table:style-name="ce392" table:formula="of:=[.K16]/[.P16]" office:value-type="currency" office:currency="TRY" office:value="154.950589913766" calcext:value-type="currency">
            <text:p>₺154,95</text:p>
          </table:table-cell>
          <table:table-cell table:style-name="ce392" table:formula="of:=[.M15]+[.K16]" office:value-type="currency" office:currency="TRY" office:value="9897.09072131569" calcext:value-type="currency">
            <text:p>₺9.897,09</text:p>
          </table:table-cell>
          <table:table-cell table:style-name="ce417" table:formula="of:=[.N15]+[.L16]" office:value-type="currency" office:currency="USD" office:value="100039.974613075" calcext:value-type="currency">
            <text:p>$100.039,97</text:p>
          </table:table-cell>
          <table:table-cell table:style-name="ce392"/>
          <table:table-cell office:value-type="float" office:value="5.73" calcext:value-type="float">
            <text:p>5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76" office:value-type="date" office:date-value="2019-11-30" calcext:value-type="date">
            <text:p>30.11.2019</text:p>
          </table:table-cell>
          <table:table-cell table:style-name="ce359" table:formula="of:=[$GDR.E33]" office:value-type="currency" office:currency="TRY" office:value="-3104.82" calcext:value-type="currency">
            <text:p>-₺3.104,82</text:p>
          </table:table-cell>
          <table:table-cell table:style-name="ce392"/>
          <table:table-cell table:style-name="ce394" table:formula="of:=[.H16]/[.$C$2]" office:value-type="percentage" office:value="0.777688945304278" calcext:value-type="percentage">
            <text:p>%77,77</text:p>
          </table:table-cell>
          <table:table-cell table:style-name="ce392" table:formula="of:=[.E17]*[.C17]" office:value-type="currency" office:currency="TRY" office:value="-2414.58419115963" calcext:value-type="currency">
            <text:p>-₺2.414,58</text:p>
          </table:table-cell>
          <table:table-cell table:style-name="ce392" table:formula="of:=[.G16]+[.F17]" office:value-type="currency" office:currency="TRY" office:value="32788.9050875247" calcext:value-type="currency">
            <text:p>₺32.788,91</text:p>
          </table:table-cell>
          <table:table-cell table:style-name="ce418" table:formula="of:=[.H16]-[.L17]" office:value-type="currency" office:currency="TRY" office:value="350080.485388468" calcext:value-type="currency">
            <text:p>₺350.080,49</text:p>
          </table:table-cell>
          <table:table-cell table:style-name="ce392"/>
          <table:table-cell table:style-name="ce394" table:formula="of:=[.N16]/[.$C$2]" office:value-type="percentage" office:value="0.222311054695722" calcext:value-type="percentage">
            <text:p>%22,23</text:p>
          </table:table-cell>
          <table:table-cell table:style-name="ce392" table:formula="of:=[.J17]*[.C17]" office:value-type="currency" office:currency="TRY" office:value="-690.235808840372" calcext:value-type="currency">
            <text:p>-₺690,24</text:p>
          </table:table-cell>
          <table:table-cell table:style-name="ce392" table:formula="of:=[.K17]/[.P17]" office:value-type="currency" office:currency="TRY" office:value="-120.460001542822" calcext:value-type="currency">
            <text:p>-₺120,46</text:p>
          </table:table-cell>
          <table:table-cell table:style-name="ce392" table:formula="of:=[.M16]+[.K17]" office:value-type="currency" office:currency="TRY" office:value="9206.85491247532" calcext:value-type="currency">
            <text:p>₺9.206,85</text:p>
          </table:table-cell>
          <table:table-cell table:style-name="ce417" table:formula="of:=[.N16]+[.L17]" office:value-type="currency" office:currency="USD" office:value="99919.5146115321" calcext:value-type="currency">
            <text:p>$99.919,51</text:p>
          </table:table-cell>
          <table:table-cell table:style-name="ce392"/>
          <table:table-cell office:value-type="float" office:value="5.73" calcext:value-type="float">
            <text:p>5,7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92"/>
          <table:table-cell table:style-name="ce394"/>
          <table:table-cell table:number-columns-repeated="4"/>
          <table:table-cell table:style-name="ce394"/>
          <table:table-cell table:style-name="ce392" table:number-columns-repeated="2"/>
          <table:table-cell table:style-name="ce419" table:formula="of:=[.M17]+[.G17]" office:value-type="currency" office:currency="TRY" office:value="41995.76" calcext:value-type="currency">
            <text:p>₺41.995,76</text:p>
          </table:table-cell>
          <table:table-cell table:style-name="ce417"/>
          <table:table-cell table:style-name="ce419"/>
          <table:table-cell table:number-columns-repeated="4"/>
        </table:table-row>
        <table:table-row table:style-name="ro1">
          <table:table-cell table:style-name="ce281" office:value-type="float" office:value="2020" calcext:value-type="float">
            <text:p>2020</text:p>
          </table:table-cell>
          <table:table-cell table:style-name="ce281"/>
          <table:table-cell table:number-columns-repeated="2"/>
          <table:table-cell table:style-name="ce394"/>
          <table:table-cell table:number-columns-repeated="4"/>
          <table:table-cell table:style-name="ce394"/>
          <table:table-cell table:number-columns-repeated="9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table:style-name="ce342" table:formula="of:=[$GLR.F20]" office:value-type="currency" office:currency="TRY" office:value="6200" calcext:value-type="currency">
            <text:p>₺6.200,00</text:p>
          </table:table-cell>
          <table:table-cell/>
          <table:table-cell table:style-name="ce394" table:formula="of:=[.H17]/[.$C$2]" office:value-type="percentage" office:value="0.777956634196595" calcext:value-type="percentage">
            <text:p>%77,80</text:p>
          </table:table-cell>
          <table:table-cell table:style-name="ce392" table:formula="of:=[.E20]*[.C20]" office:value-type="currency" office:currency="TRY" office:value="4823.33113201889" calcext:value-type="currency">
            <text:p>₺4.823,33</text:p>
          </table:table-cell>
          <table:table-cell table:style-name="ce392" table:formula="of:=[.G17]+[.F20]" office:value-type="currency" office:currency="TRY" office:value="37612.2362195436" calcext:value-type="currency">
            <text:p>₺37.612,24</text:p>
          </table:table-cell>
          <table:table-cell table:style-name="ce418" table:formula="of:=[.H17]-[.L20]" office:value-type="currency" office:currency="TRY" office:value="349866.384475874" calcext:value-type="currency">
            <text:p>₺349.866,38</text:p>
          </table:table-cell>
          <table:table-cell/>
          <table:table-cell table:style-name="ce394" table:formula="of:=[.N17]/[.$C$2]" office:value-type="percentage" office:value="0.222043365803405" calcext:value-type="percentage">
            <text:p>%22,20</text:p>
          </table:table-cell>
          <table:table-cell table:style-name="ce392" table:formula="of:=[.J20]*[.C20]" office:value-type="currency" office:currency="TRY" office:value="1376.66886798111" calcext:value-type="currency">
            <text:p>₺1.376,67</text:p>
          </table:table-cell>
          <table:table-cell table:style-name="ce392" table:formula="of:=[.K20]/[.P20]" office:value-type="currency" office:currency="TRY" office:value="214.100912594263" calcext:value-type="currency">
            <text:p>₺214,10</text:p>
          </table:table-cell>
          <table:table-cell table:style-name="ce392" table:formula="of:=[.M17]+[.K20]" office:value-type="currency" office:currency="TRY" office:value="10583.5237804564" calcext:value-type="currency">
            <text:p>₺10.583,52</text:p>
          </table:table-cell>
          <table:table-cell table:style-name="ce417" table:formula="of:=[.N17]+[.L20]" office:value-type="currency" office:currency="USD" office:value="100133.615524126" calcext:value-type="currency">
            <text:p>$100.133,62</text:p>
          </table:table-cell>
          <table:table-cell table:style-name="ce392"/>
          <table:table-cell office:value-type="float" office:value="6.43" calcext:value-type="float">
            <text:p>6,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table:style-name="ce342" table:formula="of:=[$GLR.F26]" office:value-type="currency" office:currency="TRY" office:value="7800" calcext:value-type="currency">
            <text:p>₺7.800,00</text:p>
          </table:table-cell>
          <table:table-cell/>
          <table:table-cell table:style-name="ce394" table:formula="of:=[.H20]/[.$C$2]" office:value-type="percentage" office:value="0.77748085439083" calcext:value-type="percentage">
            <text:p>%77,75</text:p>
          </table:table-cell>
          <table:table-cell table:style-name="ce392" table:formula="of:=[.E21]*[.C21]" office:value-type="currency" office:currency="TRY" office:value="6064.35066424848" calcext:value-type="currency">
            <text:p>₺6.064,35</text:p>
          </table:table-cell>
          <table:table-cell table:style-name="ce392" table:formula="of:=[.G20]+[.F21]" office:value-type="currency" office:currency="TRY" office:value="43676.5868837921" calcext:value-type="currency">
            <text:p>₺43.676,59</text:p>
          </table:table-cell>
          <table:table-cell table:style-name="ce418" table:formula="of:=[.H20]-[.L21]" office:value-type="currency" office:currency="TRY" office:value="349652.634557678" calcext:value-type="currency">
            <text:p>₺349.652,63</text:p>
          </table:table-cell>
          <table:table-cell/>
          <table:table-cell table:style-name="ce394" table:formula="of:=[.N20]/[.$C$2]" office:value-type="percentage" office:value="0.22251914560917" calcext:value-type="percentage">
            <text:p>%22,25</text:p>
          </table:table-cell>
          <table:table-cell table:style-name="ce392" table:formula="of:=[.J21]*[.C21]" office:value-type="currency" office:currency="TRY" office:value="1735.64933575152" calcext:value-type="currency">
            <text:p>₺1.735,65</text:p>
          </table:table-cell>
          <table:table-cell table:style-name="ce392" table:formula="of:=[.K21]/[.P21]" office:value-type="currency" office:currency="TRY" office:value="213.749918196" calcext:value-type="currency">
            <text:p>₺213,75</text:p>
          </table:table-cell>
          <table:table-cell table:style-name="ce392" table:formula="of:=[.M20]+[.K21]" office:value-type="currency" office:currency="TRY" office:value="12319.173116208" calcext:value-type="currency">
            <text:p>₺12.319,17</text:p>
          </table:table-cell>
          <table:table-cell table:style-name="ce417" table:formula="of:=[.N20]+[.L21]" office:value-type="currency" office:currency="USD" office:value="100347.365442322" calcext:value-type="currency">
            <text:p>$100.347,37</text:p>
          </table:table-cell>
          <table:table-cell table:style-name="ce392"/>
          <table:table-cell office:value-type="float" office:value="8.12" calcext:value-type="float">
            <text:p>8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table:style-name="ce359" table:formula="of:=[$GDR.E68]" office:value-type="currency" office:currency="TRY" office:value="-2000" calcext:value-type="currency">
            <text:p>-₺2.000,00</text:p>
          </table:table-cell>
          <table:table-cell table:style-name="ce392"/>
          <table:table-cell table:style-name="ce394" table:formula="of:=[.H21]/[.$C$2]" office:value-type="percentage" office:value="0.777005854572617" calcext:value-type="percentage">
            <text:p>%77,70</text:p>
          </table:table-cell>
          <table:table-cell table:style-name="ce392" table:formula="of:=[.E22]*[.C22]" office:value-type="currency" office:currency="TRY" office:value="-1554.01170914523" calcext:value-type="currency">
            <text:p>-₺1.554,01</text:p>
          </table:table-cell>
          <table:table-cell table:style-name="ce392" table:formula="of:=[.G21]+[.F22]" office:value-type="currency" office:currency="TRY" office:value="42122.5751746468" calcext:value-type="currency">
            <text:p>₺42.122,58</text:p>
          </table:table-cell>
          <table:table-cell table:style-name="ce418" table:formula="of:=[.H21]-[.L22]" office:value-type="currency" office:currency="TRY" office:value="349707.559224039" calcext:value-type="currency">
            <text:p>₺349.707,56</text:p>
          </table:table-cell>
          <table:table-cell/>
          <table:table-cell table:style-name="ce394" table:formula="of:=[.N21]/[.$C$2]" office:value-type="percentage" office:value="0.222994145427383" calcext:value-type="percentage">
            <text:p>%22,30</text:p>
          </table:table-cell>
          <table:table-cell table:style-name="ce392" table:formula="of:=[.J22]*[.C22]" office:value-type="currency" office:currency="TRY" office:value="-445.988290854766" calcext:value-type="currency">
            <text:p>-₺445,99</text:p>
          </table:table-cell>
          <table:table-cell table:style-name="ce392" table:formula="of:=[.K22]/[.P22]" office:value-type="currency" office:currency="TRY" office:value="-54.9246663614244" calcext:value-type="currency">
            <text:p>-₺54,92</text:p>
          </table:table-cell>
          <table:table-cell table:style-name="ce392" table:formula="of:=[.M21]+[.K22]" office:value-type="currency" office:currency="TRY" office:value="11873.1848253532" calcext:value-type="currency">
            <text:p>₺11.873,18</text:p>
          </table:table-cell>
          <table:table-cell table:style-name="ce417" table:formula="of:=[.N21]+[.L22]" office:value-type="currency" office:currency="USD" office:value="100292.440775961" calcext:value-type="currency">
            <text:p>$100.292,44</text:p>
          </table:table-cell>
          <table:table-cell table:style-name="ce392"/>
          <table:table-cell office:value-type="float" office:value="8.12" calcext:value-type="float">
            <text:p>8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12-12" calcext:value-type="date">
            <text:p>12.12.2020</text:p>
          </table:table-cell>
          <table:table-cell table:style-name="ce342" table:formula="of:=[$GLR.F23]+[$GLR.F24]+[$GLR.F32]+[$GLR.F33]" office:value-type="currency" office:currency="TRY" office:value="22500" calcext:value-type="currency">
            <text:p>₺22.500,00</text:p>
          </table:table-cell>
          <table:table-cell/>
          <table:table-cell table:style-name="ce394" table:formula="of:=[.H22]/[.$C$2]" office:value-type="percentage" office:value="0.777127909386753" calcext:value-type="percentage">
            <text:p>%77,71</text:p>
          </table:table-cell>
          <table:table-cell table:style-name="ce392" table:formula="of:=[.E23]*[.C23]" office:value-type="currency" office:currency="TRY" office:value="17485.377961202" calcext:value-type="currency">
            <text:p>₺17.485,38</text:p>
          </table:table-cell>
          <table:table-cell table:style-name="ce392" table:formula="of:=[.G22]+[.F23]" office:value-type="currency" office:currency="TRY" office:value="59607.9531358488" calcext:value-type="currency">
            <text:p>₺59.607,95</text:p>
          </table:table-cell>
          <table:table-cell table:style-name="ce418" table:formula="of:=[.H22]-[.L23]" office:value-type="currency" office:currency="TRY" office:value="349075.198311202" calcext:value-type="currency">
            <text:p>₺349.075,20</text:p>
          </table:table-cell>
          <table:table-cell/>
          <table:table-cell table:style-name="ce394" table:formula="of:=[.N22]/[.$C$2]" office:value-type="percentage" office:value="0.222872090613247" calcext:value-type="percentage">
            <text:p>%22,29</text:p>
          </table:table-cell>
          <table:table-cell table:style-name="ce392" table:formula="of:=[.J23]*[.C23]" office:value-type="currency" office:currency="TRY" office:value="5014.62203879805" calcext:value-type="currency">
            <text:p>₺5.014,62</text:p>
          </table:table-cell>
          <table:table-cell table:style-name="ce392" table:formula="of:=[.K23]/[.P23]" office:value-type="currency" office:currency="TRY" office:value="632.36091283708" calcext:value-type="currency">
            <text:p>₺632,36</text:p>
          </table:table-cell>
          <table:table-cell table:style-name="ce392" table:formula="of:=[.M22]+[.K23]" office:value-type="currency" office:currency="TRY" office:value="16887.8068641512" calcext:value-type="currency">
            <text:p>₺16.887,81</text:p>
          </table:table-cell>
          <table:table-cell table:style-name="ce417" table:formula="of:=[.N22]+[.L23]" office:value-type="currency" office:currency="USD" office:value="100924.801688798" calcext:value-type="currency">
            <text:p>$100.924,80</text:p>
          </table:table-cell>
          <table:table-cell table:style-name="ce392"/>
          <table:table-cell office:value-type="float" office:value="7.93" calcext:value-type="float">
            <text:p>7,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12-12" calcext:value-type="date">
            <text:p>12.12.2020</text:p>
          </table:table-cell>
          <table:table-cell table:style-name="ce359" table:formula="of:=[$GDR.E77]" office:value-type="currency" office:currency="TRY" office:value="-5500" calcext:value-type="currency">
            <text:p>-₺5.500,00</text:p>
          </table:table-cell>
          <table:table-cell table:style-name="ce392"/>
          <table:table-cell table:style-name="ce394" table:formula="of:=[.H23]/[.$C$2]" office:value-type="percentage" office:value="0.775722662913782" calcext:value-type="percentage">
            <text:p>%77,57</text:p>
          </table:table-cell>
          <table:table-cell table:style-name="ce392" table:formula="of:=[.E24]*[.C24]" office:value-type="currency" office:currency="TRY" office:value="-4266.4746460258" calcext:value-type="currency">
            <text:p>-₺4.266,47</text:p>
          </table:table-cell>
          <table:table-cell table:style-name="ce392" table:formula="of:=[.G23]+[.F24]" office:value-type="currency" office:currency="TRY" office:value="55341.478489823" calcext:value-type="currency">
            <text:p>₺55.341,48</text:p>
          </table:table-cell>
          <table:table-cell table:style-name="ce418" table:formula="of:=[.H23]-[.L24]" office:value-type="currency" office:currency="TRY" office:value="349230.750058235" calcext:value-type="currency">
            <text:p>₺349.230,75</text:p>
          </table:table-cell>
          <table:table-cell/>
          <table:table-cell table:style-name="ce394" table:formula="of:=[.N23]/[.$C$2]" office:value-type="percentage" office:value="0.224277337086218" calcext:value-type="percentage">
            <text:p>%22,43</text:p>
          </table:table-cell>
          <table:table-cell table:style-name="ce392" table:formula="of:=[.J24]*[.C24]" office:value-type="currency" office:currency="TRY" office:value="-1233.5253539742" calcext:value-type="currency">
            <text:p>-₺1.233,53</text:p>
          </table:table-cell>
          <table:table-cell table:style-name="ce392" table:formula="of:=[.K24]/[.P24]" office:value-type="currency" office:currency="TRY" office:value="-155.551747033316" calcext:value-type="currency">
            <text:p>-₺155,55</text:p>
          </table:table-cell>
          <table:table-cell table:style-name="ce392" table:formula="of:=[.M23]+[.K24]" office:value-type="currency" office:currency="TRY" office:value="15654.281510177" calcext:value-type="currency">
            <text:p>₺15.654,28</text:p>
          </table:table-cell>
          <table:table-cell table:style-name="ce417" table:formula="of:=[.N23]+[.L24]" office:value-type="currency" office:currency="USD" office:value="100769.249941765" calcext:value-type="currency">
            <text:p>$100.769,25</text:p>
          </table:table-cell>
          <table:table-cell table:style-name="ce392"/>
          <table:table-cell office:value-type="float" office:value="7.93" calcext:value-type="float">
            <text:p>7,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6" office:value-type="date" office:date-value="2020-11-30" calcext:value-type="date">
            <text:p>30.11.2020</text:p>
          </table:table-cell>
          <table:table-cell table:style-name="ce342" table:formula="of:=[$GLR.F30]+[$GLR.F31]" office:value-type="currency" office:currency="TRY" office:value="23000" calcext:value-type="currency">
            <text:p>₺23.000,00</text:p>
          </table:table-cell>
          <table:table-cell/>
          <table:table-cell table:style-name="ce394" table:formula="of:=[.H24]/[.$C$2]" office:value-type="percentage" office:value="0.776068333462745" calcext:value-type="percentage">
            <text:p>%77,61</text:p>
          </table:table-cell>
          <table:table-cell table:style-name="ce392" table:formula="of:=[.E25]*[.C25]" office:value-type="currency" office:currency="TRY" office:value="17849.5716696431" calcext:value-type="currency">
            <text:p>₺17.849,57</text:p>
          </table:table-cell>
          <table:table-cell table:style-name="ce392" table:formula="of:=[.G24]+[.F25]" office:value-type="currency" office:currency="TRY" office:value="73191.0501594661" calcext:value-type="currency">
            <text:p>₺73.191,05</text:p>
          </table:table-cell>
          <table:table-cell table:style-name="ce418" table:formula="of:=[.H24]-[.L25]" office:value-type="currency" office:currency="TRY" office:value="348569.591094133" calcext:value-type="currency">
            <text:p>₺348.569,59</text:p>
          </table:table-cell>
          <table:table-cell/>
          <table:table-cell table:style-name="ce394" table:formula="of:=[.N24]/[.$C$2]" office:value-type="percentage" office:value="0.223931666537255" calcext:value-type="percentage">
            <text:p>%22,39</text:p>
          </table:table-cell>
          <table:table-cell table:style-name="ce392" table:formula="of:=[.J25]*[.C25]" office:value-type="currency" office:currency="TRY" office:value="5150.42833035686" calcext:value-type="currency">
            <text:p>₺5.150,43</text:p>
          </table:table-cell>
          <table:table-cell table:style-name="ce392" table:formula="of:=[.K25]/[.P25]" office:value-type="currency" office:currency="TRY" office:value="661.158964102293" calcext:value-type="currency">
            <text:p>₺661,16</text:p>
          </table:table-cell>
          <table:table-cell table:style-name="ce392" table:formula="of:=[.M24]+[.K25]" office:value-type="currency" office:currency="TRY" office:value="20804.7098405339" calcext:value-type="currency">
            <text:p>₺20.804,71</text:p>
          </table:table-cell>
          <table:table-cell table:style-name="ce417" table:formula="of:=[.N24]+[.L25]" office:value-type="currency" office:currency="USD" office:value="101430.408905867" calcext:value-type="currency">
            <text:p>$101.430,41</text:p>
          </table:table-cell>
          <table:table-cell table:style-name="ce392"/>
          <table:table-cell office:value-type="float" office:value="7.79" calcext:value-type="float">
            <text:p>7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6" office:value-type="date" office:date-value="2020-11-30" calcext:value-type="date">
            <text:p>30.11.2020</text:p>
          </table:table-cell>
          <table:table-cell table:style-name="ce359" table:formula="of:=[$GDR.E89]" office:value-type="currency" office:currency="TRY" office:value="-21220" calcext:value-type="currency">
            <text:p>-₺21.220,00</text:p>
          </table:table-cell>
          <table:table-cell table:style-name="ce392"/>
          <table:table-cell table:style-name="ce394" table:formula="of:=[.H25]/[.$C$2]" office:value-type="percentage" office:value="0.774599091320296" calcext:value-type="percentage">
            <text:p>%77,46</text:p>
          </table:table-cell>
          <table:table-cell table:style-name="ce392" table:formula="of:=[.E26]*[.C26]" office:value-type="currency" office:currency="TRY" office:value="-16436.9927178167" calcext:value-type="currency">
            <text:p>-₺16.436,99</text:p>
          </table:table-cell>
          <table:table-cell table:style-name="ce392" table:formula="of:=[.G25]+[.F26]" office:value-type="currency" office:currency="TRY" office:value="56754.0574416494" calcext:value-type="currency">
            <text:p>₺56.754,06</text:p>
          </table:table-cell>
          <table:table-cell table:style-name="ce418" table:formula="of:=[.H25]-[.L26]" office:value-type="currency" office:currency="TRY" office:value="349183.584326762" calcext:value-type="currency">
            <text:p>₺349.183,58</text:p>
          </table:table-cell>
          <table:table-cell/>
          <table:table-cell table:style-name="ce394" table:formula="of:=[.N25]/[.$C$2]" office:value-type="percentage" office:value="0.225400908679704" calcext:value-type="percentage">
            <text:p>%22,54</text:p>
          </table:table-cell>
          <table:table-cell table:style-name="ce392" table:formula="of:=[.J26]*[.C26]" office:value-type="currency" office:currency="TRY" office:value="-4783.00728218333" calcext:value-type="currency">
            <text:p>-₺4.783,01</text:p>
          </table:table-cell>
          <table:table-cell table:style-name="ce392" table:formula="of:=[.K26]/[.P26]" office:value-type="currency" office:currency="TRY" office:value="-613.993232629439" calcext:value-type="currency">
            <text:p>-₺613,99</text:p>
          </table:table-cell>
          <table:table-cell table:style-name="ce392" table:formula="of:=[.M25]+[.K26]" office:value-type="currency" office:currency="TRY" office:value="16021.7025583506" calcext:value-type="currency">
            <text:p>₺16.021,70</text:p>
          </table:table-cell>
          <table:table-cell table:style-name="ce417" table:formula="of:=[.N25]+[.L26]" office:value-type="currency" office:currency="USD" office:value="100816.415673238" calcext:value-type="currency">
            <text:p>$100.816,42</text:p>
          </table:table-cell>
          <table:table-cell table:style-name="ce392"/>
          <table:table-cell office:value-type="float" office:value="7.79" calcext:value-type="float">
            <text:p>7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6" office:value-type="date" office:date-value="2022-11-30" calcext:value-type="date">
            <text:p>30.11.2022</text:p>
          </table:table-cell>
          <table:table-cell table:style-name="ce359" table:formula="of:=[$GDR.E62]" office:value-type="currency" office:currency="TRY" office:value="-5097.07" calcext:value-type="currency">
            <text:p>-₺5.097,07</text:p>
          </table:table-cell>
          <table:table-cell table:style-name="ce392"/>
          <table:table-cell table:style-name="ce394" table:formula="of:=[.H26]/[.$C$2]" office:value-type="percentage" office:value="0.775963520726139" calcext:value-type="percentage">
            <text:p>%77,60</text:p>
          </table:table-cell>
          <table:table-cell table:style-name="ce392" table:formula="of:=[.E27]*[.C27]" office:value-type="currency" office:currency="TRY" office:value="-3955.14038258758" calcext:value-type="currency">
            <text:p>-₺3.955,14</text:p>
          </table:table-cell>
          <table:table-cell table:style-name="ce392" table:formula="of:=[.G26]+[.F27]" office:value-type="currency" office:currency="TRY" office:value="52798.9170590619" calcext:value-type="currency">
            <text:p>₺52.798,92</text:p>
          </table:table-cell>
          <table:table-cell table:style-name="ce418" table:formula="of:=[.H26]-[.L27]" office:value-type="currency" office:currency="TRY" office:value="349313.496683692" calcext:value-type="currency">
            <text:p>₺349.313,50</text:p>
          </table:table-cell>
          <table:table-cell/>
          <table:table-cell table:style-name="ce394" table:formula="of:=[.N26]/[.$C$2]" office:value-type="percentage" office:value="0.224036479273861" calcext:value-type="percentage">
            <text:p>%22,40</text:p>
          </table:table-cell>
          <table:table-cell table:style-name="ce392" table:formula="of:=[.J27]*[.C27]" office:value-type="currency" office:currency="TRY" office:value="-1141.92961741242" calcext:value-type="currency">
            <text:p>-₺1.141,93</text:p>
          </table:table-cell>
          <table:table-cell table:style-name="ce392" table:formula="of:=[.K27]/[.P27]" office:value-type="currency" office:currency="TRY" office:value="-129.912356929741" calcext:value-type="currency">
            <text:p>-₺129,91</text:p>
          </table:table-cell>
          <table:table-cell table:style-name="ce392" table:formula="of:=[.M26]+[.K27]" office:value-type="currency" office:currency="TRY" office:value="14879.7729409382" calcext:value-type="currency">
            <text:p>₺14.879,77</text:p>
          </table:table-cell>
          <table:table-cell table:style-name="ce417" table:formula="of:=[.N26]+[.L27]" office:value-type="currency" office:currency="USD" office:value="100686.503316308" calcext:value-type="currency">
            <text:p>$100.686,50</text:p>
          </table:table-cell>
          <table:table-cell table:style-name="ce392"/>
          <table:table-cell office:value-type="float" office:value="8.79" calcext:value-type="float">
            <text:p>8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6" office:value-type="date" office:date-value="2020-04-01" calcext:value-type="date">
            <text:p>01.04.2020</text:p>
          </table:table-cell>
          <table:table-cell table:style-name="ce342" table:formula="of:=[$GLR.F21]" office:value-type="currency" office:currency="TRY" office:value="5000" calcext:value-type="currency">
            <text:p>₺5.000,00</text:p>
          </table:table-cell>
          <table:table-cell/>
          <table:table-cell table:style-name="ce394" table:formula="of:=[.H27]/[.$C$2]" office:value-type="percentage" office:value="0.776252214852649" calcext:value-type="percentage">
            <text:p>%77,63</text:p>
          </table:table-cell>
          <table:table-cell table:style-name="ce392" table:formula="of:=[.E28]*[.C28]" office:value-type="currency" office:currency="TRY" office:value="3881.26107426325" calcext:value-type="currency">
            <text:p>₺3.881,26</text:p>
          </table:table-cell>
          <table:table-cell table:style-name="ce392" table:formula="of:=[.G27]+[.F28]" office:value-type="currency" office:currency="TRY" office:value="56680.1781333251" calcext:value-type="currency">
            <text:p>₺56.680,18</text:p>
          </table:table-cell>
          <table:table-cell table:style-name="ce418" table:formula="of:=[.H27]-[.L28]" office:value-type="currency" office:currency="TRY" office:value="349199.2230447" calcext:value-type="currency">
            <text:p>₺349.199,22</text:p>
          </table:table-cell>
          <table:table-cell/>
          <table:table-cell table:style-name="ce394" table:formula="of:=[.N27]/[.$C$2]" office:value-type="percentage" office:value="0.223747785147351" calcext:value-type="percentage">
            <text:p>%22,37</text:p>
          </table:table-cell>
          <table:table-cell table:style-name="ce392" table:formula="of:=[.J28]*[.C28]" office:value-type="currency" office:currency="TRY" office:value="1118.73892573675" calcext:value-type="currency">
            <text:p>₺1.118,74</text:p>
          </table:table-cell>
          <table:table-cell table:style-name="ce392" table:formula="of:=[.K28]/[.P28]" office:value-type="currency" office:currency="TRY" office:value="114.273638992518" calcext:value-type="currency">
            <text:p>₺114,27</text:p>
          </table:table-cell>
          <table:table-cell table:style-name="ce392" table:formula="of:=[.M27]+[.K28]" office:value-type="currency" office:currency="TRY" office:value="15998.5118666749" calcext:value-type="currency">
            <text:p>₺15.998,51</text:p>
          </table:table-cell>
          <table:table-cell table:style-name="ce417" table:formula="of:=[.N27]+[.L28]" office:value-type="currency" office:currency="USD" office:value="100800.7769553" calcext:value-type="currency">
            <text:p>$100.800,78</text:p>
          </table:table-cell>
          <table:table-cell table:style-name="ce392"/>
          <table:table-cell office:value-type="float" office:value="9.79" calcext:value-type="float">
            <text:p>9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6" office:value-type="date" office:date-value="2020-04-01" calcext:value-type="date">
            <text:p>01.04.2020</text:p>
          </table:table-cell>
          <table:table-cell table:style-name="ce359" table:formula="of:=[$GDR.E94]" office:value-type="currency" office:currency="TRY" office:value="-43079.224" calcext:value-type="currency">
            <text:p>-₺43.079,22</text:p>
          </table:table-cell>
          <table:table-cell table:style-name="ce392"/>
          <table:table-cell table:style-name="ce394" table:formula="of:=[.H28]/[.$C$2]" office:value-type="percentage" office:value="0.775998273432666" calcext:value-type="percentage">
            <text:p>%77,60</text:p>
          </table:table-cell>
          <table:table-cell table:style-name="ce392" table:formula="of:=[.E29]*[.C29]" office:value-type="currency" office:currency="TRY" office:value="-33429.4034448191" calcext:value-type="currency">
            <text:p>-₺33.429,40</text:p>
          </table:table-cell>
          <table:table-cell table:style-name="ce392" table:formula="of:=[.G28]+[.F29]" office:value-type="currency" office:currency="TRY" office:value="23250.774688506" calcext:value-type="currency">
            <text:p>₺23.250,77</text:p>
          </table:table-cell>
          <table:table-cell table:style-name="ce418" table:formula="of:=[.H28]-[.L29]" office:value-type="currency" office:currency="TRY" office:value="350670.232275672" calcext:value-type="currency">
            <text:p>₺350.670,23</text:p>
          </table:table-cell>
          <table:table-cell/>
          <table:table-cell table:style-name="ce394" table:formula="of:=[.N28]/[.$C$2]" office:value-type="percentage" office:value="0.224001726567334" calcext:value-type="percentage">
            <text:p>%22,40</text:p>
          </table:table-cell>
          <table:table-cell table:style-name="ce392" table:formula="of:=[.J29]*[.C29]" office:value-type="currency" office:currency="TRY" office:value="-9649.82055518094" calcext:value-type="currency">
            <text:p>-₺9.649,82</text:p>
          </table:table-cell>
          <table:table-cell table:style-name="ce392" table:formula="of:=[.K29]/[.P29]" office:value-type="currency" office:currency="TRY" office:value="-1471.0092309727" calcext:value-type="currency">
            <text:p>-₺1.471,01</text:p>
          </table:table-cell>
          <table:table-cell table:style-name="ce392" table:formula="of:=[.M28]+[.K29]" office:value-type="currency" office:currency="TRY" office:value="6348.69131149397" calcext:value-type="currency">
            <text:p>₺6.348,69</text:p>
          </table:table-cell>
          <table:table-cell table:style-name="ce417" table:formula="of:=[.N28]+[.L29]" office:value-type="currency" office:currency="USD" office:value="99329.7677243276" calcext:value-type="currency">
            <text:p>$99.329,77</text:p>
          </table:table-cell>
          <table:table-cell table:style-name="ce392"/>
          <table:table-cell office:value-type="float" office:value="6.56" calcext:value-type="float">
            <text:p>6,5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93"/>
          <table:table-cell table:number-columns-repeated="4"/>
          <table:table-cell table:style-name="ce393"/>
          <table:table-cell table:style-name="ce392"/>
          <table:table-cell/>
          <table:table-cell table:style-name="ce419" table:formula="of:=[.M29]+[.G29]" office:value-type="currency" office:currency="TRY" office:value="29599.466" calcext:value-type="currency">
            <text:p>₺29.599,47</text:p>
          </table:table-cell>
          <table:table-cell/>
          <table:table-cell table:style-name="ce419"/>
          <table:table-cell table:number-columns-repeated="4"/>
        </table:table-row>
        <table:table-row table:style-name="ro1">
          <table:table-cell table:style-name="ce281" office:value-type="float" office:value="2021" calcext:value-type="float">
            <text:p>2021</text:p>
          </table:table-cell>
          <table:table-cell table:style-name="ce281"/>
          <table:table-cell table:number-columns-repeated="2"/>
          <table:table-cell table:style-name="ce393"/>
          <table:table-cell table:number-columns-repeated="4"/>
          <table:table-cell table:style-name="ce393"/>
          <table:table-cell table:number-columns-repeated="9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table:style-name="ce342" table:formula="of:=[$GLR.F41]" office:value-type="currency" office:currency="TRY" office:value="6800" calcext:value-type="currency">
            <text:p>₺6.800,00</text:p>
          </table:table-cell>
          <table:table-cell table:style-name="ce392"/>
          <table:table-cell table:style-name="ce394" table:formula="of:=[.H29]/[.$C$2]" office:value-type="percentage" office:value="0.779267182834828" calcext:value-type="percentage">
            <text:p>%77,93</text:p>
          </table:table-cell>
          <table:table-cell table:style-name="ce392" table:formula="of:=[.E32]*[.C32]" office:value-type="currency" office:currency="TRY" office:value="5299.01684327683" calcext:value-type="currency">
            <text:p>₺5.299,02</text:p>
          </table:table-cell>
          <table:table-cell table:style-name="ce392" table:formula="of:=[.G29]+[.F32]" office:value-type="currency" office:currency="TRY" office:value="28549.7915317829" calcext:value-type="currency">
            <text:p>₺28.549,79</text:p>
          </table:table-cell>
          <table:table-cell table:style-name="ce418" table:formula="of:=[.H29]-[.L32]" office:value-type="currency" office:currency="TRY" office:value="350486.51340704" calcext:value-type="currency">
            <text:p>₺350.486,51</text:p>
          </table:table-cell>
          <table:table-cell/>
          <table:table-cell table:style-name="ce394" table:formula="of:=[.N29]/[.$C$2]" office:value-type="percentage" office:value="0.220732817165172" calcext:value-type="percentage">
            <text:p>%22,07</text:p>
          </table:table-cell>
          <table:table-cell table:style-name="ce392" table:formula="of:=[.J32]*[.C32]" office:value-type="currency" office:currency="TRY" office:value="1500.98315672317" calcext:value-type="currency">
            <text:p>₺1.500,98</text:p>
          </table:table-cell>
          <table:table-cell table:style-name="ce392" table:formula="of:=[.K32]/[.P32]" office:value-type="currency" office:currency="TRY" office:value="183.718868631967" calcext:value-type="currency">
            <text:p>₺183,72</text:p>
          </table:table-cell>
          <table:table-cell table:style-name="ce392" table:formula="of:=[.M29]+[.K32]" office:value-type="currency" office:currency="TRY" office:value="7849.67446821714" calcext:value-type="currency">
            <text:p>₺7.849,67</text:p>
          </table:table-cell>
          <table:table-cell table:style-name="ce417" table:formula="of:=[.N29]+[.L32]" office:value-type="currency" office:currency="USD" office:value="99513.4865929596" calcext:value-type="currency">
            <text:p>$99.513,49</text:p>
          </table:table-cell>
          <table:table-cell table:style-name="ce392"/>
          <table:table-cell office:value-type="float" office:value="8.17" calcext:value-type="float">
            <text:p>8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1-03-30" calcext:value-type="date">
            <text:p>30.03.2021</text:p>
          </table:table-cell>
          <table:table-cell table:style-name="ce342" table:formula="of:=[$GLR.F38]+[$GLR.F39]" office:value-type="currency" office:currency="TRY" office:value="12000" calcext:value-type="currency">
            <text:p>₺12.000,00</text:p>
          </table:table-cell>
          <table:table-cell table:style-name="ce392"/>
          <table:table-cell table:style-name="ce394" table:formula="of:=[.H32]/[.$C$2]" office:value-type="percentage" office:value="0.778858918682312" calcext:value-type="percentage">
            <text:p>%77,89</text:p>
          </table:table-cell>
          <table:table-cell table:style-name="ce392" table:formula="of:=[.E33]*[.C33]" office:value-type="currency" office:currency="TRY" office:value="9346.30702418774" calcext:value-type="currency">
            <text:p>₺9.346,31</text:p>
          </table:table-cell>
          <table:table-cell table:style-name="ce392" table:formula="of:=[.G32]+[.F33]" office:value-type="currency" office:currency="TRY" office:value="37896.0985559706" calcext:value-type="currency">
            <text:p>₺37.896,10</text:p>
          </table:table-cell>
          <table:table-cell table:style-name="ce418" table:formula="of:=[.H32]-[.L33]" office:value-type="currency" office:currency="TRY" office:value="350159.300956262" calcext:value-type="currency">
            <text:p>₺350.159,30</text:p>
          </table:table-cell>
          <table:table-cell/>
          <table:table-cell table:style-name="ce394" table:formula="of:=[.N32]/[.$C$2]" office:value-type="percentage" office:value="0.221141081317688" calcext:value-type="percentage">
            <text:p>%22,11</text:p>
          </table:table-cell>
          <table:table-cell table:style-name="ce392" table:formula="of:=[.J33]*[.C33]" office:value-type="currency" office:currency="TRY" office:value="2653.69297581226" calcext:value-type="currency">
            <text:p>₺2.653,69</text:p>
          </table:table-cell>
          <table:table-cell table:style-name="ce392" table:formula="of:=[.K33]/[.P33]" office:value-type="currency" office:currency="TRY" office:value="327.21245077833" calcext:value-type="currency">
            <text:p>₺327,21</text:p>
          </table:table-cell>
          <table:table-cell table:style-name="ce392" table:formula="of:=[.M32]+[.K33]" office:value-type="currency" office:currency="TRY" office:value="10503.3674440294" calcext:value-type="currency">
            <text:p>₺10.503,37</text:p>
          </table:table-cell>
          <table:table-cell table:style-name="ce417" table:formula="of:=[.N32]+[.L33]" office:value-type="currency" office:currency="USD" office:value="99840.6990437379" calcext:value-type="currency">
            <text:p>$99.840,70</text:p>
          </table:table-cell>
          <table:table-cell table:style-name="ce392"/>
          <table:table-cell office:value-type="float" office:value="8.11" calcext:value-type="float">
            <text:p>8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table:style-name="ce342" table:formula="of:=[$GLR.F43]" office:value-type="currency" office:currency="TRY" office:value="24000" calcext:value-type="currency">
            <text:p>₺24.000,00</text:p>
          </table:table-cell>
          <table:table-cell table:style-name="ce392"/>
          <table:table-cell table:style-name="ce394" table:formula="of:=[.H33]/[.$C$2]" office:value-type="percentage" office:value="0.778131779902805" calcext:value-type="percentage">
            <text:p>%77,81</text:p>
          </table:table-cell>
          <table:table-cell table:style-name="ce392" table:formula="of:=[.E34]*[.C34]" office:value-type="currency" office:currency="TRY" office:value="18675.1627176673" calcext:value-type="currency">
            <text:p>₺18.675,16</text:p>
          </table:table-cell>
          <table:table-cell table:style-name="ce392" table:formula="of:=[.G33]+[.F34]" office:value-type="currency" office:currency="TRY" office:value="56571.2612736379" calcext:value-type="currency">
            <text:p>₺56.571,26</text:p>
          </table:table-cell>
          <table:table-cell table:style-name="ce418" table:formula="of:=[.H33]-[.L34]" office:value-type="currency" office:currency="TRY" office:value="349537.240526083" calcext:value-type="currency">
            <text:p>₺349.537,24</text:p>
          </table:table-cell>
          <table:table-cell/>
          <table:table-cell table:style-name="ce394" table:formula="of:=[.N33]/[.$C$2]" office:value-type="percentage" office:value="0.221868220097195" calcext:value-type="percentage">
            <text:p>%22,19</text:p>
          </table:table-cell>
          <table:table-cell table:style-name="ce392" table:formula="of:=[.J34]*[.C34]" office:value-type="currency" office:currency="TRY" office:value="5324.83728233269" calcext:value-type="currency">
            <text:p>₺5.324,84</text:p>
          </table:table-cell>
          <table:table-cell table:style-name="ce392" table:formula="of:=[.K34]/[.P34]" office:value-type="currency" office:currency="TRY" office:value="622.060430179053" calcext:value-type="currency">
            <text:p>₺622,06</text:p>
          </table:table-cell>
          <table:table-cell table:style-name="ce392" table:formula="of:=[.M33]+[.K34]" office:value-type="currency" office:currency="TRY" office:value="15828.2047263621" calcext:value-type="currency">
            <text:p>₺15.828,20</text:p>
          </table:table-cell>
          <table:table-cell table:style-name="ce417" table:formula="of:=[.N33]+[.L34]" office:value-type="currency" office:currency="USD" office:value="100462.759473917" calcext:value-type="currency">
            <text:p>$100.462,76</text:p>
          </table:table-cell>
          <table:table-cell table:style-name="ce392"/>
          <table:table-cell office:value-type="float" office:value="8.56" calcext:value-type="float">
            <text:p>8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1-06-05" calcext:value-type="date">
            <text:p>05.06.2021</text:p>
          </table:table-cell>
          <table:table-cell table:style-name="ce342" table:formula="of:=[$GLR.F44]+[$GLR.F45]+[$GLR.F46]" office:value-type="currency" office:currency="TRY" office:value="7500" calcext:value-type="currency">
            <text:p>₺7.500,00</text:p>
          </table:table-cell>
          <table:table-cell table:style-name="ce392"/>
          <table:table-cell table:style-name="ce394" table:formula="of:=[.H34]/[.$C$2]" office:value-type="percentage" office:value="0.776749423391296" calcext:value-type="percentage">
            <text:p>%77,67</text:p>
          </table:table-cell>
          <table:table-cell table:style-name="ce392" table:formula="of:=[.E35]*[.C35]" office:value-type="currency" office:currency="TRY" office:value="5825.62067543472" calcext:value-type="currency">
            <text:p>₺5.825,62</text:p>
          </table:table-cell>
          <table:table-cell table:style-name="ce392" table:formula="of:=[.G34]+[.F35]" office:value-type="currency" office:currency="TRY" office:value="62396.8819490726" calcext:value-type="currency">
            <text:p>₺62.396,88</text:p>
          </table:table-cell>
          <table:table-cell table:style-name="ce418" table:formula="of:=[.H34]-[.L35]" office:value-type="currency" office:currency="TRY" office:value="349342.99698495" calcext:value-type="currency">
            <text:p>₺349.343,--</text:p>
          </table:table-cell>
          <table:table-cell/>
          <table:table-cell table:style-name="ce394" table:formula="of:=[.N34]/[.$C$2]" office:value-type="percentage" office:value="0.223250576608704" calcext:value-type="percentage">
            <text:p>%22,33</text:p>
          </table:table-cell>
          <table:table-cell table:style-name="ce392" table:formula="of:=[.J35]*[.C35]" office:value-type="currency" office:currency="TRY" office:value="1674.37932456528" calcext:value-type="currency">
            <text:p>₺1.674,38</text:p>
          </table:table-cell>
          <table:table-cell table:style-name="ce392" table:formula="of:=[.K35]/[.P35]" office:value-type="currency" office:currency="TRY" office:value="194.243541132864" calcext:value-type="currency">
            <text:p>₺194,24</text:p>
          </table:table-cell>
          <table:table-cell table:style-name="ce392" table:formula="of:=[.M34]+[.K35]" office:value-type="currency" office:currency="TRY" office:value="17502.5840509274" calcext:value-type="currency">
            <text:p>₺17.502,58</text:p>
          </table:table-cell>
          <table:table-cell table:style-name="ce417" table:formula="of:=[.N34]+[.L35]" office:value-type="currency" office:currency="USD" office:value="100657.00301505" calcext:value-type="currency">
            <text:p>$100.657,00</text:p>
          </table:table-cell>
          <table:table-cell table:style-name="ce392"/>
          <table:table-cell office:value-type="float" office:value="8.62" calcext:value-type="float">
            <text:p>8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table:style-name="ce342" table:formula="of:=[$GLR.F48]" office:value-type="currency" office:currency="TRY" office:value="28800" calcext:value-type="currency">
            <text:p>₺28.800,00</text:p>
          </table:table-cell>
          <table:table-cell table:style-name="ce392"/>
          <table:table-cell table:style-name="ce394" table:formula="of:=[.H35]/[.$C$2]" office:value-type="percentage" office:value="0.776317771077667" calcext:value-type="percentage">
            <text:p>%77,63</text:p>
          </table:table-cell>
          <table:table-cell table:style-name="ce392" table:formula="of:=[.E36]*[.C36]" office:value-type="currency" office:currency="TRY" office:value="22357.9518070368" calcext:value-type="currency">
            <text:p>₺22.357,95</text:p>
          </table:table-cell>
          <table:table-cell table:style-name="ce392" table:formula="of:=[.G35]+[.F36]" office:value-type="currency" office:currency="TRY" office:value="84754.8337561094" calcext:value-type="currency">
            <text:p>₺84.754,83</text:p>
          </table:table-cell>
          <table:table-cell table:style-name="ce418" table:formula="of:=[.H35]-[.L36]" office:value-type="currency" office:currency="TRY" office:value="348573.337702637" calcext:value-type="currency">
            <text:p>₺348.573,34</text:p>
          </table:table-cell>
          <table:table-cell/>
          <table:table-cell table:style-name="ce394" table:formula="of:=[.N35]/[.$C$2]" office:value-type="percentage" office:value="0.223682228922333" calcext:value-type="percentage">
            <text:p>%22,37</text:p>
          </table:table-cell>
          <table:table-cell table:style-name="ce392" table:formula="of:=[.J36]*[.C36]" office:value-type="currency" office:currency="TRY" office:value="6442.04819296319" calcext:value-type="currency">
            <text:p>₺6.442,05</text:p>
          </table:table-cell>
          <table:table-cell table:style-name="ce392" table:formula="of:=[.K36]/[.P36]" office:value-type="currency" office:currency="TRY" office:value="769.659282313404" calcext:value-type="currency">
            <text:p>₺769,66</text:p>
          </table:table-cell>
          <table:table-cell table:style-name="ce392" table:formula="of:=[.M35]+[.K36]" office:value-type="currency" office:currency="TRY" office:value="23944.6322438906" calcext:value-type="currency">
            <text:p>₺23.944,63</text:p>
          </table:table-cell>
          <table:table-cell table:style-name="ce417" table:formula="of:=[.N35]+[.L36]" office:value-type="currency" office:currency="USD" office:value="101426.662297363" calcext:value-type="currency">
            <text:p>$101.426,66</text:p>
          </table:table-cell>
          <table:table-cell table:style-name="ce392"/>
          <table:table-cell office:value-type="float" office:value="8.37" calcext:value-type="float">
            <text:p>8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1-11-29" calcext:value-type="date">
            <text:p>29.11.2021</text:p>
          </table:table-cell>
          <table:table-cell table:style-name="ce342" table:formula="of:=[$GLR.F50]" office:value-type="currency" office:currency="TRY" office:value="43160" calcext:value-type="currency">
            <text:p>₺43.160,00</text:p>
          </table:table-cell>
          <table:table-cell table:style-name="ce392"/>
          <table:table-cell table:style-name="ce394" table:formula="of:=[.H36]/[.$C$2]" office:value-type="percentage" office:value="0.77460741711697" calcext:value-type="percentage">
            <text:p>%77,46</text:p>
          </table:table-cell>
          <table:table-cell table:style-name="ce392" table:formula="of:=[.E37]*[.C37]" office:value-type="currency" office:currency="TRY" office:value="33432.0561227684" calcext:value-type="currency">
            <text:p>₺33.432,06</text:p>
          </table:table-cell>
          <table:table-cell table:style-name="ce392" table:formula="of:=[.G36]+[.F37]" office:value-type="currency" office:currency="TRY" office:value="118186.889878878" calcext:value-type="currency">
            <text:p>₺118.186,89</text:p>
          </table:table-cell>
          <table:table-cell table:style-name="ce418" table:formula="of:=[.H36]-[.L37]" office:value-type="currency" office:currency="TRY" office:value="347767.377149428" calcext:value-type="currency">
            <text:p>₺347.767,38</text:p>
          </table:table-cell>
          <table:table-cell/>
          <table:table-cell table:style-name="ce394" table:formula="of:=[.N36]/[.$C$2]" office:value-type="percentage" office:value="0.225392582883029" calcext:value-type="percentage">
            <text:p>%22,54</text:p>
          </table:table-cell>
          <table:table-cell table:style-name="ce392" table:formula="of:=[.J37]*[.C37]" office:value-type="currency" office:currency="TRY" office:value="9727.94387723155" calcext:value-type="currency">
            <text:p>₺9.727,94</text:p>
          </table:table-cell>
          <table:table-cell table:style-name="ce392" table:formula="of:=[.K37]/[.P37]" office:value-type="currency" office:currency="TRY" office:value="805.960553208911" calcext:value-type="currency">
            <text:p>₺805,96</text:p>
          </table:table-cell>
          <table:table-cell table:style-name="ce392" table:formula="of:=[.M36]+[.K37]" office:value-type="currency" office:currency="TRY" office:value="33672.5761211221" calcext:value-type="currency">
            <text:p>₺33.672,58</text:p>
          </table:table-cell>
          <table:table-cell table:style-name="ce417" table:formula="of:=[.N36]+[.L37]" office:value-type="currency" office:currency="USD" office:value="102232.622850572" calcext:value-type="currency">
            <text:p>$102.232,62</text:p>
          </table:table-cell>
          <table:table-cell table:style-name="ce392"/>
          <table:table-cell office:value-type="float" office:value="12.07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table:style-name="ce342" table:formula="of:=[$GLR.F52]" office:value-type="currency" office:currency="TRY" office:value="30000" calcext:value-type="currency">
            <text:p>₺30.000,00</text:p>
          </table:table-cell>
          <table:table-cell table:style-name="ce392"/>
          <table:table-cell table:style-name="ce394" table:formula="of:=[.H37]/[.$C$2]" office:value-type="percentage" office:value="0.772816393665395" calcext:value-type="percentage">
            <text:p>%77,28</text:p>
          </table:table-cell>
          <table:table-cell table:style-name="ce392" table:formula="of:=[.E38]*[.C38]" office:value-type="currency" office:currency="TRY" office:value="23184.4918099619" calcext:value-type="currency">
            <text:p>₺23.184,49</text:p>
          </table:table-cell>
          <table:table-cell table:style-name="ce392" table:formula="of:=[.G37]+[.F38]" office:value-type="currency" office:currency="TRY" office:value="141371.38168884" calcext:value-type="currency">
            <text:p>₺141.371,38</text:p>
          </table:table-cell>
          <table:table-cell table:style-name="ce418" table:formula="of:=[.H37]-[.L38]" office:value-type="currency" office:currency="TRY" office:value="346956.971894964" calcext:value-type="currency">
            <text:p>₺346.956,97</text:p>
          </table:table-cell>
          <table:table-cell/>
          <table:table-cell table:style-name="ce394" table:formula="of:=[.N37]/[.$C$2]" office:value-type="percentage" office:value="0.227183606334605" calcext:value-type="percentage">
            <text:p>%22,72</text:p>
          </table:table-cell>
          <table:table-cell table:style-name="ce392" table:formula="of:=[.J38]*[.C38]" office:value-type="currency" office:currency="TRY" office:value="6815.50819003814" calcext:value-type="currency">
            <text:p>₺6.815,51</text:p>
          </table:table-cell>
          <table:table-cell table:style-name="ce392" table:formula="of:=[.K38]/[.P38]" office:value-type="currency" office:currency="TRY" office:value="810.405254463513" calcext:value-type="currency">
            <text:p>₺810,41</text:p>
          </table:table-cell>
          <table:table-cell table:style-name="ce392" table:formula="of:=[.M37]+[.K38]" office:value-type="currency" office:currency="TRY" office:value="40488.0843111603" calcext:value-type="currency">
            <text:p>₺40.488,08</text:p>
          </table:table-cell>
          <table:table-cell table:style-name="ce417" table:formula="of:=[.N37]+[.L38]" office:value-type="currency" office:currency="USD" office:value="103043.028105036" calcext:value-type="currency">
            <text:p>$103.043,03</text:p>
          </table:table-cell>
          <table:table-cell table:style-name="ce392"/>
          <table:table-cell office:value-type="float" office:value="8.41" calcext:value-type="float">
            <text:p>8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6" office:value-type="date" office:date-value="2021-08-15" calcext:value-type="date">
            <text:p>15.08.2021</text:p>
          </table:table-cell>
          <table:table-cell table:style-name="ce359" table:formula="of:=[$GDR.E132]" office:value-type="currency" office:currency="TRY" office:value="-15585" calcext:value-type="currency">
            <text:p>-₺15.585,00</text:p>
          </table:table-cell>
          <table:table-cell table:style-name="ce392"/>
          <table:table-cell table:style-name="ce394" table:formula="of:=[.H38]/[.$C$2]" office:value-type="percentage" office:value="0.771015493099921" calcext:value-type="percentage">
            <text:p>%77,10</text:p>
          </table:table-cell>
          <table:table-cell table:style-name="ce392" table:formula="of:=[.E39]*[.C39]" office:value-type="currency" office:currency="TRY" office:value="-12016.2764599623" calcext:value-type="currency">
            <text:p>-₺12.016,28</text:p>
          </table:table-cell>
          <table:table-cell table:style-name="ce392" table:formula="of:=[.G38]+[.F39]" office:value-type="currency" office:currency="TRY" office:value="129355.105228877" calcext:value-type="currency">
            <text:p>₺129.355,11</text:p>
          </table:table-cell>
          <table:table-cell table:style-name="ce418" table:formula="of:=[.H38]-[.L39]" office:value-type="currency" office:currency="TRY" office:value="347375.34511185" calcext:value-type="currency">
            <text:p>₺347.375,35</text:p>
          </table:table-cell>
          <table:table-cell/>
          <table:table-cell table:style-name="ce394" table:formula="of:=[.N38]/[.$C$2]" office:value-type="percentage" office:value="0.228984506900079" calcext:value-type="percentage">
            <text:p>%22,90</text:p>
          </table:table-cell>
          <table:table-cell table:style-name="ce392" table:formula="of:=[.J39]*[.C39]" office:value-type="currency" office:currency="TRY" office:value="-3568.72354003774" calcext:value-type="currency">
            <text:p>-₺3.568,72</text:p>
          </table:table-cell>
          <table:table-cell table:style-name="ce392" table:formula="of:=[.K39]/[.P39]" office:value-type="currency" office:currency="TRY" office:value="-418.373216886018" calcext:value-type="currency">
            <text:p>-₺418,37</text:p>
          </table:table-cell>
          <table:table-cell table:style-name="ce392" table:formula="of:=[.M38]+[.K39]" office:value-type="currency" office:currency="TRY" office:value="36919.3607711225" calcext:value-type="currency">
            <text:p>₺36.919,36</text:p>
          </table:table-cell>
          <table:table-cell table:style-name="ce417" table:formula="of:=[.N38]+[.L39]" office:value-type="currency" office:currency="USD" office:value="102624.65488815" calcext:value-type="currency">
            <text:p>$102.624,65</text:p>
          </table:table-cell>
          <table:table-cell table:style-name="ce392"/>
          <table:table-cell office:value-type="float" office:value="8.53" calcext:value-type="float">
            <text:p>8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F601-21</text:p>
          </table:table-cell>
          <table:table-cell table:style-name="ce276" office:value-type="date" office:date-value="2021-08-15" calcext:value-type="date">
            <text:p>15.08.2021</text:p>
          </table:table-cell>
          <table:table-cell table:style-name="ce359" table:formula="of:=[$GDR.E145]" office:value-type="currency" office:currency="TRY" office:value="-12305" calcext:value-type="currency">
            <text:p>-₺12.305,00</text:p>
          </table:table-cell>
          <table:table-cell table:style-name="ce392"/>
          <table:table-cell table:style-name="ce394" table:formula="of:=[.H39]/[.$C$2]" office:value-type="percentage" office:value="0.771945211359667" calcext:value-type="percentage">
            <text:p>%77,19</text:p>
          </table:table-cell>
          <table:table-cell table:style-name="ce392" table:formula="of:=[.E40]*[.C40]" office:value-type="currency" office:currency="TRY" office:value="-9498.78582578071" calcext:value-type="currency">
            <text:p>-₺9.498,79</text:p>
          </table:table-cell>
          <table:table-cell table:style-name="ce392" table:formula="of:=[.G39]+[.F40]" office:value-type="currency" office:currency="TRY" office:value="119856.319403097" calcext:value-type="currency">
            <text:p>₺119.856,32</text:p>
          </table:table-cell>
          <table:table-cell table:style-name="ce418" table:formula="of:=[.H39]-[.L40]" office:value-type="currency" office:currency="TRY" office:value="347704.326843881" calcext:value-type="currency">
            <text:p>₺347.704,33</text:p>
          </table:table-cell>
          <table:table-cell/>
          <table:table-cell table:style-name="ce394" table:formula="of:=[.N39]/[.$C$2]" office:value-type="percentage" office:value="0.228054788640333" calcext:value-type="percentage">
            <text:p>%22,81</text:p>
          </table:table-cell>
          <table:table-cell table:style-name="ce392" table:formula="of:=[.J40]*[.C40]" office:value-type="currency" office:currency="TRY" office:value="-2806.21417421929" calcext:value-type="currency">
            <text:p>-₺2.806,21</text:p>
          </table:table-cell>
          <table:table-cell table:style-name="ce392" table:formula="of:=[.K40]/[.P40]" office:value-type="currency" office:currency="TRY" office:value="-328.981732030398" calcext:value-type="currency">
            <text:p>-₺328,98</text:p>
          </table:table-cell>
          <table:table-cell table:style-name="ce392" table:formula="of:=[.M39]+[.K40]" office:value-type="currency" office:currency="TRY" office:value="34113.1465969032" calcext:value-type="currency">
            <text:p>₺34.113,15</text:p>
          </table:table-cell>
          <table:table-cell table:style-name="ce417" table:formula="of:=[.N39]+[.L40]" office:value-type="currency" office:currency="USD" office:value="102295.673156119" calcext:value-type="currency">
            <text:p>$102.295,67</text:p>
          </table:table-cell>
          <table:table-cell table:style-name="ce392"/>
          <table:table-cell office:value-type="float" office:value="8.53" calcext:value-type="float">
            <text:p>8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08-15" calcext:value-type="date">
            <text:p>15.08.2021</text:p>
          </table:table-cell>
          <table:table-cell table:style-name="ce359" table:formula="of:=[$GDR.E118]" office:value-type="currency" office:currency="TRY" office:value="-4179.31" calcext:value-type="currency">
            <text:p>-₺4.179,31</text:p>
          </table:table-cell>
          <table:table-cell table:style-name="ce392"/>
          <table:table-cell table:style-name="ce394" table:formula="of:=[.H40]/[.$C$2]" office:value-type="percentage" office:value="0.77267628187529" calcext:value-type="percentage">
            <text:p>%77,27</text:p>
          </table:table-cell>
          <table:table-cell table:style-name="ce392" table:formula="of:=[.E41]*[.C41]" office:value-type="currency" office:currency="TRY" office:value="-3229.25371160422" calcext:value-type="currency">
            <text:p>-₺3.229,25</text:p>
          </table:table-cell>
          <table:table-cell table:style-name="ce392" table:formula="of:=[.G40]+[.F41]" office:value-type="currency" office:currency="TRY" office:value="116627.065691493" calcext:value-type="currency">
            <text:p>₺116.627,07</text:p>
          </table:table-cell>
          <table:table-cell table:style-name="ce418" table:formula="of:=[.H40]-[.L41]" office:value-type="currency" office:currency="TRY" office:value="347815.705072298" calcext:value-type="currency">
            <text:p>₺347.815,71</text:p>
          </table:table-cell>
          <table:table-cell/>
          <table:table-cell table:style-name="ce394" table:formula="of:=[.N40]/[.$C$2]" office:value-type="percentage" office:value="0.227323718124709" calcext:value-type="percentage">
            <text:p>%22,73</text:p>
          </table:table-cell>
          <table:table-cell table:style-name="ce392" table:formula="of:=[.J41]*[.C41]" office:value-type="currency" office:currency="TRY" office:value="-950.05628839578" calcext:value-type="currency">
            <text:p>-₺950,06</text:p>
          </table:table-cell>
          <table:table-cell table:style-name="ce392" table:formula="of:=[.K41]/[.P41]" office:value-type="currency" office:currency="TRY" office:value="-111.378228416856" calcext:value-type="currency">
            <text:p>-₺111,38</text:p>
          </table:table-cell>
          <table:table-cell table:style-name="ce392" table:formula="of:=[.M40]+[.K41]" office:value-type="currency" office:currency="TRY" office:value="33163.0903085074" calcext:value-type="currency">
            <text:p>₺33.163,09</text:p>
          </table:table-cell>
          <table:table-cell table:style-name="ce417" table:formula="of:=[.N40]+[.L41]" office:value-type="currency" office:currency="USD" office:value="102184.294927702" calcext:value-type="currency">
            <text:p>$102.184,29</text:p>
          </table:table-cell>
          <table:table-cell table:style-name="ce392"/>
          <table:table-cell office:value-type="float" office:value="8.53" calcext:value-type="float">
            <text:p>8,53</text:p>
          </table:table-cell>
          <table:table-cell table:number-columns-repeated="3"/>
        </table:table-row>
        <table:table-row table:style-name="ro1">
          <table:table-cell/>
          <table:table-cell table:style-name="ce276"/>
          <table:table-cell table:style-name="ce342"/>
          <table:table-cell table:style-name="ce392"/>
          <table:table-cell table:style-name="ce394"/>
          <table:table-cell table:style-name="ce392" table:number-columns-repeated="2"/>
          <table:table-cell table:style-name="ce418"/>
          <table:table-cell/>
          <table:table-cell table:style-name="ce394"/>
          <table:table-cell table:style-name="ce392" table:number-columns-repeated="2"/>
          <table:table-cell table:style-name="ce419" table:formula="of:=[.M41]+[.G41]" office:value-type="currency" office:currency="TRY" office:value="149790.156" calcext:value-type="currency">
            <text:p>₺149.790,16</text:p>
          </table:table-cell>
          <table:table-cell table:style-name="ce417"/>
          <table:table-cell table:style-name="ce419"/>
          <table:table-cell table:number-columns-repeated="4"/>
        </table:table-row>
        <table:table-row table:style-name="ro1">
          <table:table-cell table:number-columns-repeated="4"/>
          <table:table-cell table:style-name="ce393"/>
          <table:table-cell table:number-columns-repeated="4"/>
          <table:table-cell table:style-name="ce393"/>
          <table:table-cell table:number-columns-repeated="9"/>
        </table:table-row>
        <table:table-row table:style-name="ro1">
          <table:table-cell table:style-name="ce281" office:value-type="float" office:value="2022" calcext:value-type="float">
            <text:p>2022</text:p>
          </table:table-cell>
          <table:table-cell table:style-name="ce281"/>
          <table:table-cell table:style-name="ce342"/>
          <table:table-cell table:style-name="ce392"/>
          <table:table-cell table:style-name="ce393"/>
          <table:table-cell table:number-columns-repeated="4"/>
          <table:table-cell table:style-name="ce393"/>
          <table:table-cell/>
          <table:table-cell table:style-name="ce392"/>
          <table:table-cell table:number-columns-repeated="3"/>
          <table:table-cell table:style-name="ce392"/>
          <table:table-cell table:number-columns-repeated="3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table:style-name="ce342" table:formula="of:=[$GLR.F62]+[$GLR.F63]+[$GLR.F64]" office:value-type="currency" office:currency="TRY" office:value="36000" calcext:value-type="currency">
            <text:p>₺36.000,00</text:p>
          </table:table-cell>
          <table:table-cell table:style-name="ce392"/>
          <table:table-cell table:style-name="ce394" table:formula="of:=[.H41]/[.$C$2]" office:value-type="percentage" office:value="0.77292378904955" calcext:value-type="percentage">
            <text:p>%77,29</text:p>
          </table:table-cell>
          <table:table-cell table:style-name="ce392" table:formula="of:=[.E45]*[.C45]" office:value-type="currency" office:currency="TRY" office:value="27825.2564057838" calcext:value-type="currency">
            <text:p>₺27.825,26</text:p>
          </table:table-cell>
          <table:table-cell table:style-name="ce392" table:formula="of:=[.G41]+[.F45]" office:value-type="currency" office:currency="TRY" office:value="144452.322097276" calcext:value-type="currency">
            <text:p>₺144.452,32</text:p>
          </table:table-cell>
          <table:table-cell table:style-name="ce418" table:formula="of:=[.H41]-[.L45]" office:value-type="currency" office:currency="TRY" office:value="347342.903244986" calcext:value-type="currency">
            <text:p>₺347.342,90</text:p>
          </table:table-cell>
          <table:table-cell/>
          <table:table-cell table:style-name="ce394" table:formula="of:=[.N41]/[.$C$2]" office:value-type="percentage" office:value="0.22707621095045" calcext:value-type="percentage">
            <text:p>%22,71</text:p>
          </table:table-cell>
          <table:table-cell table:style-name="ce392" table:formula="of:=[.J45]*[.C45]" office:value-type="currency" office:currency="TRY" office:value="8174.74359421619" calcext:value-type="currency">
            <text:p>₺8.174,74</text:p>
          </table:table-cell>
          <table:table-cell table:style-name="ce392" table:formula="of:=[.K45]/[.P45]" office:value-type="currency" office:currency="TRY" office:value="472.801827311521" calcext:value-type="currency">
            <text:p>₺472,80</text:p>
          </table:table-cell>
          <table:table-cell table:style-name="ce392" table:formula="of:=[.M41]+[.K45]" office:value-type="currency" office:currency="TRY" office:value="41337.8339027236" calcext:value-type="currency">
            <text:p>₺41.337,83</text:p>
          </table:table-cell>
          <table:table-cell table:style-name="ce417" table:formula="of:=[.N41]+[.L45]" office:value-type="currency" office:currency="USD" office:value="102657.096755014" calcext:value-type="currency">
            <text:p>$102.657,10</text:p>
          </table:table-cell>
          <table:table-cell table:style-name="ce392"/>
          <table:table-cell office:value-type="float" office:value="17.29" calcext:value-type="float">
            <text:p>17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2" calcext:value-type="date">
            <text:p>22.07.2022</text:p>
          </table:table-cell>
          <table:table-cell table:style-name="ce390" office:value-type="currency" office:currency="TRY" office:value="11769" calcext:value-type="currency">
            <text:p>₺11.769,00</text:p>
          </table:table-cell>
          <table:table-cell table:style-name="ce392"/>
          <table:table-cell table:style-name="ce394" table:formula="of:=[.H45]/[.$C$2]" office:value-type="percentage" office:value="0.771873118322191" calcext:value-type="percentage">
            <text:p>%77,19</text:p>
          </table:table-cell>
          <table:table-cell table:style-name="ce392" table:formula="of:=[.E46]*[.C46]" office:value-type="currency" office:currency="TRY" office:value="9084.17472953387" calcext:value-type="currency">
            <text:p>₺9.084,17</text:p>
          </table:table-cell>
          <table:table-cell table:style-name="ce392" table:formula="of:=[.G45]+[.F46]" office:value-type="currency" office:currency="TRY" office:value="153536.49682681" calcext:value-type="currency">
            <text:p>₺153.536,50</text:p>
          </table:table-cell>
          <table:table-cell table:style-name="ce418" table:formula="of:=[.H45]-[.L46]" office:value-type="currency" office:currency="TRY" office:value="347191.218201457" calcext:value-type="currency">
            <text:p>₺347.191,22</text:p>
          </table:table-cell>
          <table:table-cell/>
          <table:table-cell table:style-name="ce394" table:formula="of:=[.N45]/[.$C$2]" office:value-type="percentage" office:value="0.228126881677809" calcext:value-type="percentage">
            <text:p>%22,81</text:p>
          </table:table-cell>
          <table:table-cell table:style-name="ce392" table:formula="of:=[.J46]*[.C46]" office:value-type="currency" office:currency="TRY" office:value="2684.82527046613" calcext:value-type="currency">
            <text:p>₺2.684,83</text:p>
          </table:table-cell>
          <table:table-cell table:style-name="ce392" table:formula="of:=[.K46]/[.P46]" office:value-type="currency" office:currency="TRY" office:value="151.68504352916" calcext:value-type="currency">
            <text:p>₺151,69</text:p>
          </table:table-cell>
          <table:table-cell table:style-name="ce392" table:formula="of:=[.M45]+[.K46]" office:value-type="currency" office:currency="TRY" office:value="44022.6591731898" calcext:value-type="currency">
            <text:p>₺44.022,66</text:p>
          </table:table-cell>
          <table:table-cell table:style-name="ce417" table:formula="of:=[.N45]+[.L46]" office:value-type="currency" office:currency="USD" office:value="102808.781798543" calcext:value-type="currency">
            <text:p>$102.808,78</text:p>
          </table:table-cell>
          <table:table-cell table:style-name="ce392"/>
          <table:table-cell office:value-type="float" office:value="17.7" calcext:value-type="float">
            <text:p>17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2" calcext:value-type="date">
            <text:p>22.07.2022</text:p>
          </table:table-cell>
          <table:table-cell table:style-name="ce390" office:value-type="currency" office:currency="TRY" office:value="3892.36" calcext:value-type="currency">
            <text:p>₺3.892,36</text:p>
          </table:table-cell>
          <table:table-cell table:style-name="ce392"/>
          <table:table-cell table:style-name="ce394" table:formula="of:=[.H46]/[.$C$2]" office:value-type="percentage" office:value="0.771536040447682" calcext:value-type="percentage">
            <text:p>%77,15</text:p>
          </table:table-cell>
          <table:table-cell table:style-name="ce392" table:formula="of:=[.E47]*[.C47]" office:value-type="currency" office:currency="TRY" office:value="3003.09602239694" calcext:value-type="currency">
            <text:p>₺3.003,10</text:p>
          </table:table-cell>
          <table:table-cell table:style-name="ce392" table:formula="of:=[.G46]+[.F47]" office:value-type="currency" office:currency="TRY" office:value="156539.592849207" calcext:value-type="currency">
            <text:p>₺156.539,59</text:p>
          </table:table-cell>
          <table:table-cell table:style-name="ce418" table:formula="of:=[.H46]-[.L47]" office:value-type="currency" office:currency="TRY" office:value="347140.977298767" calcext:value-type="currency">
            <text:p>₺347.140,98</text:p>
          </table:table-cell>
          <table:table-cell/>
          <table:table-cell table:style-name="ce394" table:formula="of:=[.N46]/[.$C$2]" office:value-type="percentage" office:value="0.228463959552318" calcext:value-type="percentage">
            <text:p>%22,85</text:p>
          </table:table-cell>
          <table:table-cell table:style-name="ce392" table:formula="of:=[.J47]*[.C47]" office:value-type="currency" office:currency="TRY" office:value="889.26397760306" calcext:value-type="currency">
            <text:p>₺889,26</text:p>
          </table:table-cell>
          <table:table-cell table:style-name="ce392" table:formula="of:=[.K47]/[.P47]" office:value-type="currency" office:currency="TRY" office:value="50.2409026894384" calcext:value-type="currency">
            <text:p>₺50,24</text:p>
          </table:table-cell>
          <table:table-cell table:style-name="ce392" table:formula="of:=[.M46]+[.K47]" office:value-type="currency" office:currency="TRY" office:value="44911.9231507928" calcext:value-type="currency">
            <text:p>₺44.911,92</text:p>
          </table:table-cell>
          <table:table-cell table:style-name="ce417" table:formula="of:=[.N46]+[.L47]" office:value-type="currency" office:currency="USD" office:value="102859.022701233" calcext:value-type="currency">
            <text:p>$102.859,02</text:p>
          </table:table-cell>
          <table:table-cell table:style-name="ce392"/>
          <table:table-cell office:value-type="float" office:value="17.7" calcext:value-type="float">
            <text:p>17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maz-doğuş 2000 yılı hesabı</text:p>
          </table:table-cell>
          <table:table-cell table:style-name="ce276" office:value-type="date" office:date-value="2022-07-22" calcext:value-type="date">
            <text:p>22.07.2022</text:p>
          </table:table-cell>
          <table:table-cell table:style-name="ce390" office:value-type="currency" office:currency="TRY" office:value="11181.35" calcext:value-type="currency">
            <text:p>₺11.181,35</text:p>
          </table:table-cell>
          <table:table-cell table:style-name="ce392"/>
          <table:table-cell table:style-name="ce394" table:formula="of:=[.H47]/[.$C$2]" office:value-type="percentage" office:value="0.771424393997261" calcext:value-type="percentage">
            <text:p>%77,14</text:p>
          </table:table-cell>
          <table:table-cell table:style-name="ce392" table:formula="of:=[.E48]*[.C48]" office:value-type="currency" office:currency="TRY" office:value="8625.56614782127" calcext:value-type="currency">
            <text:p>₺8.625,57</text:p>
          </table:table-cell>
          <table:table-cell table:style-name="ce392" table:formula="of:=[.G47]+[.F48]" office:value-type="currency" office:currency="TRY" office:value="165165.158997028" calcext:value-type="currency">
            <text:p>₺165.165,16</text:p>
          </table:table-cell>
          <table:table-cell table:style-name="ce418" table:formula="of:=[.H47]-[.L48]" office:value-type="currency" office:currency="TRY" office:value="346996.582730848" calcext:value-type="currency">
            <text:p>₺346.996,58</text:p>
          </table:table-cell>
          <table:table-cell/>
          <table:table-cell table:style-name="ce394" table:formula="of:=[.N47]/[.$C$2]" office:value-type="percentage" office:value="0.228575606002739" calcext:value-type="percentage">
            <text:p>%22,86</text:p>
          </table:table-cell>
          <table:table-cell table:style-name="ce392" table:formula="of:=[.J48]*[.C48]" office:value-type="currency" office:currency="TRY" office:value="2555.78385217873" calcext:value-type="currency">
            <text:p>₺2.555,78</text:p>
          </table:table-cell>
          <table:table-cell table:style-name="ce392" table:formula="of:=[.K48]/[.P48]" office:value-type="currency" office:currency="TRY" office:value="144.394567919702" calcext:value-type="currency">
            <text:p>₺144,39</text:p>
          </table:table-cell>
          <table:table-cell table:style-name="ce392" table:formula="of:=[.M47]+[.K48]" office:value-type="currency" office:currency="TRY" office:value="47467.7070029716" calcext:value-type="currency">
            <text:p>₺47.467,71</text:p>
          </table:table-cell>
          <table:table-cell table:style-name="ce417" table:formula="of:=[.N47]+[.L48]" office:value-type="currency" office:currency="USD" office:value="103003.417269152" calcext:value-type="currency">
            <text:p>$103.003,42</text:p>
          </table:table-cell>
          <table:table-cell table:style-name="ce392"/>
          <table:table-cell office:value-type="float" office:value="17.7" calcext:value-type="float">
            <text:p>17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table:style-name="ce390" table:formula="of:=[$GLR.F71]" office:value-type="currency" office:currency="TRY" office:value="20000" calcext:value-type="currency">
            <text:p>₺20.000,00</text:p>
          </table:table-cell>
          <table:table-cell table:style-name="ce392"/>
          <table:table-cell table:style-name="ce394" table:formula="of:=[.H48]/[.$C$2]" office:value-type="percentage" office:value="0.771103517179662" calcext:value-type="percentage">
            <text:p>%77,11</text:p>
          </table:table-cell>
          <table:table-cell table:style-name="ce392" table:formula="of:=[.E49]*[.C49]" office:value-type="currency" office:currency="TRY" office:value="15422.0703435932" calcext:value-type="currency">
            <text:p>₺15.422,07</text:p>
          </table:table-cell>
          <table:table-cell table:style-name="ce392" table:formula="of:=[.G48]+[.F49]" office:value-type="currency" office:currency="TRY" office:value="180587.229340622" calcext:value-type="currency">
            <text:p>₺180.587,23</text:p>
          </table:table-cell>
          <table:table-cell table:style-name="ce418" table:formula="of:=[.H48]-[.L49]" office:value-type="currency" office:currency="TRY" office:value="346737.942637265" calcext:value-type="currency">
            <text:p>₺346.737,94</text:p>
          </table:table-cell>
          <table:table-cell/>
          <table:table-cell table:style-name="ce394" table:formula="of:=[.N48]/[.$C$2]" office:value-type="percentage" office:value="0.228896482820338" calcext:value-type="percentage">
            <text:p>%22,89</text:p>
          </table:table-cell>
          <table:table-cell table:style-name="ce392" table:formula="of:=[.J49]*[.C49]" office:value-type="currency" office:currency="TRY" office:value="4577.92965640677" calcext:value-type="currency">
            <text:p>₺4.577,93</text:p>
          </table:table-cell>
          <table:table-cell table:style-name="ce392" table:formula="of:=[.K49]/[.P49]" office:value-type="currency" office:currency="TRY" office:value="258.640093582303" calcext:value-type="currency">
            <text:p>₺258,64</text:p>
          </table:table-cell>
          <table:table-cell table:style-name="ce392" table:formula="of:=[.M48]+[.K49]" office:value-type="currency" office:currency="TRY" office:value="52045.6366593783" calcext:value-type="currency">
            <text:p>₺52.045,64</text:p>
          </table:table-cell>
          <table:table-cell table:style-name="ce417" table:formula="of:=[.N48]+[.L49]" office:value-type="currency" office:currency="USD" office:value="103262.057362735" calcext:value-type="currency">
            <text:p>$103.262,06</text:p>
          </table:table-cell>
          <table:table-cell table:style-name="ce392"/>
          <table:table-cell office:value-type="float" office:value="17.7" calcext:value-type="float">
            <text:p>17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5" calcext:value-type="date">
            <text:p>05.08.2022</text:p>
          </table:table-cell>
          <table:table-cell table:style-name="ce390" table:formula="of:=[$GLR.F72]" office:value-type="currency" office:currency="TRY" office:value="25000" calcext:value-type="currency">
            <text:p>₺25.000,00</text:p>
          </table:table-cell>
          <table:table-cell table:style-name="ce392"/>
          <table:table-cell table:style-name="ce394" table:formula="of:=[.H49]/[.$C$2]" office:value-type="percentage" office:value="0.770528761416145" calcext:value-type="percentage">
            <text:p>%77,05</text:p>
          </table:table-cell>
          <table:table-cell table:style-name="ce392" table:formula="of:=[.E50]*[.C50]" office:value-type="currency" office:currency="TRY" office:value="19263.2190354036" calcext:value-type="currency">
            <text:p>₺19.263,22</text:p>
          </table:table-cell>
          <table:table-cell table:style-name="ce392" table:formula="of:=[.G49]+[.F50]" office:value-type="currency" office:currency="TRY" office:value="199850.448376025" calcext:value-type="currency">
            <text:p>₺199.850,45</text:p>
          </table:table-cell>
          <table:table-cell table:style-name="ce418" table:formula="of:=[.H49]-[.L50]" office:value-type="currency" office:currency="TRY" office:value="346431.162906538" calcext:value-type="currency">
            <text:p>₺346.431,16</text:p>
          </table:table-cell>
          <table:table-cell/>
          <table:table-cell table:style-name="ce394" table:formula="of:=[.N49]/[.$C$2]" office:value-type="percentage" office:value="0.229471238583855" calcext:value-type="percentage">
            <text:p>%22,95</text:p>
          </table:table-cell>
          <table:table-cell table:style-name="ce392" table:formula="of:=[.J50]*[.C50]" office:value-type="currency" office:currency="TRY" office:value="5736.78096459636" calcext:value-type="currency">
            <text:p>₺5.736,78</text:p>
          </table:table-cell>
          <table:table-cell table:style-name="ce392" table:formula="of:=[.K50]/[.P50]" office:value-type="currency" office:currency="TRY" office:value="306.779730727078" calcext:value-type="currency">
            <text:p>₺306,78</text:p>
          </table:table-cell>
          <table:table-cell table:style-name="ce392" table:formula="of:=[.M49]+[.K50]" office:value-type="currency" office:currency="TRY" office:value="57782.4176239747" calcext:value-type="currency">
            <text:p>₺57.782,42</text:p>
          </table:table-cell>
          <table:table-cell table:style-name="ce417" table:formula="of:=[.N49]+[.L50]" office:value-type="currency" office:currency="USD" office:value="103568.837093462" calcext:value-type="currency">
            <text:p>$103.568,84</text:p>
          </table:table-cell>
          <table:table-cell table:style-name="ce392"/>
          <table:table-cell office:value-type="float" office:value="18.7" calcext:value-type="float">
            <text:p>18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08-04" calcext:value-type="date">
            <text:p>04.08.2022</text:p>
          </table:table-cell>
          <table:table-cell table:style-name="ce390" table:formula="of:=[$GDR.E156]" office:value-type="currency" office:currency="TRY" office:value="-15043.67" calcext:value-type="currency">
            <text:p>-₺15.043,67</text:p>
          </table:table-cell>
          <table:table-cell table:style-name="ce392"/>
          <table:table-cell table:style-name="ce394" table:formula="of:=[.H50]/[.$C$2]" office:value-type="percentage" office:value="0.769847028681196" calcext:value-type="percentage">
            <text:p>%76,98</text:p>
          </table:table-cell>
          <table:table-cell table:style-name="ce392" table:formula="of:=[.E51]*[.C51]" office:value-type="currency" office:currency="TRY" office:value="-11581.3246499605" calcext:value-type="currency">
            <text:p>-₺11.581,32</text:p>
          </table:table-cell>
          <table:table-cell table:style-name="ce392" table:formula="of:=[.G50]+[.F51]" office:value-type="currency" office:currency="TRY" office:value="188269.123726065" calcext:value-type="currency">
            <text:p>₺188.269,12</text:p>
          </table:table-cell>
          <table:table-cell table:style-name="ce418" table:formula="of:=[.H50]-[.L51]" office:value-type="currency" office:currency="TRY" office:value="346623.515425985" calcext:value-type="currency">
            <text:p>₺346.623,52</text:p>
          </table:table-cell>
          <table:table-cell/>
          <table:table-cell table:style-name="ce394" table:formula="of:=[.N50]/[.$C$2]" office:value-type="percentage" office:value="0.230152971318804" calcext:value-type="percentage">
            <text:p>%23,02</text:p>
          </table:table-cell>
          <table:table-cell table:style-name="ce392" table:formula="of:=[.J51]*[.C51]" office:value-type="currency" office:currency="TRY" office:value="-3462.34535003955" calcext:value-type="currency">
            <text:p>-₺3.462,35</text:p>
          </table:table-cell>
          <table:table-cell table:style-name="ce392" table:formula="of:=[.K51]/[.P51]" office:value-type="currency" office:currency="TRY" office:value="-192.352519446642" calcext:value-type="currency">
            <text:p>-₺192,35</text:p>
          </table:table-cell>
          <table:table-cell table:style-name="ce392" table:formula="of:=[.M50]+[.K51]" office:value-type="currency" office:currency="TRY" office:value="54320.0722739352" calcext:value-type="currency">
            <text:p>₺54.320,07</text:p>
          </table:table-cell>
          <table:table-cell table:style-name="ce417" table:formula="of:=[.N50]+[.L51]" office:value-type="currency" office:currency="USD" office:value="103376.484574015" calcext:value-type="currency">
            <text:p>$103.376,48</text:p>
          </table:table-cell>
          <table:table-cell table:style-name="ce392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table:style-name="ce342" office:value-type="currency" office:currency="TRY" office:value="40000" calcext:value-type="currency">
            <text:p>₺40.000,00</text:p>
          </table:table-cell>
          <table:table-cell table:style-name="ce392"/>
          <table:table-cell table:style-name="ce394" table:formula="of:=[.H51]/[.$C$2]" office:value-type="percentage" office:value="0.77027447872441" calcext:value-type="percentage">
            <text:p>%77,03</text:p>
          </table:table-cell>
          <table:table-cell table:style-name="ce392" table:formula="of:=[.E52]*[.C52]" office:value-type="currency" office:currency="TRY" office:value="30810.9791489764" calcext:value-type="currency">
            <text:p>₺30.810,98</text:p>
          </table:table-cell>
          <table:table-cell table:style-name="ce392" table:formula="of:=[.G51]+[.F52]" office:value-type="currency" office:currency="TRY" office:value="219080.102875041" calcext:value-type="currency">
            <text:p>₺219.080,10</text:p>
          </table:table-cell>
          <table:table-cell table:style-name="ce418" table:formula="of:=[.H51]-[.L52]" office:value-type="currency" office:currency="TRY" office:value="346126.8115962" calcext:value-type="currency">
            <text:p>₺346.126,81</text:p>
          </table:table-cell>
          <table:table-cell/>
          <table:table-cell table:style-name="ce394" table:formula="of:=[.N51]/[.$C$2]" office:value-type="percentage" office:value="0.22972552127559" calcext:value-type="percentage">
            <text:p>%22,97</text:p>
          </table:table-cell>
          <table:table-cell table:style-name="ce392" table:formula="of:=[.J52]*[.C52]" office:value-type="currency" office:currency="TRY" office:value="9189.02085102359" calcext:value-type="currency">
            <text:p>₺9.189,02</text:p>
          </table:table-cell>
          <table:table-cell table:style-name="ce392" table:formula="of:=[.K52]/[.P52]" office:value-type="currency" office:currency="TRY" office:value="496.703829785059" calcext:value-type="currency">
            <text:p>₺496,70</text:p>
          </table:table-cell>
          <table:table-cell table:style-name="ce392" table:formula="of:=[.M51]+[.K52]" office:value-type="currency" office:currency="TRY" office:value="63509.0931249587" calcext:value-type="currency">
            <text:p>₺63.509,09</text:p>
          </table:table-cell>
          <table:table-cell table:style-name="ce417" table:formula="of:=[.N51]+[.L52]" office:value-type="currency" office:currency="USD" office:value="103873.1884038" calcext:value-type="currency">
            <text:p>$103.873,19</text:p>
          </table:table-cell>
          <table:table-cell table:style-name="ce392"/>
          <table:table-cell office:value-type="float" office:value="18.5" calcext:value-type="float">
            <text:p>18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9-30" calcext:value-type="date">
            <text:p>30.09.2022</text:p>
          </table:table-cell>
          <table:table-cell table:style-name="ce342" office:value-type="currency" office:currency="TRY" office:value="1000" calcext:value-type="currency">
            <text:p>₺1.000,00</text:p>
          </table:table-cell>
          <table:table-cell table:style-name="ce392"/>
          <table:table-cell table:style-name="ce394" table:formula="of:=[.H52]/[.$C$2]" office:value-type="percentage" office:value="0.769170692435999" calcext:value-type="percentage">
            <text:p>%76,92</text:p>
          </table:table-cell>
          <table:table-cell table:style-name="ce392" table:formula="of:=[.E53]*[.C53]" office:value-type="currency" office:currency="TRY" office:value="769.170692435999" calcext:value-type="currency">
            <text:p>₺769,17</text:p>
          </table:table-cell>
          <table:table-cell table:style-name="ce392" table:formula="of:=[.G52]+[.F53]" office:value-type="currency" office:currency="TRY" office:value="219849.273567477" calcext:value-type="currency">
            <text:p>₺219.849,27</text:p>
          </table:table-cell>
          <table:table-cell table:style-name="ce418" table:formula="of:=[.H52]-[.L53]" office:value-type="currency" office:currency="TRY" office:value="346114.334336331" calcext:value-type="currency">
            <text:p>₺346.114,33</text:p>
          </table:table-cell>
          <table:table-cell/>
          <table:table-cell table:style-name="ce394" table:formula="of:=[.N52]/[.$C$2]" office:value-type="percentage" office:value="0.230829307564001" calcext:value-type="percentage">
            <text:p>%23,08</text:p>
          </table:table-cell>
          <table:table-cell table:style-name="ce392" table:formula="of:=[.J53]*[.C53]" office:value-type="currency" office:currency="TRY" office:value="230.829307564001" calcext:value-type="currency">
            <text:p>₺230,83</text:p>
          </table:table-cell>
          <table:table-cell table:style-name="ce392" table:formula="of:=[.K53]/[.P53]" office:value-type="currency" office:currency="TRY" office:value="12.4772598683244" calcext:value-type="currency">
            <text:p>₺12,48</text:p>
          </table:table-cell>
          <table:table-cell table:style-name="ce392" table:formula="of:=[.M52]+[.K53]" office:value-type="currency" office:currency="TRY" office:value="63739.9224325227" calcext:value-type="currency">
            <text:p>₺63.739,92</text:p>
          </table:table-cell>
          <table:table-cell table:style-name="ce417" table:formula="of:=[.N52]+[.L53]" office:value-type="currency" office:currency="USD" office:value="103885.665663669" calcext:value-type="currency">
            <text:p>$103.885,67</text:p>
          </table:table-cell>
          <table:table-cell table:style-name="ce392"/>
          <table:table-cell office:value-type="float" office:value="18.5" calcext:value-type="float">
            <text:p>18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table:style-name="ce342" table:formula="of:=[$GLR.F78]" office:value-type="currency" office:currency="TRY" office:value="40000" calcext:value-type="currency">
            <text:p>₺40.000,00</text:p>
          </table:table-cell>
          <table:table-cell table:style-name="ce392"/>
          <table:table-cell table:style-name="ce394" table:formula="of:=[.H53]/[.$C$2]" office:value-type="percentage" office:value="0.769142965191847" calcext:value-type="percentage">
            <text:p>%76,91</text:p>
          </table:table-cell>
          <table:table-cell table:style-name="ce392" table:formula="of:=[.E54]*[.C54]" office:value-type="currency" office:currency="TRY" office:value="30765.7186076739" calcext:value-type="currency">
            <text:p>₺30.765,72</text:p>
          </table:table-cell>
          <table:table-cell table:style-name="ce392" table:formula="of:=[.G53]+[.F54]" office:value-type="currency" office:currency="TRY" office:value="250614.992175151" calcext:value-type="currency">
            <text:p>₺250.614,99</text:p>
          </table:table-cell>
          <table:table-cell table:style-name="ce418" table:formula="of:=[.H53]-[.L54]" office:value-type="currency" office:currency="TRY" office:value="345640.781444417" calcext:value-type="currency">
            <text:p>₺345.640,78</text:p>
          </table:table-cell>
          <table:table-cell/>
          <table:table-cell table:style-name="ce394" table:formula="of:=[.N53]/[.$C$2]" office:value-type="percentage" office:value="0.230857034808153" calcext:value-type="percentage">
            <text:p>%23,09</text:p>
          </table:table-cell>
          <table:table-cell table:style-name="ce392" table:formula="of:=[.J54]*[.C54]" office:value-type="currency" office:currency="TRY" office:value="9234.28139232611" calcext:value-type="currency">
            <text:p>₺9.234,28</text:p>
          </table:table-cell>
          <table:table-cell table:style-name="ce392" table:formula="of:=[.K54]/[.P54]" office:value-type="currency" office:currency="TRY" office:value="473.55289191416" calcext:value-type="currency">
            <text:p>₺473,55</text:p>
          </table:table-cell>
          <table:table-cell table:style-name="ce392" table:formula="of:=[.M53]+[.K54]" office:value-type="currency" office:currency="TRY" office:value="72974.2038248489" calcext:value-type="currency">
            <text:p>₺72.974,20</text:p>
          </table:table-cell>
          <table:table-cell table:style-name="ce417" table:formula="of:=[.N53]+[.L54]" office:value-type="currency" office:currency="USD" office:value="104359.218555583" calcext:value-type="currency">
            <text:p>$104.359,22</text:p>
          </table:table-cell>
          <table:table-cell table:style-name="ce392"/>
          <table:table-cell office:value-type="float" office:value="19.5" calcext:value-type="float">
            <text:p>19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0-30" calcext:value-type="date">
            <text:p>30.10.2022</text:p>
          </table:table-cell>
          <table:table-cell table:style-name="ce342" office:value-type="currency" office:currency="TRY" office:value="1000" calcext:value-type="currency">
            <text:p>₺1.000,00</text:p>
          </table:table-cell>
          <table:table-cell table:style-name="ce392"/>
          <table:table-cell table:style-name="ce394" table:formula="of:=[.H54]/[.$C$2]" office:value-type="percentage" office:value="0.768090625432038" calcext:value-type="percentage">
            <text:p>%76,81</text:p>
          </table:table-cell>
          <table:table-cell table:style-name="ce392" table:formula="of:=[.E55]*[.C55]" office:value-type="currency" office:currency="TRY" office:value="768.090625432038" calcext:value-type="currency">
            <text:p>₺768,09</text:p>
          </table:table-cell>
          <table:table-cell table:style-name="ce392" table:formula="of:=[.G54]+[.F55]" office:value-type="currency" office:currency="TRY" office:value="251383.082800583" calcext:value-type="currency">
            <text:p>₺251.383,08</text:p>
          </table:table-cell>
          <table:table-cell table:style-name="ce418" table:formula="of:=[.H54]-[.L55]" office:value-type="currency" office:currency="TRY" office:value="345628.245802549" calcext:value-type="currency">
            <text:p>₺345.628,25</text:p>
          </table:table-cell>
          <table:table-cell/>
          <table:table-cell table:style-name="ce394" table:formula="of:=[.N54]/[.$C$2]" office:value-type="percentage" office:value="0.231909374567962" calcext:value-type="percentage">
            <text:p>%23,19</text:p>
          </table:table-cell>
          <table:table-cell table:style-name="ce392" table:formula="of:=[.J55]*[.C55]" office:value-type="currency" office:currency="TRY" office:value="231.909374567962" calcext:value-type="currency">
            <text:p>₺231,91</text:p>
          </table:table-cell>
          <table:table-cell table:style-name="ce392" table:formula="of:=[.K55]/[.P55]" office:value-type="currency" office:currency="TRY" office:value="12.5356418685385" calcext:value-type="currency">
            <text:p>₺12,54</text:p>
          </table:table-cell>
          <table:table-cell table:style-name="ce392" table:formula="of:=[.M54]+[.K55]" office:value-type="currency" office:currency="TRY" office:value="73206.1131994168" calcext:value-type="currency">
            <text:p>₺73.206,11</text:p>
          </table:table-cell>
          <table:table-cell table:style-name="ce417" table:formula="of:=[.N54]+[.L55]" office:value-type="currency" office:currency="USD" office:value="104371.754197451" calcext:value-type="currency">
            <text:p>$104.371,75</text:p>
          </table:table-cell>
          <table:table-cell table:style-name="ce392"/>
          <table:table-cell office:value-type="float" office:value="18.5" calcext:value-type="float">
            <text:p>18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table:style-name="ce342" office:value-type="currency" office:currency="TRY" office:value="80000" calcext:value-type="currency">
            <text:p>₺80.000,00</text:p>
          </table:table-cell>
          <table:table-cell table:style-name="ce392"/>
          <table:table-cell table:style-name="ce394" table:formula="of:=[.H55]/[.$C$2]" office:value-type="percentage" office:value="0.768062768450108" calcext:value-type="percentage">
            <text:p>%76,81</text:p>
          </table:table-cell>
          <table:table-cell table:style-name="ce392" table:formula="of:=[.E56]*[.C56]" office:value-type="currency" office:currency="TRY" office:value="61445.0214760086" calcext:value-type="currency">
            <text:p>₺61.445,02</text:p>
          </table:table-cell>
          <table:table-cell table:style-name="ce392" table:formula="of:=[.G55]+[.F56]" office:value-type="currency" office:currency="TRY" office:value="312828.104276592" calcext:value-type="currency">
            <text:p>₺312.828,10</text:p>
          </table:table-cell>
          <table:table-cell table:style-name="ce418" table:formula="of:=[.H55]-[.L56]" office:value-type="currency" office:currency="TRY" office:value="344630.666312011" calcext:value-type="currency">
            <text:p>₺344.630,67</text:p>
          </table:table-cell>
          <table:table-cell/>
          <table:table-cell table:style-name="ce394" table:formula="of:=[.N55]/[.$C$2]" office:value-type="percentage" office:value="0.231937231549892" calcext:value-type="percentage">
            <text:p>%23,19</text:p>
          </table:table-cell>
          <table:table-cell table:style-name="ce392" table:formula="of:=[.J56]*[.C56]" office:value-type="currency" office:currency="TRY" office:value="18554.9785239914" calcext:value-type="currency">
            <text:p>₺18.554,98</text:p>
          </table:table-cell>
          <table:table-cell table:style-name="ce392" table:formula="of:=[.K56]/[.P56]" office:value-type="currency" office:currency="TRY" office:value="997.57949053717" calcext:value-type="currency">
            <text:p>₺997,58</text:p>
          </table:table-cell>
          <table:table-cell table:style-name="ce392" table:formula="of:=[.M55]+[.K56]" office:value-type="currency" office:currency="TRY" office:value="91761.0917234082" calcext:value-type="currency">
            <text:p>₺91.761,09</text:p>
          </table:table-cell>
          <table:table-cell table:style-name="ce417" table:formula="of:=[.N55]+[.L56]" office:value-type="currency" office:currency="USD" office:value="105369.333687989" calcext:value-type="currency">
            <text:p>$105.369,33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2-22</text:p>
          </table:table-cell>
          <table:table-cell table:style-name="ce276" office:value-type="date" office:date-value="2022-11-30" calcext:value-type="date">
            <text:p>30.11.2022</text:p>
          </table:table-cell>
          <table:table-cell table:style-name="ce342" office:value-type="currency" office:currency="TRY" office:value="84000" calcext:value-type="currency">
            <text:p>₺84.000,00</text:p>
          </table:table-cell>
          <table:table-cell table:style-name="ce392"/>
          <table:table-cell table:style-name="ce394" table:formula="of:=[.H56]/[.$C$2]" office:value-type="percentage" office:value="0.765845925137803" calcext:value-type="percentage">
            <text:p>%76,58</text:p>
          </table:table-cell>
          <table:table-cell table:style-name="ce392" table:formula="of:=[.E57]*[.C57]" office:value-type="currency" office:currency="TRY" office:value="64331.0577115755" calcext:value-type="currency">
            <text:p>₺64.331,06</text:p>
          </table:table-cell>
          <table:table-cell table:style-name="ce392" table:formula="of:=[.G56]+[.F57]" office:value-type="currency" office:currency="TRY" office:value="377159.161988167" calcext:value-type="currency">
            <text:p>₺377.159,16</text:p>
          </table:table-cell>
          <table:table-cell table:style-name="ce418" table:formula="of:=[.H56]-[.L57]" office:value-type="currency" office:currency="TRY" office:value="343573.196296505" calcext:value-type="currency">
            <text:p>₺343.573,20</text:p>
          </table:table-cell>
          <table:table-cell/>
          <table:table-cell table:style-name="ce394" table:formula="of:=[.N56]/[.$C$2]" office:value-type="percentage" office:value="0.234154074862197" calcext:value-type="percentage">
            <text:p>%23,42</text:p>
          </table:table-cell>
          <table:table-cell table:style-name="ce392" table:formula="of:=[.J57]*[.C57]" office:value-type="currency" office:currency="TRY" office:value="19668.9422884245" calcext:value-type="currency">
            <text:p>₺19.668,94</text:p>
          </table:table-cell>
          <table:table-cell table:style-name="ce392" table:formula="of:=[.K57]/[.P57]" office:value-type="currency" office:currency="TRY" office:value="1057.4700155067" calcext:value-type="currency">
            <text:p>₺1.057,47</text:p>
          </table:table-cell>
          <table:table-cell table:style-name="ce392" table:formula="of:=[.M56]+[.K57]" office:value-type="currency" office:currency="TRY" office:value="111430.034011833" calcext:value-type="currency">
            <text:p>₺111.430,03</text:p>
          </table:table-cell>
          <table:table-cell table:style-name="ce417" table:formula="of:=[.N56]+[.L57]" office:value-type="currency" office:currency="USD" office:value="106426.803703495" calcext:value-type="currency">
            <text:p>$106.426,80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1-30" calcext:value-type="date">
            <text:p>30.11.2022</text:p>
          </table:table-cell>
          <table:table-cell table:style-name="ce342" office:value-type="currency" office:currency="TRY" office:value="1000" calcext:value-type="currency">
            <text:p>₺1.000,00</text:p>
          </table:table-cell>
          <table:table-cell table:style-name="ce392"/>
          <table:table-cell table:style-name="ce394" table:formula="of:=[.H57]/[.$C$2]" office:value-type="percentage" office:value="0.76349599177001" calcext:value-type="percentage">
            <text:p>%76,35</text:p>
          </table:table-cell>
          <table:table-cell table:style-name="ce392" table:formula="of:=[.E58]*[.C58]" office:value-type="currency" office:currency="TRY" office:value="763.49599177001" calcext:value-type="currency">
            <text:p>₺763,50</text:p>
          </table:table-cell>
          <table:table-cell table:style-name="ce392" table:formula="of:=[.G57]+[.F58]" office:value-type="currency" office:currency="TRY" office:value="377922.657979937" calcext:value-type="currency">
            <text:p>₺377.922,66</text:p>
          </table:table-cell>
          <table:table-cell table:style-name="ce418" table:formula="of:=[.H57]-[.L58]" office:value-type="currency" office:currency="TRY" office:value="343560.481027245" calcext:value-type="currency">
            <text:p>₺343.560,48</text:p>
          </table:table-cell>
          <table:table-cell/>
          <table:table-cell table:style-name="ce394" table:formula="of:=[.N57]/[.$C$2]" office:value-type="percentage" office:value="0.23650400822999" calcext:value-type="percentage">
            <text:p>%23,65</text:p>
          </table:table-cell>
          <table:table-cell table:style-name="ce392" table:formula="of:=[.J58]*[.C58]" office:value-type="currency" office:currency="TRY" office:value="236.50400822999" calcext:value-type="currency">
            <text:p>₺236,50</text:p>
          </table:table-cell>
          <table:table-cell table:style-name="ce392" table:formula="of:=[.K58]/[.P58]" office:value-type="currency" office:currency="TRY" office:value="12.7152692596769" calcext:value-type="currency">
            <text:p>₺12,72</text:p>
          </table:table-cell>
          <table:table-cell table:style-name="ce392" table:formula="of:=[.M57]+[.K58]" office:value-type="currency" office:currency="TRY" office:value="111666.538020063" calcext:value-type="currency">
            <text:p>₺111.666,54</text:p>
          </table:table-cell>
          <table:table-cell table:style-name="ce417" table:formula="of:=[.N57]+[.L58]" office:value-type="currency" office:currency="USD" office:value="106439.518972755" calcext:value-type="currency">
            <text:p>$106.439,52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2-30" calcext:value-type="date">
            <text:p>30.12.2022</text:p>
          </table:table-cell>
          <table:table-cell table:style-name="ce342"/>
          <table:table-cell table:style-name="ce392"/>
          <table:table-cell table:style-name="ce394" table:formula="of:=[.H58]/[.$C$2]" office:value-type="percentage" office:value="0.7634677356161" calcext:value-type="percentage">
            <text:p>%76,35</text:p>
          </table:table-cell>
          <table:table-cell table:style-name="ce392" table:formula="of:=[.E59]*[.C59]" office:value-type="currency" office:currency="TRY" office:value="0" calcext:value-type="currency">
            <text:p>₺0,--</text:p>
          </table:table-cell>
          <table:table-cell table:style-name="ce392" table:formula="of:=[.G58]+[.F59]" office:value-type="currency" office:currency="TRY" office:value="377922.657979937" calcext:value-type="currency">
            <text:p>₺377.922,66</text:p>
          </table:table-cell>
          <table:table-cell table:style-name="ce418" table:formula="of:=[.H58]-[.L59]" office:value-type="currency" office:currency="TRY" office:value="343560.481027245" calcext:value-type="currency">
            <text:p>₺343.560,48</text:p>
          </table:table-cell>
          <table:table-cell/>
          <table:table-cell table:style-name="ce394" table:formula="of:=[.N58]/[.$C$2]" office:value-type="percentage" office:value="0.2365322643839" calcext:value-type="percentage">
            <text:p>%23,65</text:p>
          </table:table-cell>
          <table:table-cell table:style-name="ce392" table:formula="of:=[.J59]*[.C59]" office:value-type="currency" office:currency="TRY" office:value="0" calcext:value-type="currency">
            <text:p>₺0,--</text:p>
          </table:table-cell>
          <table:table-cell table:style-name="ce392" table:formula="of:=[.K59]/[.P59]" office:value-type="currency" office:currency="TRY" office:value="0" calcext:value-type="currency">
            <text:p>₺0,--</text:p>
          </table:table-cell>
          <table:table-cell table:style-name="ce392" table:formula="of:=[.M58]+[.K59]" office:value-type="currency" office:currency="TRY" office:value="111666.538020063" calcext:value-type="currency">
            <text:p>₺111.666,54</text:p>
          </table:table-cell>
          <table:table-cell table:style-name="ce417" table:formula="of:=[.N58]+[.L59]" office:value-type="currency" office:currency="USD" office:value="106439.518972755" calcext:value-type="currency">
            <text:p>$106.439,52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3-01-30" calcext:value-type="date">
            <text:p>30.01.2023</text:p>
          </table:table-cell>
          <table:table-cell table:number-columns-repeated="2"/>
          <table:table-cell table:style-name="ce394" table:formula="of:=[.H59]/[.$C$2]" office:value-type="percentage" office:value="0.7634677356161" calcext:value-type="percentage">
            <text:p>%76,35</text:p>
          </table:table-cell>
          <table:table-cell table:style-name="ce392" table:formula="of:=[.E60]*[.C60]" office:value-type="currency" office:currency="TRY" office:value="0" calcext:value-type="currency">
            <text:p>₺0,--</text:p>
          </table:table-cell>
          <table:table-cell table:style-name="ce392" table:formula="of:=[.G59]+[.F60]" office:value-type="currency" office:currency="TRY" office:value="377922.657979937" calcext:value-type="currency">
            <text:p>₺377.922,66</text:p>
          </table:table-cell>
          <table:table-cell table:style-name="ce418" table:formula="of:=[.H59]-[.L60]" office:value-type="currency" office:currency="TRY" office:value="343560.481027245" calcext:value-type="currency">
            <text:p>₺343.560,48</text:p>
          </table:table-cell>
          <table:table-cell/>
          <table:table-cell table:style-name="ce394" table:formula="of:=[.N59]/[.$C$2]" office:value-type="percentage" office:value="0.2365322643839" calcext:value-type="percentage">
            <text:p>%23,65</text:p>
          </table:table-cell>
          <table:table-cell table:style-name="ce392" table:formula="of:=[.J60]*[.C60]" office:value-type="currency" office:currency="TRY" office:value="0" calcext:value-type="currency">
            <text:p>₺0,--</text:p>
          </table:table-cell>
          <table:table-cell table:style-name="ce392" table:formula="of:=[.K60]/[.P60]" office:value-type="currency" office:currency="TRY" office:value="0" calcext:value-type="currency">
            <text:p>₺0,--</text:p>
          </table:table-cell>
          <table:table-cell table:style-name="ce392" table:formula="of:=[.M59]+[.K60]" office:value-type="currency" office:currency="TRY" office:value="111666.538020063" calcext:value-type="currency">
            <text:p>₺111.666,54</text:p>
          </table:table-cell>
          <table:table-cell table:style-name="ce417" table:formula="of:=[.N59]+[.L60]" office:value-type="currency" office:currency="USD" office:value="106439.518972755" calcext:value-type="currency">
            <text:p>$106.439,52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3-02-28" calcext:value-type="date">
            <text:p>28.02.2023</text:p>
          </table:table-cell>
          <table:table-cell table:number-columns-repeated="2"/>
          <table:table-cell table:style-name="ce394" table:formula="of:=[.H60]/[.$C$2]" office:value-type="percentage" office:value="0.7634677356161" calcext:value-type="percentage">
            <text:p>%76,35</text:p>
          </table:table-cell>
          <table:table-cell table:style-name="ce392" table:formula="of:=[.E61]*[.C61]" office:value-type="currency" office:currency="TRY" office:value="0" calcext:value-type="currency">
            <text:p>₺0,--</text:p>
          </table:table-cell>
          <table:table-cell table:style-name="ce392" table:formula="of:=[.G60]+[.F61]" office:value-type="currency" office:currency="TRY" office:value="377922.657979937" calcext:value-type="currency">
            <text:p>₺377.922,66</text:p>
          </table:table-cell>
          <table:table-cell table:style-name="ce418" table:formula="of:=[.H60]-[.L61]" office:value-type="currency" office:currency="TRY" office:value="343560.481027245" calcext:value-type="currency">
            <text:p>₺343.560,48</text:p>
          </table:table-cell>
          <table:table-cell/>
          <table:table-cell table:style-name="ce394" table:formula="of:=[.N60]/[.$C$2]" office:value-type="percentage" office:value="0.2365322643839" calcext:value-type="percentage">
            <text:p>%23,65</text:p>
          </table:table-cell>
          <table:table-cell table:style-name="ce392" table:formula="of:=[.J61]*[.C61]" office:value-type="currency" office:currency="TRY" office:value="0" calcext:value-type="currency">
            <text:p>₺0,--</text:p>
          </table:table-cell>
          <table:table-cell table:style-name="ce392" table:formula="of:=[.K61]/[.P61]" office:value-type="currency" office:currency="TRY" office:value="0" calcext:value-type="currency">
            <text:p>₺0,--</text:p>
          </table:table-cell>
          <table:table-cell table:style-name="ce392" table:formula="of:=[.M60]+[.K61]" office:value-type="currency" office:currency="TRY" office:value="111666.538020063" calcext:value-type="currency">
            <text:p>₺111.666,54</text:p>
          </table:table-cell>
          <table:table-cell table:style-name="ce417" table:formula="of:=[.N60]+[.L61]" office:value-type="currency" office:currency="USD" office:value="106439.518972755" calcext:value-type="currency">
            <text:p>$106.439,52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3-03-30" calcext:value-type="date">
            <text:p>30.03.2023</text:p>
          </table:table-cell>
          <table:table-cell table:number-columns-repeated="2"/>
          <table:table-cell table:style-name="ce394" table:formula="of:=[.H61]/[.$C$2]" office:value-type="percentage" office:value="0.7634677356161" calcext:value-type="percentage">
            <text:p>%76,35</text:p>
          </table:table-cell>
          <table:table-cell table:style-name="ce392" table:formula="of:=[.E62]*[.C62]" office:value-type="currency" office:currency="TRY" office:value="0" calcext:value-type="currency">
            <text:p>₺0,--</text:p>
          </table:table-cell>
          <table:table-cell table:style-name="ce392" table:formula="of:=[.G61]+[.F62]" office:value-type="currency" office:currency="TRY" office:value="377922.657979937" calcext:value-type="currency">
            <text:p>₺377.922,66</text:p>
          </table:table-cell>
          <table:table-cell table:style-name="ce418" table:formula="of:=[.H61]-[.L62]" office:value-type="currency" office:currency="TRY" office:value="343560.481027245" calcext:value-type="currency">
            <text:p>₺343.560,48</text:p>
          </table:table-cell>
          <table:table-cell/>
          <table:table-cell table:style-name="ce394" table:formula="of:=[.N61]/[.$C$2]" office:value-type="percentage" office:value="0.2365322643839" calcext:value-type="percentage">
            <text:p>%23,65</text:p>
          </table:table-cell>
          <table:table-cell table:style-name="ce392" table:formula="of:=[.J62]*[.C62]" office:value-type="currency" office:currency="TRY" office:value="0" calcext:value-type="currency">
            <text:p>₺0,--</text:p>
          </table:table-cell>
          <table:table-cell table:style-name="ce392" table:formula="of:=[.K62]/[.P62]" office:value-type="currency" office:currency="TRY" office:value="0" calcext:value-type="currency">
            <text:p>₺0,--</text:p>
          </table:table-cell>
          <table:table-cell table:style-name="ce392" table:formula="of:=[.M61]+[.K62]" office:value-type="currency" office:currency="TRY" office:value="111666.538020063" calcext:value-type="currency">
            <text:p>₺111.666,54</text:p>
          </table:table-cell>
          <table:table-cell table:style-name="ce417" table:formula="of:=[.N61]+[.L62]" office:value-type="currency" office:currency="USD" office:value="106439.518972755" calcext:value-type="currency">
            <text:p>$106.439,52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3-04-30" calcext:value-type="date">
            <text:p>30.04.2023</text:p>
          </table:table-cell>
          <table:table-cell table:number-columns-repeated="2"/>
          <table:table-cell table:style-name="ce394" table:formula="of:=[.H62]/[.$C$2]" office:value-type="percentage" office:value="0.7634677356161" calcext:value-type="percentage">
            <text:p>%76,35</text:p>
          </table:table-cell>
          <table:table-cell table:style-name="ce392" table:formula="of:=[.E63]*[.C63]" office:value-type="currency" office:currency="TRY" office:value="0" calcext:value-type="currency">
            <text:p>₺0,--</text:p>
          </table:table-cell>
          <table:table-cell table:style-name="ce392" table:formula="of:=[.G62]+[.F63]" office:value-type="currency" office:currency="TRY" office:value="377922.657979937" calcext:value-type="currency">
            <text:p>₺377.922,66</text:p>
          </table:table-cell>
          <table:table-cell table:style-name="ce418" table:formula="of:=[.H62]-[.L63]" office:value-type="currency" office:currency="TRY" office:value="343560.481027245" calcext:value-type="currency">
            <text:p>₺343.560,48</text:p>
          </table:table-cell>
          <table:table-cell/>
          <table:table-cell table:style-name="ce394" table:formula="of:=[.N62]/[.$C$2]" office:value-type="percentage" office:value="0.2365322643839" calcext:value-type="percentage">
            <text:p>%23,65</text:p>
          </table:table-cell>
          <table:table-cell table:style-name="ce392" table:formula="of:=[.J63]*[.C63]" office:value-type="currency" office:currency="TRY" office:value="0" calcext:value-type="currency">
            <text:p>₺0,--</text:p>
          </table:table-cell>
          <table:table-cell table:style-name="ce392" table:formula="of:=[.K63]/[.P63]" office:value-type="currency" office:currency="TRY" office:value="0" calcext:value-type="currency">
            <text:p>₺0,--</text:p>
          </table:table-cell>
          <table:table-cell table:style-name="ce392" table:formula="of:=[.M62]+[.K63]" office:value-type="currency" office:currency="TRY" office:value="111666.538020063" calcext:value-type="currency">
            <text:p>₺111.666,54</text:p>
          </table:table-cell>
          <table:table-cell table:style-name="ce417" table:formula="of:=[.N62]+[.L63]" office:value-type="currency" office:currency="USD" office:value="106439.518972755" calcext:value-type="currency">
            <text:p>$106.439,52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94" table:formula="of:=[.H63]/[.$C$2]" office:value-type="percentage" office:value="0.7634677356161" calcext:value-type="percentage">
            <text:p>%76,35</text:p>
          </table:table-cell>
          <table:table-cell table:style-name="ce392" table:formula="of:=[.E64]*[.C64]" office:value-type="currency" office:currency="TRY" office:value="0" calcext:value-type="currency">
            <text:p>₺0,--</text:p>
          </table:table-cell>
          <table:table-cell table:style-name="ce392" table:formula="of:=[.G63]+[.F64]" office:value-type="currency" office:currency="TRY" office:value="377922.657979937" calcext:value-type="currency">
            <text:p>₺377.922,66</text:p>
          </table:table-cell>
          <table:table-cell table:style-name="ce418" table:formula="of:=[.H63]-[.L64]" office:value-type="currency" office:currency="TRY" office:value="343560.481027245" calcext:value-type="currency">
            <text:p>₺343.560,48</text:p>
          </table:table-cell>
          <table:table-cell/>
          <table:table-cell table:style-name="ce394" table:formula="of:=[.N63]/[.$C$2]" office:value-type="percentage" office:value="0.2365322643839" calcext:value-type="percentage">
            <text:p>%23,65</text:p>
          </table:table-cell>
          <table:table-cell table:style-name="ce392" table:formula="of:=[.J64]*[.C64]" office:value-type="currency" office:currency="TRY" office:value="0" calcext:value-type="currency">
            <text:p>₺0,--</text:p>
          </table:table-cell>
          <table:table-cell table:style-name="ce392" table:formula="of:=[.K64]/[.P64]" office:value-type="currency" office:currency="TRY" office:value="0" calcext:value-type="currency">
            <text:p>₺0,--</text:p>
          </table:table-cell>
          <table:table-cell table:style-name="ce392" table:formula="of:=[.M63]+[.K64]" office:value-type="currency" office:currency="TRY" office:value="111666.538020063" calcext:value-type="currency">
            <text:p>₺111.666,54</text:p>
          </table:table-cell>
          <table:table-cell table:style-name="ce417" table:formula="of:=[.N63]+[.L64]" office:value-type="currency" office:currency="USD" office:value="106439.518972755" calcext:value-type="currency">
            <text:p>$106.439,52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93"/>
          <table:table-cell table:number-columns-repeated="4"/>
          <table:table-cell table:style-name="ce419"/>
          <table:table-cell table:number-columns-repeated="4"/>
        </table:table-row>
        <table:table-row table:style-name="ro1">
          <table:table-cell table:number-columns-repeated="9"/>
          <table:table-cell table:style-name="ce393"/>
          <table:table-cell table:number-columns-repeated="4"/>
          <table:table-cell table:style-name="ce342"/>
          <table:table-cell table:number-columns-repeated="4"/>
        </table:table-row>
        <table:table-row table:style-name="ro1">
          <table:table-cell table:number-columns-repeated="9"/>
          <table:table-cell table:style-name="ce393"/>
          <table:table-cell/>
          <table:table-cell table:style-name="ce327" table:formula="of:=SUM([.L11:.L64])" office:value-type="currency" office:currency="USD" office:value="8153.72897275462" calcext:value-type="currency">
            <text:p>$8.153,73</text:p>
          </table:table-cell>
          <table:table-cell table:style-name="ce419" table:formula="of:=[.M64]+[.G64]" office:value-type="currency" office:currency="TRY" office:value="489589.196" calcext:value-type="currency">
            <text:p>₺489.589,2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93"/>
          <table:table-cell table:style-name="ce346" office:value-type="string" calcext:value-type="string">
            <text:p>BKY</text:p>
          </table:table-cell>
          <table:table-cell/>
          <table:table-cell table:style-name="ce342" table:formula="of:=[$SNYBAKIYE.F9]" office:value-type="currency" office:currency="TRY" office:value="494686.266" calcext:value-type="currency">
            <text:p>₺494.686,27</text:p>
          </table:table-cell>
          <table:table-cell table:number-columns-repeated="6"/>
        </table:table-row>
        <table:table-row table:style-name="ro1" table:number-rows-repeated="10">
          <table:table-cell table:number-columns-repeated="9"/>
          <table:table-cell table:style-name="ce393"/>
          <table:table-cell table:number-columns-repeated="9"/>
        </table:table-row>
        <table:table-row table:style-name="ro1" table:number-rows-repeated="104849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NYBAKIYE" table:style-name="ta1">
        <table:table-column table:style-name="co61" table:default-cell-style-name="Default"/>
        <table:table-column table:style-name="co29" table:default-cell-style-name="Default"/>
        <table:table-column table:style-name="co11" table:default-cell-style-name="ce359"/>
        <table:table-column table:style-name="co62" table:default-cell-style-name="Default"/>
        <table:table-column table:style-name="co55" table:number-columns-repeated="2" table:default-cell-style-name="Default"/>
        <table:table-column table:style-name="co63" table:default-cell-style-name="Default"/>
        <table:table-column table:style-name="co11" table:number-columns-repeated="2" table:default-cell-style-name="Default"/>
        <table:table-column table:style-name="co64" table:default-cell-style-name="Default"/>
        <table:table-column table:style-name="co11" table:default-cell-style-name="Default"/>
        <table:table-row table:style-name="ro1">
          <table:table-cell table:style-name="ce424"/>
          <table:table-cell table:style-name="ce425"/>
          <table:table-cell table:style-name="ce427"/>
          <table:table-cell table:style-name="ce430" table:number-columns-repeated="2"/>
          <table:table-cell table:style-name="ce432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 table:style-name="ce424"/>
          <table:table-cell table:number-columns-repeated="5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 table:style-name="ce424"/>
          <table:table-cell table:style-name="ce425"/>
          <table:table-cell/>
          <table:table-cell table:style-name="ce430" table:number-columns-repeated="2"/>
          <table:table-cell table:style-name="ce432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/>
          <table:table-cell table:style-name="ce426"/>
          <table:table-cell table:style-name="ce428" office:value-type="string" calcext:value-type="string">
            <text:p>GLR</text:p>
          </table:table-cell>
          <table:table-cell table:style-name="ce346" office:value-type="string" calcext:value-type="string">
            <text:p>GDR</text:p>
          </table:table-cell>
          <table:table-cell/>
          <table:table-cell table:style-name="ce346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286" office:value-type="float" office:value="2018" calcext:value-type="float">
            <text:p>2018</text:p>
          </table:table-cell>
          <table:table-cell table:formula="of:=[$GLR.F6]" office:value-type="currency" office:currency="TRY" office:value="21000" calcext:value-type="currency">
            <text:p>₺21.000,00</text:p>
          </table:table-cell>
          <table:table-cell table:style-name="ce342" table:formula="of:=[$GDR.E16]" office:value-type="currency" office:currency="TRY" office:value="-2399.42" calcext:value-type="currency">
            <text:p>-₺2.399,42</text:p>
          </table:table-cell>
          <table:table-cell table:style-name="ce359" table:formula="of:=[.C5]+[.D5]" office:value-type="currency" office:currency="TRY" office:value="18600.58" calcext:value-type="currency">
            <text:p>₺18.600,58</text:p>
          </table:table-cell>
          <table:table-cell table:style-name="ce359" table:formula="of:=[.C5]+[.D5]" office:value-type="currency" office:currency="TRY" office:value="18600.58" calcext:value-type="currency">
            <text:p>₺18.600,58</text:p>
          </table:table-cell>
          <table:table-cell table:number-columns-repeated="5"/>
        </table:table-row>
        <table:table-row table:style-name="ro1">
          <table:table-cell table:style-name="ce281"/>
          <table:table-cell office:value-type="float" office:value="2019" calcext:value-type="float">
            <text:p>2019</text:p>
          </table:table-cell>
          <table:table-cell table:formula="of:=[$GLR.F16]" office:value-type="currency" office:currency="TRY" office:value="26500" calcext:value-type="currency">
            <text:p>₺26.500,00</text:p>
          </table:table-cell>
          <table:table-cell table:style-name="ce342" table:formula="of:=[$GDR.E33]" office:value-type="currency" office:currency="TRY" office:value="-3104.82" calcext:value-type="currency">
            <text:p>-₺3.104,82</text:p>
          </table:table-cell>
          <table:table-cell table:style-name="ce359" table:formula="of:=[.C6]+[.D6]" office:value-type="currency" office:currency="TRY" office:value="23395.18" calcext:value-type="currency">
            <text:p>₺23.395,18</text:p>
          </table:table-cell>
          <table:table-cell table:style-name="ce342" table:formula="of:=[.F5]+[.C6]+[.D6]" office:value-type="currency" office:currency="TRY" office:value="41995.76" calcext:value-type="currency">
            <text:p>₺4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GLR.F34]" office:value-type="currency" office:currency="TRY" office:value="64500" calcext:value-type="currency">
            <text:p>₺64.500,00</text:p>
          </table:table-cell>
          <table:table-cell table:style-name="ce342" table:formula="of:=[$GDR.E95]" office:value-type="currency" office:currency="TRY" office:value="-71799.224" calcext:value-type="currency">
            <text:p>-₺71.799,22</text:p>
          </table:table-cell>
          <table:table-cell table:style-name="ce359" table:formula="of:=[.C7]+[.D7]" office:value-type="currency" office:currency="TRY" office:value="-7299.224" calcext:value-type="currency">
            <text:p>-₺7.299,22</text:p>
          </table:table-cell>
          <table:table-cell table:style-name="ce342" table:formula="of:=[.F6]+[.C7]+[.D7]" office:value-type="currency" office:currency="TRY" office:value="34696.536" calcext:value-type="currency">
            <text:p>₺34.696,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GLR.F55]" office:value-type="currency" office:currency="TRY" office:value="152260" calcext:value-type="currency">
            <text:p>₺152.260,00</text:p>
          </table:table-cell>
          <table:table-cell table:style-name="ce342" table:formula="of:=[$GDR.E147]" office:value-type="currency" office:currency="TRY" office:value="-32069.31" calcext:value-type="currency">
            <text:p>-₺32.069,31</text:p>
          </table:table-cell>
          <table:table-cell table:style-name="ce359" table:formula="of:=[.C8]+[.D8]" office:value-type="currency" office:currency="TRY" office:value="120190.69" calcext:value-type="currency">
            <text:p>₺120.190,69</text:p>
          </table:table-cell>
          <table:table-cell table:style-name="ce342" table:formula="of:=[.F7]+[.C8]+[.D8]" office:value-type="currency" office:currency="TRY" office:value="154887.226" calcext:value-type="currency">
            <text:p>₺154.887,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GLR.F92]" office:value-type="currency" office:currency="TRY" office:value="354842.71" calcext:value-type="currency">
            <text:p>₺354.842,71</text:p>
          </table:table-cell>
          <table:table-cell table:style-name="ce392" table:formula="of:=[$GDR.E156]" office:value-type="currency" office:currency="TRY" office:value="-15043.67" calcext:value-type="currency">
            <text:p>-₺15.043,67</text:p>
          </table:table-cell>
          <table:table-cell table:style-name="ce359" table:formula="of:=[.C9]+[.D9]" office:value-type="currency" office:currency="TRY" office:value="339799.04" calcext:value-type="currency">
            <text:p>₺339.799,04</text:p>
          </table:table-cell>
          <table:table-cell table:style-name="ce342" table:formula="of:=[.F8]+[.C9]+[.D9]" office:value-type="currency" office:currency="TRY" office:value="494686.266" calcext:value-type="currency">
            <text:p>₺494.686,27</text:p>
          </table:table-cell>
          <table:table-cell table:number-columns-repeated="5"/>
        </table:table-row>
        <table:table-row table:style-name="ro1">
          <table:table-cell/>
          <table:table-cell table:style-name="ce426"/>
          <table:table-cell table:number-columns-repeated="2"/>
          <table:table-cell table:style-name="ce426" table:number-columns-repeated="2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429"/>
          <table:table-cell table:style-name="ce431" table:number-columns-repeated="3"/>
          <table:table-cell table:number-columns-repeated="5"/>
        </table:table-row>
        <table:table-row table:style-name="ro1">
          <table:table-cell/>
          <table:table-cell table:style-name="ce280"/>
          <table:table-cell/>
          <table:table-cell table:style-name="ce327" table:number-columns-repeated="3"/>
          <table:table-cell table:number-columns-repeated="5"/>
        </table:table-row>
        <table:table-row table:style-name="ro1">
          <table:table-cell/>
          <table:table-cell table:style-name="ce426"/>
          <table:table-cell/>
          <table:table-cell table:style-name="ce426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203">
      <number:number number:decimal-places="14" number:min-decimal-places="14" number:min-integer-digits="1"/>
    </number:number-style>
    <number:number-style style:name="N202">
      <number:number number:decimal-places="13" number:min-decimal-places="13" number:min-integer-digits="1"/>
    </number:number-style>
    <number:number-style style:name="N201">
      <number:text>+  </number:text>
      <number:number number:decimal-places="3" number:min-decimal-places="3" number:min-integer-digits="1" number:grouping="true"/>
    </number:number-style>
    <number:number-style style:name="N200">
      <number:text>+    </number:text>
      <number:number number:decimal-places="3" number:min-decimal-places="3" number:min-integer-digits="1" number:grouping="true"/>
    </number:number-style>
    <number:number-style style:name="N199">
      <number:text>( </number:text>
      <number:number number:decimal-places="3" number:min-decimal-places="3" number:min-integer-digits="1" number:grouping="true"/>
    </number:number-style>
    <number:number-style style:name="N198P0" style:volatile="true">
      <number:number number:decimal-places="0" number:min-decimal-places="0" number:min-integer-digits="1" number:grouping="true"/>
      <number:text> </number:text>
    </number:number-style>
    <number:number-style style:name="N198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8P0"/>
    </number:number-style>
    <number:number-style style:name="N196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6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88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88P2" style:volatile="true">
      <number:text> </number:text>
      <number:fill-character> </number:fill-character>
      <number:text>- TL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4P2" style:volatile="true">
      <number:text> </number:text>
      <number:fill-character> </number:fill-character>
      <number:text>-  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0P0" style:volatile="true">
      <number:number number:decimal-places="2" number:min-decimal-places="2" number:min-integer-digits="1" number:grouping="true"/>
      <number:text>     </number:text>
    </number:number-style>
    <number:number-style style:name="N18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80P0"/>
    </number:number-style>
    <number:number-style style:name="N179P0" style:volatile="true">
      <number:number number:decimal-places="2" number:min-decimal-places="2" number:min-integer-digits="1" number:grouping="true"/>
      <number:text>     </number:text>
    </number:number-style>
    <number:number-style style:name="N17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79P0"/>
    </number:number-style>
    <number:number-style style:name="N177P0" style:volatile="true">
      <number:number number:decimal-places="0" number:min-decimal-places="0" number:min-integer-digits="1" number:grouping="true"/>
      <number:text>     </number:text>
    </number:number-style>
    <number:number-style style:name="N17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7P0"/>
    </number:number-style>
    <number:number-style style:name="N176P0" style:volatile="true">
      <number:number number:decimal-places="0" number:min-decimal-places="0" number:min-integer-digits="1" number:grouping="true"/>
      <number:text>     </number:text>
    </number:number-style>
    <number:number-style style:name="N17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6P0"/>
    </number:number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3">
      <number:hours/>
      <number:text>:</number:text>
      <number:minutes number:style="long"/>
      <number:text> </number:text>
      <number:am-pm/>
    </number:time-style>
    <number:date-style style:name="N172">
      <number:month number:textual="true"/>
      <number:text>.</number:text>
      <number:year/>
    </number:date-style>
    <number:date-style style:name="N171">
      <number:day number:style="long"/>
      <number:text>.</number:text>
      <number:month number:textual="true"/>
      <number:text>.</number:text>
      <number:year/>
    </number:date-style>
    <number:number-style style:name="N170P0" style:volatile="true">
      <number:number number:decimal-places="2" number:min-decimal-places="2" number:min-integer-digits="1" number:grouping="true"/>
      <number:text> TL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70P0"/>
    </number:number-style>
    <number:number-style style:name="N169P0" style:volatile="true">
      <number:number number:decimal-places="2" number:min-decimal-places="2" number:min-integer-digits="1" number:grouping="true"/>
      <number:text> TL</number:text>
    </number:number-style>
    <number:number-style style:name="N169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69P0"/>
    </number:number-style>
    <number:number-style style:name="N167P0" style:volatile="true">
      <number:number number:decimal-places="0" number:min-decimal-places="0" number:min-integer-digits="1" number:grouping="true"/>
      <number:text> TL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7P0"/>
    </number:number-style>
    <number:number-style style:name="N166P0" style:volatile="true">
      <number:number number:decimal-places="0" number:min-decimal-places="0" number:min-integer-digits="1" number:grouping="true"/>
      <number:text> TL</number:text>
    </number:number-style>
    <number:number-style style:name="N166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6P0"/>
    </number:number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6">
      <number:number number:decimal-places="5" number:min-decimal-places="5" number:min-integer-digits="1" number:grouping="true"/>
    </number:number-style>
    <number:number-style style:name="N155">
      <number:number number:decimal-places="2" number:min-decimal-places="2" number:min-integer-digits="1"/>
      <number:text> TL/USD</number:text>
    </number:number-style>
    <number:currency-style style:name="N15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3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1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number-style style:name="N149">
      <number:text> /   </number:text>
      <number:number number:decimal-places="2" number:min-decimal-places="2" number:min-integer-digits="1"/>
    </number:number-style>
    <number:number-style style:name="N148">
      <number:number number:decimal-places="2" number:min-decimal-places="2" number:min-integer-digits="1"/>
      <number:text> ay</number:text>
    </number:number-style>
    <number:number-style style:name="N147">
      <number:number number:decimal-places="2" number:min-decimal-places="2" number:min-integer-digits="1" number:grouping="true"/>
      <number:text> ay</number:text>
    </number:number-style>
    <number:percentage-style style:name="N146">
      <number:number number:decimal-places="3" number:min-decimal-places="3" number:min-integer-digits="1"/>
      <number:text>%</number:text>
    </number:percentage-style>
    <number:percentage-style style:name="N145">
      <number:number number:decimal-places="0" number:min-decimal-places="0" number:min-integer-digits="1"/>
      <number:text>%</number:text>
    </number:percentage-style>
    <number:percentage-style style:name="N144">
      <number:number number:decimal-places="1" number:min-decimal-places="1" number:min-integer-digits="1"/>
      <number:text>%</number:text>
    </number:percentage-style>
    <number:currency-style style:name="N143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43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43P0"/>
    </number:currency-style>
    <number:currency-style style:name="N141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41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41P0"/>
    </number:currency-style>
    <number:currency-style style:name="N139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39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39P0"/>
    </number:currency-style>
    <number:currency-style style:name="N137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37P0"/>
    </number:currency-style>
    <number:date-style style:name="N135">
      <number:month number:style="long" number:textual="true"/>
      <number:text>.</number:text>
      <number:year number:style="long"/>
    </number:date-style>
    <number:date-style style:name="N134">
      <number:day number:style="long"/>
      <number:text>.</number:text>
      <number:month number:style="long" number:textual="true"/>
    </number:date-style>
    <number:number-style style:name="N133">
      <number:number number:decimal-places="0" number:min-decimal-places="0" number:min-integer-digits="2" number:grouping="true"/>
    </number:number-style>
    <number:number-style style:name="N132">
      <number:number number:decimal-places="11" number:min-decimal-places="11" number:min-integer-digits="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7">
      <number:number number:decimal-places="3" number:min-decimal-places="3" number:min-integer-digits="1" number:grouping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currency-style style:name="N10160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6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60P0"/>
    </number:currency-style>
    <number:currency-style style:name="N10158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8P0"/>
    </number:currency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currency-style style:name="N1015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5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54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46" number:language="tr" number:country="TR">
      <number:day/>
      <number:text>. </number:text>
      <number:month number:textual="true"/>
    </number:date-style>
    <number:date-style style:name="N10145" number:language="tr" number:country="TR">
      <number:day/>
      <number:text>.</number:text>
      <number:month number:textual="true"/>
    </number:date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date-style style:name="N10118" number:language="tr" number:country="TR">
      <number:month number:textual="true"/>
      <number:text>.</number:text>
      <number:year/>
    </number:date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.199cm" fo:margin-bottom="0.6cm" fo:margin-left="2.499cm" fo:margin-right="0.6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19T11:46:08.194737027</dc:date>
    <meta:editing-duration>P3DT6H13M53S</meta:editing-duration>
    <meta:editing-cycles>224</meta:editing-cycles>
    <meta:generator>LibreOffice/7.3.7.2$Linux_X86_64 LibreOffice_project/30$Build-2</meta:generator>
    <meta:print-date>2021-09-29T17:30:44.307828083</meta:print-date>
    <meta:document-statistic meta:table-count="13" meta:cell-count="2427" meta:object-count="0"/>
  </office:meta>
</office:document-meta>
</file>